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993in" fo:margin-left="0in" fo:margin-top="0in" fo:margin-bottom="0in" table:align="left"/>
    </style:style>
    <style:style style:name="Table1.A" style:family="table-column">
      <style:table-column-properties style:column-width="0.0222in"/>
    </style:style>
    <style:style style:name="Table1.B" style:family="table-column">
      <style:table-column-properties style:column-width="6.4764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1.2" style:family="table-row">
      <style:table-row-properties style:min-row-height="0.3472in" fo:keep-together="auto"/>
    </style:style>
    <style:style style:name="Table1.6" style:family="table-row">
      <style:table-row-properties style:min-row-height="0.1597in" fo:keep-together="auto"/>
    </style:style>
    <style:style style:name="Table1.2968" style:family="table-row">
      <style:table-row-properties style:min-row-height="0.3576in" fo:keep-together="auto"/>
    </style:style>
    <style:style style:name="Table1.3026" style:family="table-row">
      <style:table-row-properties style:min-row-height="0.7222in" fo:keep-together="auto"/>
    </style:style>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Standard">&lt;!doctype html &gt;</text:p>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html xmlns="http://www.w3.org/1999/xhtml" lang="en"</text:p>
          </table:table-cell>
        </table:table-row>
        <table:table-row table:style-name="Table1.2">
          <table:table-cell table:style-name="Table1.A1" office:value-type="string">
            <text:p text:style-name="Standard"/>
          </table:table-cell>
          <table:table-cell table:style-name="Table1.A1" office:value-type="string">
            <text:p text:style-name="Standard">class=""&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lt;meta charset="utf-8"&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window._currentDevice = 'desktop';</text:p>
          </table:table-cell>
        </table:table-row>
        <table:table-row table:style-name="Table1.2">
          <table:table-cell table:style-name="Table1.A1" office:value-type="string">
            <text:p text:style-name="Standard"/>
          </table:table-cell>
          <table:table-cell table:style-name="Table1.A1" office:value-type="string">
            <text:p text:style-name="Standard">window.Parameters = window.Parameters || {</text:p>
          </table:table-cell>
        </table:table-row>
        <table:table-row table:style-name="Table1.2">
          <table:table-cell table:style-name="Table1.A1" office:value-type="string">
            <text:p text:style-name="Standard"/>
          </table:table-cell>
          <table:table-cell table:style-name="Table1.A1" office:value-type="string">
            <text:p text:style-name="Standard">HomeUrl: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AccountUUID: 'f0fae0ad517947f5844d402f0c46e681',</text:p>
          </table:table-cell>
        </table:table-row>
        <table:table-row table:style-name="Table1.2">
          <table:table-cell table:style-name="Table1.A1" office:value-type="string">
            <text:p text:style-name="Standard"/>
          </table:table-cell>
          <table:table-cell table:style-name="Table1.A1" office:value-type="string">
            <text:p text:style-name="Standard">SystemID: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SiteAlias: '3d72e0e8',</text:p>
          </table:table-cell>
        </table:table-row>
        <table:table-row table:style-name="Table1.2">
          <table:table-cell table:style-name="Table1.A1" office:value-type="string">
            <text:p text:style-name="Standard"/>
          </table:table-cell>
          <table:table-cell table:style-name="Table1.A1" office:value-type="string">
            <text:p text:style-name="Standard">SiteType: atob('RFVEQU9ORQ=='),</text:p>
          </table:table-cell>
        </table:table-row>
        <table:table-row table:style-name="Table1.2">
          <table:table-cell table:style-name="Table1.A1" office:value-type="string">
            <text:p text:style-name="Standard"/>
          </table:table-cell>
          <table:table-cell table:style-name="Table1.A1" office:value-type="string">
            <text:p text:style-name="Standard">PublicationDate: 'Mon Feb 24 17:08:21 UTC 2025',</text:p>
          </table:table-cell>
        </table:table-row>
        <text:soft-page-break/>
        <table:table-row table:style-name="Table1.2">
          <table:table-cell table:style-name="Table1.A1" office:value-type="string">
            <text:p text:style-name="Standard"/>
          </table:table-cell>
          <table:table-cell table:style-name="Table1.A1" office:value-type="string">
            <text:p text:style-name="Standard">ExternalUid: null,</text:p>
          </table:table-cell>
        </table:table-row>
        <table:table-row table:style-name="Table1.2">
          <table:table-cell table:style-name="Table1.A1" office:value-type="string">
            <text:p text:style-name="Standard"/>
          </table:table-cell>
          <table:table-cell table:style-name="Table1.A1" office:value-type="string">
            <text:p text:style-name="Standard">IsSiteMultilingual: false,</text:p>
          </table:table-cell>
        </table:table-row>
        <table:table-row table:style-name="Table1.2">
          <table:table-cell table:style-name="Table1.A1" office:value-type="string">
            <text:p text:style-name="Standard"/>
          </table:table-cell>
          <table:table-cell table:style-name="Table1.A1" office:value-type="string">
            <text:p text:style-name="Standard">InitialPostAlias: '',</text:p>
          </table:table-cell>
        </table:table-row>
        <table:table-row table:style-name="Table1.2">
          <table:table-cell table:style-name="Table1.A1" office:value-type="string">
            <text:p text:style-name="Standard"/>
          </table:table-cell>
          <table:table-cell table:style-name="Table1.A1" office:value-type="string">
            <text:p text:style-name="Standard">InitialPostPageUuid: '',</text:p>
          </table:table-cell>
        </table:table-row>
        <table:table-row table:style-name="Table1.2">
          <table:table-cell table:style-name="Table1.A1" office:value-type="string">
            <text:p text:style-name="Standard"/>
          </table:table-cell>
          <table:table-cell table:style-name="Table1.A1" office:value-type="string">
            <text:p text:style-name="Standard">InitialDynamicItem: '',</text:p>
          </table:table-cell>
        </table:table-row>
        <table:table-row table:style-name="Table1.2">
          <table:table-cell table:style-name="Table1.A1" office:value-type="string">
            <text:p text:style-name="Standard"/>
          </table:table-cell>
          <table:table-cell table:style-name="Table1.A1" office:value-type="string">
            <text:p text:style-name="Standard">DynamicPageInfo: {</text:p>
          </table:table-cell>
        </table:table-row>
        <table:table-row table:style-name="Table1.2">
          <table:table-cell table:style-name="Table1.A1" office:value-type="string">
            <text:p text:style-name="Standard"/>
          </table:table-cell>
          <table:table-cell table:style-name="Table1.A1" office:value-type="string">
            <text:p text:style-name="Standard">isDynamicPage: false,</text:p>
          </table:table-cell>
        </table:table-row>
        <table:table-row table:style-name="Table1.2">
          <table:table-cell table:style-name="Table1.A1" office:value-type="string">
            <text:p text:style-name="Standard"/>
          </table:table-cell>
          <table:table-cell table:style-name="Table1.A1" office:value-type="string">
            <text:p text:style-name="Standard">base64JsonRowData: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nitialPageAlias: 'Roof-Inspection-Contractor-Los-Angeles-CA',</text:p>
          </table:table-cell>
        </table:table-row>
        <table:table-row table:style-name="Table1.2">
          <table:table-cell table:style-name="Table1.A1" office:value-type="string">
            <text:p text:style-name="Standard"/>
          </table:table-cell>
          <table:table-cell table:style-name="Table1.A1" office:value-type="string">
            <text:p text:style-name="Standard">InitialPageUuid: '82bda16089b84a0cae0ec0a5ba270f7e',</text:p>
          </table:table-cell>
        </table:table-row>
        <table:table-row table:style-name="Table1.2">
          <table:table-cell table:style-name="Table1.A1" office:value-type="string">
            <text:p text:style-name="Standard"/>
          </table:table-cell>
          <table:table-cell table:style-name="Table1.A1" office:value-type="string">
            <text:p text:style-name="Standard">InitialPageId: '1162611917',</text:p>
          </table:table-cell>
        </table:table-row>
        <table:table-row table:style-name="Table1.2">
          <table:table-cell table:style-name="Table1.A1" office:value-type="string">
            <text:p text:style-name="Standard"/>
          </table:table-cell>
          <table:table-cell table:style-name="Table1.A1" office:value-type="string">
            <text:p text:style-name="Standard">InitialEncodedPageAlias: 'Um9vZi1JbnNwZWN0aW9uLUNvbnRyYWN0b3ItTG9zLUFuZ2VsZXMtQ0E=',</text:p>
          </table:table-cell>
        </table:table-row>
        <table:table-row table:style-name="Table1.2">
          <table:table-cell table:style-name="Table1.A1" office:value-type="string">
            <text:p text:style-name="Standard"/>
          </table:table-cell>
          <table:table-cell table:style-name="Table1.A1" office:value-type="string">
            <text:p text:style-name="Standard">InitialHeaderUuid: '5d3d1bb8368e4e0c98a4c1806115b79e',</text:p>
          </table:table-cell>
        </table:table-row>
        <table:table-row table:style-name="Table1.2">
          <table:table-cell table:style-name="Table1.A1" office:value-type="string">
            <text:p text:style-name="Standard"/>
          </table:table-cell>
          <table:table-cell table:style-name="Table1.A1" office:value-type="string">
            <text:p text:style-name="Standard">CurrentPageUrl: '',</text:p>
          </table:table-cell>
        </table:table-row>
        <table:table-row table:style-name="Table1.2">
          <table:table-cell table:style-name="Table1.A1" office:value-type="string">
            <text:p text:style-name="Standard"/>
          </table:table-cell>
          <table:table-cell table:style-name="Table1.A1" office:value-type="string">
            <text:p text:style-name="Standard">IsCurrentHomePage: false,</text:p>
          </table:table-cell>
        </table:table-row>
        <table:table-row table:style-name="Table1.2">
          <table:table-cell table:style-name="Table1.A1" office:value-type="string">
            <text:p text:style-name="Standard"/>
          </table:table-cell>
          <table:table-cell table:style-name="Table1.A1" office:value-type="string">
            <text:p text:style-name="Standard">AllowAjax: false,</text:p>
          </table:table-cell>
        </table:table-row>
        <table:table-row table:style-name="Table1.2">
          <table:table-cell table:style-name="Table1.A1" office:value-type="string">
            <text:p text:style-name="Standard"/>
          </table:table-cell>
          <table:table-cell table:style-name="Table1.A1" office:value-type="string">
            <text:p text:style-name="Standard">AfterAjaxCommand: null,</text:p>
          </table:table-cell>
        </table:table-row>
        <table:table-row table:style-name="Table1.2">
          <table:table-cell table:style-name="Table1.A1" office:value-type="string">
            <text:p text:style-name="Standard"/>
          </table:table-cell>
          <table:table-cell table:style-name="Table1.A1" office:value-type="string">
            <text:p text:style-name="Standard">HomeLinkText: 'Back To Home',</text:p>
          </table:table-cell>
        </table:table-row>
        <table:table-row table:style-name="Table1.2">
          <table:table-cell table:style-name="Table1.A1" office:value-type="string">
            <text:p text:style-name="Standard"/>
          </table:table-cell>
          <table:table-cell table:style-name="Table1.A1" office:value-type="string">
            <text:p text:style-name="Standard">UseGalleryModule: false,</text:p>
          </table:table-cell>
        </table:table-row>
        <table:table-row table:style-name="Table1.2">
          <table:table-cell table:style-name="Table1.A1" office:value-type="string">
            <text:p text:style-name="Standard"/>
          </table:table-cell>
          <table:table-cell table:style-name="Table1.A1" office:value-type="string">
            <text:p text:style-name="Standard">CurrentThemeName: 'Layout Theme',</text:p>
          </table:table-cell>
        </table:table-row>
        <table:table-row table:style-name="Table1.2">
          <table:table-cell table:style-name="Table1.A1" office:value-type="string">
            <text:p text:style-name="Standard"/>
          </table:table-cell>
          <table:table-cell table:style-name="Table1.A1" office:value-type="string">
            <text:p text:style-name="Standard">ThemeVersion: '52220',</text:p>
          </table:table-cell>
        </table:table-row>
        <table:table-row table:style-name="Table1.2">
          <table:table-cell table:style-name="Table1.A1" office:value-type="string">
            <text:p text:style-name="Standard"/>
          </table:table-cell>
          <table:table-cell table:style-name="Table1.A1" office:value-type="string">
            <text:p text:style-name="Standard">DefaultPageAlias: '',</text:p>
          </table:table-cell>
        </table:table-row>
        <table:table-row table:style-name="Table1.2">
          <table:table-cell table:style-name="Table1.A1" office:value-type="string">
            <text:p text:style-name="Standard"/>
          </table:table-cell>
          <table:table-cell table:style-name="Table1.A1" office:value-type="string">
            <text:p text:style-name="Standard">RemoveDID: true,</text:p>
          </table:table-cell>
        </table:table-row>
        <table:table-row table:style-name="Table1.2">
          <table:table-cell table:style-name="Table1.A1" office:value-type="string">
            <text:p text:style-name="Standard"/>
          </table:table-cell>
          <table:table-cell table:style-name="Table1.A1" office:value-type="string">
            <text:p text:style-name="Standard">WidgetStyleID: null,</text:p>
          </table:table-cell>
        </table:table-row>
        <table:table-row table:style-name="Table1.2">
          <table:table-cell table:style-name="Table1.A1" office:value-type="string">
            <text:p text:style-name="Standard"/>
          </table:table-cell>
          <table:table-cell table:style-name="Table1.A1" office:value-type="string">
            <text:p text:style-name="Standard">IsHeaderFixed: false,</text:p>
          </table:table-cell>
        </table:table-row>
        <table:table-row table:style-name="Table1.2">
          <table:table-cell table:style-name="Table1.A1" office:value-type="string">
            <text:p text:style-name="Standard"/>
          </table:table-cell>
          <table:table-cell table:style-name="Table1.A1" office:value-type="string">
            <text:p text:style-name="Standard">IsHeaderSkinny: false,</text:p>
          </table:table-cell>
        </table:table-row>
        <table:table-row table:style-name="Table1.2">
          <table:table-cell table:style-name="Table1.A1" office:value-type="string">
            <text:p text:style-name="Standard"/>
          </table:table-cell>
          <table:table-cell table:style-name="Table1.A1" office:value-type="string">
            <text:p text:style-name="Standard">IsBfs: true,</text:p>
          </table:table-cell>
        </table:table-row>
        <table:table-row table:style-name="Table1.2">
          <table:table-cell table:style-name="Table1.A1" office:value-type="string">
            <text:p text:style-name="Standard"/>
          </table:table-cell>
          <table:table-cell table:style-name="Table1.A1" office:value-type="string">
            <text:p text:style-name="Standard">StorePageAlias: 'null',</text:p>
          </table:table-cell>
        </table:table-row>
        <table:table-row table:style-name="Table1.2">
          <table:table-cell table:style-name="Table1.A1" office:value-type="string">
            <text:p text:style-name="Standard"/>
          </table:table-cell>
          <table:table-cell table:style-name="Table1.A1" office:value-type="string">
            <text:p text:style-name="Standard">StorePagesUrls: 'e30=',</text:p>
          </table:table-cell>
        </table:table-row>
        <table:table-row table:style-name="Table1.2">
          <table:table-cell table:style-name="Table1.A1" office:value-type="string">
            <text:p text:style-name="Standard"/>
          </table:table-cell>
          <table:table-cell table:style-name="Table1.A1" office:value-type="string">
            <text:p text:style-name="Standard">IsNewStore: 'false',</text:p>
          </table:table-cell>
        </table:table-row>
        <table:table-row table:style-name="Table1.2">
          <table:table-cell table:style-name="Table1.A1" office:value-type="string">
            <text:p text:style-name="Standard"/>
          </table:table-cell>
          <table:table-cell table:style-name="Table1.A1" office:value-type="string">
            <text:p text:style-name="Standard">StorePath: '',</text:p>
          </table:table-cell>
        </table:table-row>
        <table:table-row table:style-name="Table1.2">
          <table:table-cell table:style-name="Table1.A1" office:value-type="string">
            <text:p text:style-name="Standard"/>
          </table:table-cell>
          <table:table-cell table:style-name="Table1.A1" office:value-type="string">
            <text:p text:style-name="Standard">StoreId: 'null',</text:p>
          </table:table-cell>
        </table:table-row>
        <table:table-row table:style-name="Table1.2">
          <table:table-cell table:style-name="Table1.A1" office:value-type="string">
            <text:p text:style-name="Standard"/>
          </table:table-cell>
          <table:table-cell table:style-name="Table1.A1" office:value-type="string">
            <text:p text:style-name="Standard">StoreVersion: 0,</text:p>
          </table:table-cell>
        </table:table-row>
        <table:table-row table:style-name="Table1.2">
          <table:table-cell table:style-name="Table1.A1" office:value-type="string">
            <text:p text:style-name="Standard"/>
          </table:table-cell>
          <table:table-cell table:style-name="Table1.A1" office:value-type="string">
            <text:p text:style-name="Standard">StoreBaseUrl: '',</text:p>
          </table:table-cell>
        </table:table-row>
        <table:table-row table:style-name="Table1.2">
          <table:table-cell table:style-name="Table1.A1" office:value-type="string">
            <text:p text:style-name="Standard"/>
          </table:table-cell>
          <table:table-cell table:style-name="Table1.A1" office:value-type="string">
            <text:p text:style-name="Standard">StoreCleanUrl: true,</text:p>
          </table:table-cell>
        </table:table-row>
        <table:table-row table:style-name="Table1.2">
          <table:table-cell table:style-name="Table1.A1" office:value-type="string">
            <text:p text:style-name="Standard"/>
          </table:table-cell>
          <table:table-cell table:style-name="Table1.A1" office:value-type="string">
            <text:p text:style-name="Standard">StoreDisableScrolling: true,</text:p>
          </table:table-cell>
        </table:table-row>
        <table:table-row table:style-name="Table1.2">
          <table:table-cell table:style-name="Table1.A1" office:value-type="string">
            <text:p text:style-name="Standard"/>
          </table:table-cell>
          <table:table-cell table:style-name="Table1.A1" office:value-type="string">
            <text:p text:style-name="Standard">IsStoreSuspended: false,</text:p>
          </table:table-cell>
        </table:table-row>
        <table:table-row table:style-name="Table1.2">
          <table:table-cell table:style-name="Table1.A1" office:value-type="string">
            <text:p text:style-name="Standard"/>
          </table:table-cell>
          <table:table-cell table:style-name="Table1.A1" office:value-type="string">
            <text:p text:style-name="Standard">HasCustomDomain: true,</text:p>
          </table:table-cell>
        </table:table-row>
        <table:table-row table:style-name="Table1.2">
          <table:table-cell table:style-name="Table1.A1" office:value-type="string">
            <text:p text:style-name="Standard"/>
          </table:table-cell>
          <table:table-cell table:style-name="Table1.A1" office:value-type="string">
            <text:p text:style-name="Standard">SimpleSite: false,</text:p>
          </table:table-cell>
        </table:table-row>
        <table:table-row table:style-name="Table1.2">
          <table:table-cell table:style-name="Table1.A1" office:value-type="string">
            <text:p text:style-name="Standard"/>
          </table:table-cell>
          <table:table-cell table:style-name="Table1.A1" office:value-type="string">
            <text:p text:style-name="Standard">showCookieNotification: false,</text:p>
          </table:table-cell>
        </table:table-row>
        <table:table-row table:style-name="Table1.2">
          <table:table-cell table:style-name="Table1.A1" office:value-type="string">
            <text:p text:style-name="Standard"/>
          </table:table-cell>
          <table:table-cell table:style-name="Table1.A1" office:value-type="string">
            <text:p text:style-name="Standard">cookiesNotificationMarkup: 'null',</text:p>
          </table:table-cell>
        </table:table-row>
        <table:table-row table:style-name="Table1.2">
          <table:table-cell table:style-name="Table1.A1" office:value-type="string">
            <text:p text:style-name="Standard"/>
          </table:table-cell>
          <table:table-cell table:style-name="Table1.A1" office:value-type="string">
            <text:p text:style-name="Standard">translatedPageUrl: '',</text:p>
          </table:table-cell>
        </table:table-row>
        <table:table-row table:style-name="Table1.2">
          <table:table-cell table:style-name="Table1.A1" office:value-type="string">
            <text:p text:style-name="Standard"/>
          </table:table-cell>
          <table:table-cell table:style-name="Table1.A1" office:value-type="string">
            <text:p text:style-name="Standard">isFastMigrationSite: false,</text:p>
          </table:table-cell>
        </table:table-row>
        <table:table-row table:style-name="Table1.2">
          <table:table-cell table:style-name="Table1.A1" office:value-type="string">
            <text:p text:style-name="Standard"/>
          </table:table-cell>
          <table:table-cell table:style-name="Table1.A1" office:value-type="string">
            <text:p text:style-name="Standard">sidebarPosition: 'NA',</text:p>
          </table:table-cell>
        </table:table-row>
        <table:table-row table:style-name="Table1.2">
          <table:table-cell table:style-name="Table1.A1" office:value-type="string">
            <text:p text:style-name="Standard"/>
          </table:table-cell>
          <table:table-cell table:style-name="Table1.A1" office:value-type="string">
            <text:p text:style-name="Standard">currentLanguage: 'en',</text:p>
          </table:table-cell>
        </table:table-row>
        <table:table-row table:style-name="Table1.2">
          <table:table-cell table:style-name="Table1.A1" office:value-type="string">
            <text:p text:style-name="Standard"/>
          </table:table-cell>
          <table:table-cell table:style-name="Table1.A1" office:value-type="string">
            <text:p text:style-name="Standard">currentLocale: 'en',</text:p>
          </table:table-cell>
        </table:table-row>
        <table:table-row table:style-name="Table1.2">
          <table:table-cell table:style-name="Table1.A1" office:value-type="string">
            <text:p text:style-name="Standard"/>
          </table:table-cell>
          <table:table-cell table:style-name="Table1.A1" office:value-type="string">
            <text:p text:style-name="Standard">NavItems: '{}',</text:p>
          </table:table-cell>
        </table:table-row>
        <table:table-row table:style-name="Table1.2">
          <table:table-cell table:style-name="Table1.A1" office:value-type="string">
            <text:p text:style-name="Standard"/>
          </table:table-cell>
          <table:table-cell table:style-name="Table1.A1" office:value-type="string">
            <text:p text:style-name="Standard">errors: {</text:p>
          </table:table-cell>
        </table:table-row>
        <table:table-row table:style-name="Table1.2">
          <table:table-cell table:style-name="Table1.A1" office:value-type="string">
            <text:p text:style-name="Standard"/>
          </table:table-cell>
          <table:table-cell table:style-name="Table1.A1" office:value-type="string">
            <text:p text:style-name="Standard">general: 'There was an error connecting to the page.&lt;br/&gt; Make sure you are not offline.',</text:p>
          </table:table-cell>
        </table:table-row>
        <table:table-row table:style-name="Table1.2">
          <table:table-cell table:style-name="Table1.A1" office:value-type="string">
            <text:p text:style-name="Standard"/>
          </table:table-cell>
          <table:table-cell table:style-name="Table1.A1" office:value-type="string">
            <text:p text:style-name="Standard">password: 'Incorrect name/password combination',</text:p>
          </table:table-cell>
        </table:table-row>
        <table:table-row table:style-name="Table1.2">
          <table:table-cell table:style-name="Table1.A1" office:value-type="string">
            <text:p text:style-name="Standard"/>
          </table:table-cell>
          <table:table-cell table:style-name="Table1.A1" office:value-type="string">
            <text:p text:style-name="Standard">tryAgain: 'Try ag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NavigationAreaParams: {</text:p>
          </table:table-cell>
        </table:table-row>
        <table:table-row table:style-name="Table1.2">
          <table:table-cell table:style-name="Table1.A1" office:value-type="string">
            <text:p text:style-name="Standard"/>
          </table:table-cell>
          <table:table-cell table:style-name="Table1.A1" office:value-type="string">
            <text:p text:style-name="Standard">ShowBackToHomeOnInnerPages: true,</text:p>
          </table:table-cell>
        </table:table-row>
        <table:table-row table:style-name="Table1.2">
          <table:table-cell table:style-name="Table1.A1" office:value-type="string">
            <text:p text:style-name="Standard"/>
          </table:table-cell>
          <table:table-cell table:style-name="Table1.A1" office:value-type="string">
            <text:p text:style-name="Standard">NavbarSize: 4,</text:p>
          </table:table-cell>
        </table:table-row>
        <table:table-row table:style-name="Table1.2">
          <table:table-cell table:style-name="Table1.A1" office:value-type="string">
            <text:p text:style-name="Standard"/>
          </table:table-cell>
          <table:table-cell table:style-name="Table1.A1" office:value-type="string">
            <text:p text:style-name="Standard">NavbarLiveHomePage: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BlockContainerSelector: '.dmBody',</text:p>
          </table:table-cell>
        </table:table-row>
        <table:table-row table:style-name="Table1.2">
          <table:table-cell table:style-name="Table1.A1" office:value-type="string">
            <text:p text:style-name="Standard"/>
          </table:table-cell>
          <table:table-cell table:style-name="Table1.A1" office:value-type="string">
            <text:p text:style-name="Standard">NavbarSelector: '#dmNav:has(a)',</text:p>
          </table:table-cell>
        </table:table-row>
        <table:table-row table:style-name="Table1.2">
          <table:table-cell table:style-name="Table1.A1" office:value-type="string">
            <text:p text:style-name="Standard"/>
          </table:table-cell>
          <table:table-cell table:style-name="Table1.A1" office:value-type="string">
            <text:p text:style-name="Standard">SubNavbarSelector: '#subnav_m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hasCustomCode: false,</text:p>
          </table:table-cell>
        </table:table-row>
        <table:table-row table:style-name="Table1.2">
          <table:table-cell table:style-name="Table1.A1" office:value-type="string">
            <text:p text:style-name="Standard"/>
          </table:table-cell>
          <table:table-cell table:style-name="Table1.A1" office:value-type="string">
            <text:p text:style-name="Standard">planID: '7',</text:p>
          </table:table-cell>
        </table:table-row>
        <table:table-row table:style-name="Table1.2">
          <table:table-cell table:style-name="Table1.A1" office:value-type="string">
            <text:p text:style-name="Standard"/>
          </table:table-cell>
          <table:table-cell table:style-name="Table1.A1" office:value-type="string">
            <text:p text:style-name="Standard">customTemplateId: 'null',</text:p>
          </table:table-cell>
        </table:table-row>
        <table:table-row table:style-name="Table1.2">
          <table:table-cell table:style-name="Table1.A1" office:value-type="string">
            <text:p text:style-name="Standard"/>
          </table:table-cell>
          <table:table-cell table:style-name="Table1.A1" office:value-type="string">
            <text:p text:style-name="Standard">siteTemplateId: 'null',</text:p>
          </table:table-cell>
        </table:table-row>
        <table:table-row table:style-name="Table1.2">
          <table:table-cell table:style-name="Table1.A1" office:value-type="string">
            <text:p text:style-name="Standard"/>
          </table:table-cell>
          <table:table-cell table:style-name="Table1.A1" office:value-type="string">
            <text:p text:style-name="Standard">productId: 'DM_DIRECT',</text:p>
          </table:table-cell>
        </table:table-row>
        <table:table-row table:style-name="Table1.2">
          <table:table-cell table:style-name="Table1.A1" office:value-type="string">
            <text:p text:style-name="Standard"/>
          </table:table-cell>
          <table:table-cell table:style-name="Table1.A1" office:value-type="string">
            <text:p text:style-name="Standard">disableTracking: false,</text:p>
          </table:table-cell>
        </table:table-row>
        <table:table-row table:style-name="Table1.2">
          <table:table-cell table:style-name="Table1.A1" office:value-type="string">
            <text:p text:style-name="Standard"/>
          </table:table-cell>
          <table:table-cell table:style-name="Table1.A1" office:value-type="string">
            <text:p text:style-name="Standard">pageType: 'FROM_SCRATCH',</text:p>
          </table:table-cell>
        </table:table-row>
        <table:table-row table:style-name="Table1.2">
          <table:table-cell table:style-name="Table1.A1" office:value-type="string">
            <text:p text:style-name="Standard"/>
          </table:table-cell>
          <table:table-cell table:style-name="Table1.A1" office:value-type="string">
            <text:p text:style-name="Standard">isRuntimeServer: true,</text:p>
          </table:table-cell>
        </table:table-row>
        <table:table-row table:style-name="Table1.2">
          <table:table-cell table:style-name="Table1.A1" office:value-type="string">
            <text:p text:style-name="Standard"/>
          </table:table-cell>
          <table:table-cell table:style-name="Table1.A1" office:value-type="string">
            <text:p text:style-name="Standard">isInEditor: false,</text:p>
          </table:table-cell>
        </table:table-row>
        <table:table-row table:style-name="Table1.2">
          <table:table-cell table:style-name="Table1.A1" office:value-type="string">
            <text:p text:style-name="Standard"/>
          </table:table-cell>
          <table:table-cell table:style-name="Table1.A1" office:value-type="string">
            <text:p text:style-name="Standard">hasNativeStore: false,</text:p>
          </table:table-cell>
        </table:table-row>
        <table:table-row table:style-name="Table1.2">
          <table:table-cell table:style-name="Table1.A1" office:value-type="string">
            <text:p text:style-name="Standard"/>
          </table:table-cell>
          <table:table-cell table:style-name="Table1.A1" office:value-type="string">
            <text:p text:style-name="Standard">defaultLang: 'en',</text:p>
          </table:table-cell>
        </table:table-row>
        <table:table-row table:style-name="Table1.2">
          <table:table-cell table:style-name="Table1.A1" office:value-type="string">
            <text:p text:style-name="Standard"/>
          </table:table-cell>
          <table:table-cell table:style-name="Table1.A1" office:value-type="string">
            <text:p text:style-name="Standard">hamburgerMigration: null,</text:p>
          </table:table-cell>
        </table:table-row>
        <table:table-row table:style-name="Table1.2">
          <table:table-cell table:style-name="Table1.A1" office:value-type="string">
            <text:p text:style-name="Standard"/>
          </table:table-cell>
          <table:table-cell table:style-name="Table1.A1" office:value-type="string">
            <text:p text:style-name="Standard">isFlexSite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window._currentDevice] = 6;</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window._currentDevice] = 5;</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 secured cdn script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Meta Tags ========= --&gt;</text:p>
          </table:table-cell>
        </table:table-row>
        <table:table-row table:style-name="Table1.2">
          <table:table-cell table:style-name="Table1.A1" office:value-type="string">
            <text:p text:style-name="Standard"/>
          </table:table-cell>
          <table:table-cell table:style-name="Table1.A1" office:value-type="string">
            <text:p text:style-name="Standard">&lt;!-- PWA settings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toHash(str) {</text:p>
          </table:table-cell>
        </table:table-row>
        <table:table-row table:style-name="Table1.2">
          <table:table-cell table:style-name="Table1.A1" office:value-type="string">
            <text:p text:style-name="Standard"/>
          </table:table-cell>
          <table:table-cell table:style-name="Table1.A1" office:value-type="string">
            <text:p text:style-name="Standard">var hash = 5381, i = str.length;</text:p>
          </table:table-cell>
        </table:table-row>
        <table:table-row table:style-name="Table1.2">
          <table:table-cell table:style-name="Table1.A1" office:value-type="string">
            <text:p text:style-name="Standard"/>
          </table:table-cell>
          <table:table-cell table:style-name="Table1.A1" office:value-type="string">
            <text:p text:style-name="Standard">while (i) {</text:p>
          </table:table-cell>
        </table:table-row>
        <table:table-row table:style-name="Table1.2">
          <table:table-cell table:style-name="Table1.A1" office:value-type="string">
            <text:p text:style-name="Standard"/>
          </table:table-cell>
          <table:table-cell table:style-name="Table1.A1" office:value-type="string">
            <text:p text:style-name="Standard">hash = hash * 33 ^ str.charCodeAt(--i)</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turn hash &gt;&gt;&gt;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global) {</text:p>
          </table:table-cell>
        </table:table-row>
        <table:table-row table:style-name="Table1.2">
          <table:table-cell table:style-name="Table1.A1" office:value-type="string">
            <text:p text:style-name="Standard"/>
          </table:table-cell>
          <table:table-cell table:style-name="Table1.A1" office:value-type="string">
            <text:p text:style-name="Standard">//const cacheKey = global.cacheKey;</text:p>
          </table:table-cell>
        </table:table-row>
        <table:table-row table:style-name="Table1.2">
          <table:table-cell table:style-name="Table1.A1" office:value-type="string">
            <text:p text:style-name="Standard"/>
          </table:table-cell>
          <table:table-cell table:style-name="Table1.A1" office:value-type="string">
            <text:p text:style-name="Standard">const isOffline = 'onLine' in navigator &amp;&amp; navigator.onLine === false;</text:p>
          </table:table-cell>
        </table:table-row>
        <table:table-row table:style-name="Table1.2">
          <table:table-cell table:style-name="Table1.A1" office:value-type="string">
            <text:p text:style-name="Standard"/>
          </table:table-cell>
          <table:table-cell table:style-name="Table1.A1" office:value-type="string">
            <text:p text:style-name="Standard">const hasServiceWorkerSupport = 'serviceWorker' in navigator;</text:p>
          </table:table-cell>
        </table:table-row>
        <table:table-row table:style-name="Table1.2">
          <table:table-cell table:style-name="Table1.A1" office:value-type="string">
            <text:p text:style-name="Standard"/>
          </table:table-cell>
          <table:table-cell table:style-name="Table1.A1" office:value-type="string">
            <text:p text:style-name="Standard">if (isOffline) {</text:p>
          </table:table-cell>
        </table:table-row>
        <table:table-row table:style-name="Table1.2">
          <table:table-cell table:style-name="Table1.A1" office:value-type="string">
            <text:p text:style-name="Standard"/>
          </table:table-cell>
          <table:table-cell table:style-name="Table1.A1" office:value-type="string">
            <text:p text:style-name="Standard">console.log('offline mod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text:p>
          </table:table-cell>
        </table:table-row>
        <table:table-row table:style-name="Table1.2">
          <table:table-cell table:style-name="Table1.A1" office:value-type="string">
            <text:p text:style-name="Standard"/>
          </table:table-cell>
          <table:table-cell table:style-name="Table1.A1" office:value-type="string">
            <text:p text:style-name="Standard">console.log('service worker is not supporte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amp;&amp; !isOffline) {</text:p>
          </table:table-cell>
        </table:table-row>
        <table:table-row table:style-name="Table1.2">
          <table:table-cell table:style-name="Table1.A1" office:value-type="string">
            <text:p text:style-name="Standard"/>
          </table:table-cell>
          <table:table-cell table:style-name="Table1.A1" office:value-type="string">
            <text:p text:style-name="Standard">window.addEventListener('load', function () {</text:p>
          </table:table-cell>
        </table:table-row>
        <table:table-row table:style-name="Table1.2">
          <table:table-cell table:style-name="Table1.A1" office:value-type="string">
            <text:p text:style-name="Standard"/>
          </table:table-cell>
          <table:table-cell table:style-name="Table1.A1" office:value-type="string">
            <text:p text:style-name="Standard">const serviceWorkerPath = '/runtime-service-worker.js?v=3';</text:p>
          </table:table-cell>
        </table:table-row>
        <table:table-row table:style-name="Table1.2">
          <table:table-cell table:style-name="Table1.A1" office:value-type="string">
            <text:p text:style-name="Standard"/>
          </table:table-cell>
          <table:table-cell table:style-name="Table1.A1" office:value-type="string">
            <text:p text:style-name="Standard">navigator.serviceWorker</text:p>
          </table:table-cell>
        </table:table-row>
        <table:table-row table:style-name="Table1.2">
          <table:table-cell table:style-name="Table1.A1" office:value-type="string">
            <text:p text:style-name="Standard"/>
          </table:table-cell>
          <table:table-cell table:style-name="Table1.A1" office:value-type="string">
            <text:p text:style-name="Standard">.register(serviceWorkerPath, { scope: './' })</text:p>
          </table:table-cell>
        </table:table-row>
        <table:table-row table:style-name="Table1.2">
          <table:table-cell table:style-name="Table1.A1" office:value-type="string">
            <text:p text:style-name="Standard"/>
          </table:table-cell>
          <table:table-cell table:style-name="Table1.A1" office:value-type="string">
            <text:p text:style-name="Standard">.then(</text:p>
          </table:table-cell>
        </table:table-row>
        <table:table-row table:style-name="Table1.2">
          <table:table-cell table:style-name="Table1.A1" office:value-type="string">
            <text:p text:style-name="Standard"/>
          </table:table-cell>
          <table:table-cell table:style-name="Table1.A1" office:value-type="string">
            <text:p text:style-name="Standard">function (registration) {</text:p>
          </table:table-cell>
        </table:table-row>
        <table:table-row table:style-name="Table1.2">
          <table:table-cell table:style-name="Table1.A1" office:value-type="string">
            <text:p text:style-name="Standard"/>
          </table:table-cell>
          <table:table-cell table:style-name="Table1.A1" office:value-type="string">
            <text:p text:style-name="Standard">// Registration was successful</text:p>
          </table:table-cell>
        </table:table-row>
        <table:table-row table:style-name="Table1.2">
          <table:table-cell table:style-name="Table1.A1" office:value-type="string">
            <text:p text:style-name="Standard"/>
          </table:table-cell>
          <table:table-cell table:style-name="Table1.A1" office:value-type="string">
            <text:p text:style-name="Standard">console.log(</text:p>
          </table:table-cell>
        </table:table-row>
        <table:table-row table:style-name="Table1.2">
          <table:table-cell table:style-name="Table1.A1" office:value-type="string">
            <text:p text:style-name="Standard"/>
          </table:table-cell>
          <table:table-cell table:style-name="Table1.A1" office:value-type="string">
            <text:p text:style-name="Standard">'ServiceWorker registration successful with scope: ',</text:p>
          </table:table-cell>
        </table:table-row>
        <table:table-row table:style-name="Table1.2">
          <table:table-cell table:style-name="Table1.A1" office:value-type="string">
            <text:p text:style-name="Standard"/>
          </table:table-cell>
          <table:table-cell table:style-name="Table1.A1" office:value-type="string">
            <text:p text:style-name="Standard">registration.scop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err) {</text:p>
          </table:table-cell>
        </table:table-row>
        <table:table-row table:style-name="Table1.2">
          <table:table-cell table:style-name="Table1.A1" office:value-type="string">
            <text:p text:style-name="Standard"/>
          </table:table-cell>
          <table:table-cell table:style-name="Table1.A1" office:value-type="string">
            <text:p text:style-name="Standard">// registration failed :(</text:p>
          </table:table-cell>
        </table:table-row>
        <table:table-row table:style-name="Table1.2">
          <table:table-cell table:style-name="Table1.A1" office:value-type="string">
            <text:p text:style-name="Standard"/>
          </table:table-cell>
          <table:table-cell table:style-name="Table1.A1" office:value-type="string">
            <text:p text:style-name="Standard">console.log('ServiceWorker registration failed: ', 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atch(function (err) {</text:p>
          </table:table-cell>
        </table:table-row>
        <table:table-row table:style-name="Table1.2">
          <table:table-cell table:style-name="Table1.A1" office:value-type="string">
            <text:p text:style-name="Standard"/>
          </table:table-cell>
          <table:table-cell table:style-name="Table1.A1" office:value-type="string">
            <text:p text:style-name="Standard">console.log(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helper function to refresh the pag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var refreshPage = (function () {</text:p>
          </table:table-cell>
        </table:table-row>
        <table:table-row table:style-name="Table1.2">
          <table:table-cell table:style-name="Table1.A1" office:value-type="string">
            <text:p text:style-name="Standard"/>
          </table:table-cell>
          <table:table-cell table:style-name="Table1.A1" office:value-type="string">
            <text:p text:style-name="Standard">var refreshing;</text:p>
          </table:table-cell>
        </table:table-row>
        <table:table-row table:style-name="Table1.2">
          <table:table-cell table:style-name="Table1.A1" office:value-type="string">
            <text:p text:style-name="Standard"/>
          </table:table-cell>
          <table:table-cell table:style-name="Table1.A1" office:value-type="string">
            <text:p text:style-name="Standard">return function () {</text:p>
          </table:table-cell>
        </table:table-row>
        <table:table-row table:style-name="Table1.2">
          <table:table-cell table:style-name="Table1.A1" office:value-type="string">
            <text:p text:style-name="Standard"/>
          </table:table-cell>
          <table:table-cell table:style-name="Table1.A1" office:value-type="string">
            <text:p text:style-name="Standard">if (refreshing) return;</text:p>
          </table:table-cell>
        </table:table-row>
        <table:table-row table:style-name="Table1.2">
          <table:table-cell table:style-name="Table1.A1" office:value-type="string">
            <text:p text:style-name="Standard"/>
          </table:table-cell>
          <table:table-cell table:style-name="Table1.A1" office:value-type="string">
            <text:p text:style-name="Standard">// prevent multiple refreshes</text:p>
          </table:table-cell>
        </table:table-row>
        <table:table-row table:style-name="Table1.2">
          <table:table-cell table:style-name="Table1.A1" office:value-type="string">
            <text:p text:style-name="Standard"/>
          </table:table-cell>
          <table:table-cell table:style-name="Table1.A1" office:value-type="string">
            <text:p text:style-name="Standard">var refreshkey = 'refreshed' + location.href;</text:p>
          </table:table-cell>
        </table:table-row>
        <table:table-row table:style-name="Table1.2">
          <table:table-cell table:style-name="Table1.A1" office:value-type="string">
            <text:p text:style-name="Standard"/>
          </table:table-cell>
          <table:table-cell table:style-name="Table1.A1" office:value-type="string">
            <text:p text:style-name="Standard">var prevRefresh = localStorage.getItem(refreshkey);</text:p>
          </table:table-cell>
        </table:table-row>
        <table:table-row table:style-name="Table1.2">
          <table:table-cell table:style-name="Table1.A1" office:value-type="string">
            <text:p text:style-name="Standard"/>
          </table:table-cell>
          <table:table-cell table:style-name="Table1.A1" office:value-type="string">
            <text:p text:style-name="Standard">if (prevRefresh) {</text:p>
          </table:table-cell>
        </table:table-row>
        <table:table-row table:style-name="Table1.2">
          <table:table-cell table:style-name="Table1.A1" office:value-type="string">
            <text:p text:style-name="Standard"/>
          </table:table-cell>
          <table:table-cell table:style-name="Table1.A1" office:value-type="string">
            <text:p text:style-name="Standard">localStorage.removeItem(refreshkey);</text:p>
          </table:table-cell>
        </table:table-row>
        <table:table-row table:style-name="Table1.2">
          <table:table-cell table:style-name="Table1.A1" office:value-type="string">
            <text:p text:style-name="Standard"/>
          </table:table-cell>
          <table:table-cell table:style-name="Table1.A1" office:value-type="string">
            <text:p text:style-name="Standard">if (Date.now() - prevRefresh &lt; 30000) {</text:p>
          </table:table-cell>
        </table:table-row>
        <table:table-row table:style-name="Table1.2">
          <table:table-cell table:style-name="Table1.A1" office:value-type="string">
            <text:p text:style-name="Standard"/>
          </table:table-cell>
          <table:table-cell table:style-name="Table1.A1" office:value-type="string">
            <text:p text:style-name="Standard">return; // dont go into a refresh loo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freshing = true;</text:p>
          </table:table-cell>
        </table:table-row>
        <table:table-row table:style-name="Table1.2">
          <table:table-cell table:style-name="Table1.A1" office:value-type="string">
            <text:p text:style-name="Standard"/>
          </table:table-cell>
          <table:table-cell table:style-name="Table1.A1" office:value-type="string">
            <text:p text:style-name="Standard">localStorage.setItem(refreshkey, Date.now());</text:p>
          </table:table-cell>
        </table:table-row>
        <table:table-row table:style-name="Table1.2">
          <table:table-cell table:style-name="Table1.A1" office:value-type="string">
            <text:p text:style-name="Standard"/>
          </table:table-cell>
          <table:table-cell table:style-name="Table1.A1" office:value-type="string">
            <text:p text:style-name="Standard">console.log('refereshing page');</text:p>
          </table:table-cell>
        </table:table-row>
        <table:table-row table:style-name="Table1.2">
          <table:table-cell table:style-name="Table1.A1" office:value-type="string">
            <text:p text:style-name="Standard"/>
          </table:table-cell>
          <table:table-cell table:style-name="Table1.A1" office:value-type="string">
            <text:p text:style-name="Standard">window.location.reloa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messageServiceWorker(data) {</text:p>
          </table:table-cell>
        </table:table-row>
        <table:table-row table:style-name="Table1.2">
          <table:table-cell table:style-name="Table1.A1" office:value-type="string">
            <text:p text:style-name="Standard"/>
          </table:table-cell>
          <table:table-cell table:style-name="Table1.A1" office:value-type="string">
            <text:p text:style-name="Standard">return new Promise(function (resolve, reject) {</text:p>
          </table:table-cell>
        </table:table-row>
        <table:table-row table:style-name="Table1.2">
          <table:table-cell table:style-name="Table1.A1" office:value-type="string">
            <text:p text:style-name="Standard"/>
          </table:table-cell>
          <table:table-cell table:style-name="Table1.A1" office:value-type="string">
            <text:p text:style-name="Standard">if (navigator.serviceWorker.controller) {</text:p>
          </table:table-cell>
        </table:table-row>
        <table:table-row table:style-name="Table1.2">
          <table:table-cell table:style-name="Table1.A1" office:value-type="string">
            <text:p text:style-name="Standard"/>
          </table:table-cell>
          <table:table-cell table:style-name="Table1.A1" office:value-type="string">
            <text:p text:style-name="Standard">var worker = navigator.serviceWorker.controller;</text:p>
          </table:table-cell>
        </table:table-row>
        <table:table-row table:style-name="Table1.2">
          <table:table-cell table:style-name="Table1.A1" office:value-type="string">
            <text:p text:style-name="Standard"/>
          </table:table-cell>
          <table:table-cell table:style-name="Table1.A1" office:value-type="string">
            <text:p text:style-name="Standard">var messageChannel = new MessageChannel();</text:p>
          </table:table-cell>
        </table:table-row>
        <table:table-row table:style-name="Table1.2">
          <table:table-cell table:style-name="Table1.A1" office:value-type="string">
            <text:p text:style-name="Standard"/>
          </table:table-cell>
          <table:table-cell table:style-name="Table1.A1" office:value-type="string">
            <text:p text:style-name="Standard">messageChannel.port1.onmessage = replyHandler;</text:p>
          </table:table-cell>
        </table:table-row>
        <table:table-row table:style-name="Table1.2">
          <table:table-cell table:style-name="Table1.A1" office:value-type="string">
            <text:p text:style-name="Standard"/>
          </table:table-cell>
          <table:table-cell table:style-name="Table1.A1" office:value-type="string">
            <text:p text:style-name="Standard">worker.postMessage(data, [messageChannel.port2]);</text:p>
          </table:table-cell>
        </table:table-row>
        <table:table-row table:style-name="Table1.2">
          <table:table-cell table:style-name="Table1.A1" office:value-type="string">
            <text:p text:style-name="Standard"/>
          </table:table-cell>
          <table:table-cell table:style-name="Table1.A1" office:value-type="string">
            <text:p text:style-name="Standard">function replyHandler(event) {</text:p>
          </table:table-cell>
        </table:table-row>
        <table:table-row table:style-name="Table1.2">
          <table:table-cell table:style-name="Table1.A1" office:value-type="string">
            <text:p text:style-name="Standard"/>
          </table:table-cell>
          <table:table-cell table:style-name="Table1.A1" office:value-type="string">
            <text:p text:style-name="Standard">resolve(event.dat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resol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Add manifest --&gt;</text:p>
          </table:table-cell>
        </table:table-row>
        <table:table-row table:style-name="Table1.2">
          <table:table-cell table:style-name="Table1.A1" office:value-type="string">
            <text:p text:style-name="Standard"/>
          </table:table-cell>
          <table:table-cell table:style-name="Table1.A1" office:value-type="string">
            <text:p text:style-name="Standard">&lt;!-- End PWA setting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canonical" href="<text:a xlink:type="simple" xlink:href="https://www.aprroofing.com/Roof-Inspection-Contractor-Los-Angeles-CA" text:style-name="ListLabel_20_1" text:visited-style-name="ListLabel_20_1"><text:span text:style-name="T1">https://www.aprroofing.com/Roof-Inspection-Contractor-Los-Angeles-CA</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id="view" name="viewport" content="initial-scale=1, minimum-scale=1, maximum-scale=5, viewport-fit=cover"&gt;</text:p>
          </table:table-cell>
        </table:table-row>
        <table:table-row table:style-name="Table1.2">
          <table:table-cell table:style-name="Table1.A1" office:value-type="string">
            <text:p text:style-name="Standard"/>
          </table:table-cell>
          <table:table-cell table:style-name="Table1.A1" office:value-type="string">
            <text:p text:style-name="Standard">&lt;meta name="apple-mobile-web-app-capable" content="ye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Add favorites icon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apple-touch-icon"</text:p>
          </table:table-cell>
        </table:table-row>
        <table:table-row table:style-name="Table1.2">
          <table:table-cell table:style-name="Table1.A1" office:value-type="string">
            <text:p text:style-name="Standard"/>
          </table:table-cell>
          <table:table-cell table:style-name="Table1.A1" office:value-type="string">
            <text:p text:style-name="Standard">href="<text:a xlink:type="simple" xlink:href="https://irp.cdn-website.com/3d72e0e8/dms3rep/multi/apr-roofing-logo.jpeg" text:style-name="ListLabel_20_1" text:visited-style-name="ListLabel_20_1"><text:span text:style-name="T1">https://irp.cdn-website.com/3d72e0e8/dms3rep/multi/apr-roofing-logo.jpeg</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link rel="icon" type="image/x-icon" href="<text:a xlink:type="simple" xlink:href="https://irp.cdn-website.com/3d72e0e8/site_favicon_16_1661528438139.ico" text:style-name="ListLabel_20_1" text:visited-style-name="ListLabel_20_1"><text:span text:style-name="T1">https://irp.cdn-website.com/3d72e0e8/site_favicon_16_1661528438139.ico</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favorite icons --&gt;</text:p>
          </table:table-cell>
        </table:table-row>
        <table:table-row table:style-name="Table1.2">
          <table:table-cell table:style-name="Table1.A1" office:value-type="string">
            <text:p text:style-name="Standard"/>
          </table:table-cell>
          <table:table-cell table:style-name="Table1.A1" office:value-type="string">
            <text:p text:style-name="Standard">&lt;link rel="preconnect" href="<text:a xlink:type="simple" xlink:href="https://lirp.cdn-website.com/" text:style-name="ListLabel_20_1" text:visited-style-name="ListLabel_20_1"><text:span text:style-name="T1">https://lirp.cdn-website.com/</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lt;script id='d-js-dmapi'&gt;</text:p>
          </table:table-cell>
        </table:table-row>
        <table:table-row table:style-name="Table1.2">
          <table:table-cell table:style-name="Table1.A1" office:value-type="string">
            <text:p text:style-name="Standard"/>
          </table:table-cell>
          <table:table-cell table:style-name="Table1.A1" office:value-type="string">
            <text:p text:style-name="Standard">window.SystemID =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dmAPI) {</text:p>
          </table:table-cell>
        </table:table-row>
        <table:table-row table:style-name="Table1.2">
          <table:table-cell table:style-name="Table1.A1" office:value-type="string">
            <text:p text:style-name="Standard"/>
          </table:table-cell>
          <table:table-cell table:style-name="Table1.A1" office:value-type="string">
            <text:p text:style-name="Standard">window.dmAPI = {</text:p>
          </table:table-cell>
        </table:table-row>
        <table:table-row table:style-name="Table1.2">
          <table:table-cell table:style-name="Table1.A1" office:value-type="string">
            <text:p text:style-name="Standard"/>
          </table:table-cell>
          <table:table-cell table:style-name="Table1.A1" office:value-type="string">
            <text:p text:style-name="Standard">registerExternalRuntimeComponent: function ()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getCurrentDeviceType: function () {</text:p>
          </table:table-cell>
        </table:table-row>
        <table:table-row table:style-name="Table1.2">
          <table:table-cell table:style-name="Table1.A1" office:value-type="string">
            <text:p text:style-name="Standard"/>
          </table:table-cell>
          <table:table-cell table:style-name="Table1.A1" office:value-type="string">
            <text:p text:style-name="Standard">return window._currentDevi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unOnReady: (ns, fn) =&gt; {</text:p>
          </table:table-cell>
        </table:table-row>
        <table:table-row table:style-name="Table1.2">
          <table:table-cell table:style-name="Table1.A1" office:value-type="string">
            <text:p text:style-name="Standard"/>
          </table:table-cell>
          <table:table-cell table:style-name="Table1.A1" office:value-type="string">
            <text:p text:style-name="Standard">const safeFn = dmAPI.toSafeFn(fn);</text:p>
          </table:table-cell>
        </table:table-row>
        <table:table-row table:style-name="Table1.2">
          <table:table-cell table:style-name="Table1.A1" office:value-type="string">
            <text:p text:style-name="Standard"/>
          </table:table-cell>
          <table:table-cell table:style-name="Table1.A1" office:value-type="string">
            <text:p text:style-name="Standard">ns = ns || 'global_' + Math.random().toString(36).slice(2, 11);</text:p>
          </table:table-cell>
        </table:table-row>
        <table:table-row table:style-name="Table1.2">
          <table:table-cell table:style-name="Table1.A1" office:value-type="string">
            <text:p text:style-name="Standard"/>
          </table:table-cell>
          <table:table-cell table:style-name="Table1.A1" office:value-type="string">
            <text:p text:style-name="Standard">const eventName = 'afterAjax.' + n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document.readyState === 'complete')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oSafeFn: (fn) =&gt; {</text:p>
          </table:table-cell>
        </table:table-row>
        <table:table-row table:style-name="Table1.2">
          <table:table-cell table:style-name="Table1.A1" office:value-type="string">
            <text:p text:style-name="Standard"/>
          </table:table-cell>
          <table:table-cell table:style-name="Table1.A1" office:value-type="string">
            <text:p text:style-name="Standard">if (fn?.safe) {</text:p>
          </table:table-cell>
        </table:table-row>
        <table:table-row table:style-name="Table1.2">
          <table:table-cell table:style-name="Table1.A1" office:value-type="string">
            <text:p text:style-name="Standard"/>
          </table:table-cell>
          <table:table-cell table:style-name="Table1.A1" office:value-type="string">
            <text:p text:style-name="Standard">return 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onst safeFn = function (...args)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return fn?.apply(null, args);</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console.log('function failed ' + e.messag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afeFn.safe = true;</text:p>
          </table:table-cell>
        </table:table-row>
        <table:table-row table:style-name="Table1.2">
          <table:table-cell table:style-name="Table1.A1" office:value-type="string">
            <text:p text:style-name="Standard"/>
          </table:table-cell>
          <table:table-cell table:style-name="Table1.A1" office:value-type="string">
            <text:p text:style-name="Standard">return safe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requestIdleCallback) {</text:p>
          </table:table-cell>
        </table:table-row>
        <table:table-row table:style-name="Table1.2">
          <table:table-cell table:style-name="Table1.A1" office:value-type="string">
            <text:p text:style-name="Standard"/>
          </table:table-cell>
          <table:table-cell table:style-name="Table1.A1" office:value-type="string">
            <text:p text:style-name="Standard">window.requestIdleCallback = function (fn) {</text:p>
          </table:table-cell>
        </table:table-row>
        <table:table-row table:style-name="Table1.2">
          <table:table-cell table:style-name="Table1.A1" office:value-type="string">
            <text:p text:style-name="Standard"/>
          </table:table-cell>
          <table:table-cell table:style-name="Table1.A1" office:value-type="string">
            <text:p text:style-name="Standard">setTimeout(fn,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header.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id="d-js-load-css"&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here are a few &lt;link&gt; tags with CSS resource in them that are preloaded in the page</text:p>
          </table:table-cell>
        </table:table-row>
        <table:table-row table:style-name="Table1.2">
          <table:table-cell table:style-name="Table1.A1" office:value-type="string">
            <text:p text:style-name="Standard"/>
          </table:table-cell>
          <table:table-cell table:style-name="Table1.A1" office:value-type="string">
            <text:p text:style-name="Standard">* in each of those there is a "onload" handler which invokes the loadCSS callback</text:p>
          </table:table-cell>
        </table:table-row>
        <table:table-row table:style-name="Table1.2">
          <table:table-cell table:style-name="Table1.A1" office:value-type="string">
            <text:p text:style-name="Standard"/>
          </table:table-cell>
          <table:table-cell table:style-name="Table1.A1" office:value-type="string">
            <text:p text:style-name="Standard">* defined here.</text:p>
          </table:table-cell>
        </table:table-row>
        <table:table-row table:style-name="Table1.2">
          <table:table-cell table:style-name="Table1.A1" office:value-type="string">
            <text:p text:style-name="Standard"/>
          </table:table-cell>
          <table:table-cell table:style-name="Table1.A1" office:value-type="string">
            <text:p text:style-name="Standard">* We are monitoring 3 main CSS files - the runtime, the global and the page.</text:p>
          </table:table-cell>
        </table:table-row>
        <table:table-row table:style-name="Table1.2">
          <table:table-cell table:style-name="Table1.A1" office:value-type="string">
            <text:p text:style-name="Standard"/>
          </table:table-cell>
          <table:table-cell table:style-name="Table1.A1" office:value-type="string">
            <text:p text:style-name="Standard">* When each load we check to see if we can append them all in a batch. If threre</text:p>
          </table:table-cell>
        </table:table-row>
        <table:table-row table:style-name="Table1.2">
          <table:table-cell table:style-name="Table1.A1" office:value-type="string">
            <text:p text:style-name="Standard"/>
          </table:table-cell>
          <table:table-cell table:style-name="Table1.A1" office:value-type="string">
            <text:p text:style-name="Standard">* is no page css (which may happen on inner pages) then we do not wait for 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 {</text:p>
          </table:table-cell>
        </table:table-row>
        <table:table-row table:style-name="Table1.2">
          <table:table-cell table:style-name="Table1.A1" office:value-type="string">
            <text:p text:style-name="Standard"/>
          </table:table-cell>
          <table:table-cell table:style-name="Table1.A1" office:value-type="string">
            <text:p text:style-name="Standard">let cssLinks = {};</text:p>
          </table:table-cell>
        </table:table-row>
        <table:table-row table:style-name="Table1.2">
          <table:table-cell table:style-name="Table1.A1" office:value-type="string">
            <text:p text:style-name="Standard"/>
          </table:table-cell>
          <table:table-cell table:style-name="Table1.A1" office:value-type="string">
            <text:p text:style-name="Standard">function loadCssLink(link) {</text:p>
          </table:table-cell>
        </table:table-row>
        <table:table-row table:style-name="Table1.2">
          <table:table-cell table:style-name="Table1.A1" office:value-type="string">
            <text:p text:style-name="Standard"/>
          </table:table-cell>
          <table:table-cell table:style-name="Table1.A1" office:value-type="string">
            <text:p text:style-name="Standard">link.onload = null;</text:p>
          </table:table-cell>
        </table:table-row>
        <table:table-row table:style-name="Table1.2">
          <table:table-cell table:style-name="Table1.A1" office:value-type="string">
            <text:p text:style-name="Standard"/>
          </table:table-cell>
          <table:table-cell table:style-name="Table1.A1" office:value-type="string">
            <text:p text:style-name="Standard">link.rel = "stylesheet";</text:p>
          </table:table-cell>
        </table:table-row>
        <table:table-row table:style-name="Table1.2">
          <table:table-cell table:style-name="Table1.A1" office:value-type="string">
            <text:p text:style-name="Standard"/>
          </table:table-cell>
          <table:table-cell table:style-name="Table1.A1" office:value-type="string">
            <text:p text:style-name="Standard">link.type = "text/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checkCss() {</text:p>
          </table:table-cell>
        </table:table-row>
        <table:table-row table:style-name="Table1.2">
          <table:table-cell table:style-name="Table1.A1" office:value-type="string">
            <text:p text:style-name="Standard"/>
          </table:table-cell>
          <table:table-cell table:style-name="Table1.A1" office:value-type="string">
            <text:p text:style-name="Standard">const pageCssLink = document.querySelector("[id*='CssLink']");</text:p>
          </table:table-cell>
        </table:table-row>
        <table:table-row table:style-name="Table1.2">
          <table:table-cell table:style-name="Table1.A1" office:value-type="string">
            <text:p text:style-name="Standard"/>
          </table:table-cell>
          <table:table-cell table:style-name="Table1.A1" office:value-type="string">
            <text:p text:style-name="Standard">const widgetCssLink = document.querySelector("[id*='widgetCS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cssLinks &amp;&amp; cssLinks.runtime &amp;&amp; cssLinks.global &amp;&amp; (!pageCssLink || cssLinks.page) &amp;&amp; (!widgetCssLink || cssLinks.widget)) {</text:p>
          </table:table-cell>
        </table:table-row>
        <table:table-row table:style-name="Table1.2">
          <table:table-cell table:style-name="Table1.A1" office:value-type="string">
            <text:p text:style-name="Standard"/>
          </table:table-cell>
          <table:table-cell table:style-name="Table1.A1" office:value-type="string">
            <text:p text:style-name="Standard">const storedRuntimeCssLink = cssLinks.runtime;</text:p>
          </table:table-cell>
        </table:table-row>
        <table:table-row table:style-name="Table1.2">
          <table:table-cell table:style-name="Table1.A1" office:value-type="string">
            <text:p text:style-name="Standard"/>
          </table:table-cell>
          <table:table-cell table:style-name="Table1.A1" office:value-type="string">
            <text:p text:style-name="Standard">const storedPageCssLink = cssLinks.page;</text:p>
          </table:table-cell>
        </table:table-row>
        <table:table-row table:style-name="Table1.2">
          <table:table-cell table:style-name="Table1.A1" office:value-type="string">
            <text:p text:style-name="Standard"/>
          </table:table-cell>
          <table:table-cell table:style-name="Table1.A1" office:value-type="string">
            <text:p text:style-name="Standard">const storedGlobalCssLink = cssLinks.global;</text:p>
          </table:table-cell>
        </table:table-row>
        <table:table-row table:style-name="Table1.2">
          <table:table-cell table:style-name="Table1.A1" office:value-type="string">
            <text:p text:style-name="Standard"/>
          </table:table-cell>
          <table:table-cell table:style-name="Table1.A1" office:value-type="string">
            <text:p text:style-name="Standard">const storedWidgetCssLink = cssLinks.widge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Global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Page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storedWidgetCssLink)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storedWidget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Widget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Runtime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setTimeout(() =&gt; {</text:p>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storedWidgetCssLink) {</text:p>
          </table:table-cell>
        </table:table-row>
        <table:table-row table:style-name="Table1.2">
          <table:table-cell table:style-name="Table1.A1" office:value-type="string">
            <text:p text:style-name="Standard"/>
          </table:table-cell>
          <table:table-cell table:style-name="Table1.A1" office:value-type="string">
            <text:p text:style-name="Standard">storedWidget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SUP-4179) Clear the accumulated cssLinks only when we're</text:p>
          </table:table-cell>
        </table:table-row>
        <table:table-row table:style-name="Table1.2">
          <table:table-cell table:style-name="Table1.A1" office:value-type="string">
            <text:p text:style-name="Standard"/>
          </table:table-cell>
          <table:table-cell table:style-name="Table1.A1" office:value-type="string">
            <text:p text:style-name="Standard">// sure that the document has finished loading and the document</text:p>
          </table:table-cell>
        </table:table-row>
        <table:table-row table:style-name="Table1.2">
          <table:table-cell table:style-name="Table1.A1" office:value-type="string">
            <text:p text:style-name="Standard"/>
          </table:table-cell>
          <table:table-cell table:style-name="Table1.A1" office:value-type="string">
            <text:p text:style-name="Standard">// has been parsed.</text:p>
          </table:table-cell>
        </table:table-row>
        <table:table-row table:style-name="Table1.2">
          <table:table-cell table:style-name="Table1.A1" office:value-type="string">
            <text:p text:style-name="Standard"/>
          </table:table-cell>
          <table:table-cell table:style-name="Table1.A1" office:value-type="string">
            <text:p text:style-name="Standard">if(document.readyState === 'interactive') {</text:p>
          </table:table-cell>
        </table:table-row>
        <table:table-row table:style-name="Table1.2">
          <table:table-cell table:style-name="Table1.A1" office:value-type="string">
            <text:p text:style-name="Standard"/>
          </table:table-cell>
          <table:table-cell table:style-name="Table1.A1" office:value-type="string">
            <text:p text:style-name="Standard">cssLinks =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loadCSS(link)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urlParams = new URLSearchParams(window.location.search);</text:p>
          </table:table-cell>
        </table:table-row>
        <table:table-row table:style-name="Table1.2">
          <table:table-cell table:style-name="Table1.A1" office:value-type="string">
            <text:p text:style-name="Standard"/>
          </table:table-cell>
          <table:table-cell table:style-name="Table1.A1" office:value-type="string">
            <text:p text:style-name="Standard">var noCSS = !!urlParams.get("nocss");</text:p>
          </table:table-cell>
        </table:table-row>
        <table:table-row table:style-name="Table1.2">
          <table:table-cell table:style-name="Table1.A1" office:value-type="string">
            <text:p text:style-name="Standard"/>
          </table:table-cell>
          <table:table-cell table:style-name="Table1.A1" office:value-type="string">
            <text:p text:style-name="Standard">var cssTimeout = urlParams.get("cssTimeout") || 0;</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noCSS)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link.href &amp;&amp; link.href.includes("d-css-runtime")) {</text:p>
          </table:table-cell>
        </table:table-row>
        <table:table-row table:style-name="Table1.2">
          <table:table-cell table:style-name="Table1.A1" office:value-type="string">
            <text:p text:style-name="Standard"/>
          </table:table-cell>
          <table:table-cell table:style-name="Table1.A1" office:value-type="string">
            <text:p text:style-name="Standard">cssLinks.runtim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 "siteGlobalCss") {</text:p>
          </table:table-cell>
        </table:table-row>
        <table:table-row table:style-name="Table1.2">
          <table:table-cell table:style-name="Table1.A1" office:value-type="string">
            <text:p text:style-name="Standard"/>
          </table:table-cell>
          <table:table-cell table:style-name="Table1.A1" office:value-type="string">
            <text:p text:style-name="Standard">cssLinks.global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if (link.id &amp;&amp; link.id.includes("CssLink")) {</text:p>
          </table:table-cell>
        </table:table-row>
        <table:table-row table:style-name="Table1.2">
          <table:table-cell table:style-name="Table1.A1" office:value-type="string">
            <text:p text:style-name="Standard"/>
          </table:table-cell>
          <table:table-cell table:style-name="Table1.A1" office:value-type="string">
            <text:p text:style-name="Standard">cssLinks.pag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amp;&amp; link.id.includes("widgetCSS")) {</text:p>
          </table:table-cell>
        </table:table-row>
        <table:table-row table:style-name="Table1.2">
          <table:table-cell table:style-name="Table1.A1" office:value-type="string">
            <text:p text:style-name="Standard"/>
          </table:table-cell>
          <table:table-cell table:style-name="Table1.A1" office:value-type="string">
            <text:p text:style-name="Standard">cssLinks.widget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text:p>
          </table:table-cell>
        </table:table-row>
        <table:table-row table:style-name="Table1.2">
          <table:table-cell table:style-name="Table1.A1" office:value-type="string">
            <text:p text:style-name="Standard"/>
          </table:table-cell>
          <table:table-cell table:style-name="Table1.A1" office:value-type="string">
            <text:p text:style-name="Standard">requestIdleCallback(function () {</text:p>
          </table:table-cell>
        </table:table-row>
        <table:table-row table:style-name="Table1.2">
          <table:table-cell table:style-name="Table1.A1" office:value-type="string">
            <text:p text:style-name="Standard"/>
          </table:table-cell>
          <table:table-cell table:style-name="Table1.A1" office:value-type="string">
            <text:p text:style-name="Standard">window.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loadCssLink(link);</text:p>
          </table:table-cell>
        </table:table-row>
        <table:table-row table:style-name="Table1.2">
          <table:table-cell table:style-name="Table1.A1" office:value-type="string">
            <text:p text:style-name="Standard"/>
          </table:table-cell>
          <table:table-cell table:style-name="Table1.A1" office:value-type="string">
            <text:p text:style-name="Standard">}, parseInt(cssTimeout, 1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throw 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loadCSS = window.loadCSS || load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data-role="deferred-ini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usage: window.getDeferred(&lt;deferred name&gt;).resolve() or window.getDeferred(&lt;deferred name&gt;).promise.then(...)*/</text:p>
          </table:table-cell>
        </table:table-row>
        <table:table-row table:style-name="Table1.2">
          <table:table-cell table:style-name="Table1.A1" office:value-type="string">
            <text:p text:style-name="Standard"/>
          </table:table-cell>
          <table:table-cell table:style-name="Table1.A1" office:value-type="string">
            <text:p text:style-name="Standard">function Def() {</text:p>
          </table:table-cell>
        </table:table-row>
        <table:table-row table:style-name="Table1.2">
          <table:table-cell table:style-name="Table1.A1" office:value-type="string">
            <text:p text:style-name="Standard"/>
          </table:table-cell>
          <table:table-cell table:style-name="Table1.A1" office:value-type="string">
            <text:p text:style-name="Standard">this.promise = new Promise((function (a, b) {</text:p>
          </table:table-cell>
        </table:table-row>
        <table:table-row table:style-name="Table1.2">
          <table:table-cell table:style-name="Table1.A1" office:value-type="string">
            <text:p text:style-name="Standard"/>
          </table:table-cell>
          <table:table-cell table:style-name="Table1.A1" office:value-type="string">
            <text:p text:style-name="Standard">this.resolve = a, this.reject = b</text:p>
          </table:table-cell>
        </table:table-row>
        <table:table-row table:style-name="Table1.2">
          <table:table-cell table:style-name="Table1.A1" office:value-type="string">
            <text:p text:style-name="Standard"/>
          </table:table-cell>
          <table:table-cell table:style-name="Table1.A1" office:value-type="string">
            <text:p text:style-name="Standard">}).bind(thi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const defs = {};</text:p>
          </table:table-cell>
        </table:table-row>
        <table:table-row table:style-name="Table1.2">
          <table:table-cell table:style-name="Table1.A1" office:value-type="string">
            <text:p text:style-name="Standard"/>
          </table:table-cell>
          <table:table-cell table:style-name="Table1.A1" office:value-type="string">
            <text:p text:style-name="Standard">window.getDeferred = function (a) {</text:p>
          </table:table-cell>
        </table:table-row>
        <table:table-row table:style-name="Table1.2">
          <table:table-cell table:style-name="Table1.A1" office:value-type="string">
            <text:p text:style-name="Standard"/>
          </table:table-cell>
          <table:table-cell table:style-name="Table1.A1" office:value-type="string">
            <text:p text:style-name="Standard">return null == defs[a] &amp;&amp; (defs[a] = new Def), defs[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 = function (b, a, c) {</text:p>
          </table:table-cell>
        </table:table-row>
        <table:table-row table:style-name="Table1.2">
          <table:table-cell table:style-name="Table1.A1" office:value-type="string">
            <text:p text:style-name="Standard"/>
          </table:table-cell>
          <table:table-cell table:style-name="Table1.A1" office:value-type="string">
            <text:p text:style-name="Standard">let d = window?.getDeferred?.(b);</text:p>
          </table:table-cell>
        </table:table-row>
        <table:table-row table:style-name="Table1.2">
          <table:table-cell table:style-name="Table1.A1" office:value-type="string">
            <text:p text:style-name="Standard"/>
          </table:table-cell>
          <table:table-cell table:style-name="Table1.A1" office:value-type="string">
            <text:p text:style-name="Standard">d</text:p>
          </table:table-cell>
        </table:table-row>
        <table:table-row table:style-name="Table1.2">
          <table:table-cell table:style-name="Table1.A1" office:value-type="string">
            <text:p text:style-name="Standard"/>
          </table:table-cell>
          <table:table-cell table:style-name="Table1.A1" office:value-type="string">
            <text:p text:style-name="Standard">? d.promise.then(a)</text:p>
          </table:table-cell>
        </table:table-row>
        <table:table-row table:style-name="Table1.2">
          <table:table-cell table:style-name="Table1.A1" office:value-type="string">
            <text:p text:style-name="Standard"/>
          </table:table-cell>
          <table:table-cell table:style-name="Table1.A1" office:value-type="string">
            <text:p text:style-name="Standard">: c &amp;&amp; ["complete", "interactive"].includes(document.readyState)</text:p>
          </table:table-cell>
        </table:table-row>
        <table:table-row table:style-name="Table1.2">
          <table:table-cell table:style-name="Table1.A1" office:value-type="string">
            <text:p text:style-name="Standard"/>
          </table:table-cell>
          <table:table-cell table:style-name="Table1.A1" office:value-type="string">
            <text:p text:style-name="Standard">? setTimeout(a, 1)</text:p>
          </table:table-cell>
        </table:table-row>
        <table:table-row table:style-name="Table1.2">
          <table:table-cell table:style-name="Table1.A1" office:value-type="string">
            <text:p text:style-name="Standard"/>
          </table:table-cell>
          <table:table-cell table:style-name="Table1.A1" office:value-type="string">
            <text:p text:style-name="Standard">: c</text:p>
          </table:table-cell>
        </table:table-row>
        <table:table-row table:style-name="Table1.2">
          <table:table-cell table:style-name="Table1.A1" office:value-type="string">
            <text:p text:style-name="Standard"/>
          </table:table-cell>
          <table:table-cell table:style-name="Table1.A1" office:value-type="string">
            <text:p text:style-name="Standard">? document.addEventListener("DOMContentLoaded", a)</text:p>
          </table:table-cell>
        </table:table-row>
        <table:table-row table:style-name="Table1.2">
          <table:table-cell table:style-name="Table1.A1" office:value-type="string">
            <text:p text:style-name="Standard"/>
          </table:table-cell>
          <table:table-cell table:style-name="Table1.A1" office:value-type="string">
            <text:p text:style-name="Standard">: console.error(`Deferred does not exis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tyle id="forceCssIncludes"&gt;</text:p>
          </table:table-cell>
        </table:table-row>
        <table:table-row table:style-name="Table1.2">
          <table:table-cell table:style-name="Table1.A1" office:value-type="string">
            <text:p text:style-name="Standard"/>
          </table:table-cell>
          <table:table-cell table:style-name="Table1.A1" office:value-type="string">
            <text:p text:style-name="Standard">/* This file is auto-generated from a `scss` file with the same nam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ideobgwrapper{overflow:hidden;position:absolute;z-index:0;width:100%;height:100%;top:0;left:0;pointer-events:none;border-radius:inherit}.videobgframe{position:absolute;width:101%;height:100%;top:50%;left:50%;transform:translateY(-50%) translateX(-50%);object-fit:fill}#dm video.videobgframe{margin:0}@media (max-width:767px){.dmRoot .dmPhotoGallery.newPhotoGallery:not(.photo-gallery-done){min-height:80vh}}@media (min-width:1025px){.dmRoot .dmPhotoGallery.newPhotoGallery:not(.photo-gallery-done){min-height:45vh}}@media (min-width:768px) and (max-width:1024px){.responsiveTablet .dmPhotoGallery.newPhotoGallery:not(.photo-gallery-done){min-height:45vh}}#dm [data-show-on-page-only]{display:none!important}#dmRoot div.stickyHeaderFix div.site_content{margin-top:0!important}#dmRoot div.stickyHeaderFix div.hamburger-header-container{position:relativ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cssVariables"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Google Font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fonts.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subset=latin-ext&amp;display=swap" text:style-name="ListLabel_20_1" text:visited-style-name="ListLabel_20_1"><text:span text:style-name="T1">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amp;subset=latin-ext&amp;amp;display=swap</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T CSS Include d-css-runtime-desktop-one-package-structured-global--&gt;</text:p>
          </table:table-cell>
        </table:table-row>
        <table:table-row table:style-name="Table1.2">
          <table:table-cell table:style-name="Table1.A1" office:value-type="string">
            <text:p text:style-name="Standard"/>
          </table:table-cell>
          <table:table-cell table:style-name="Table1.A1" office:value-type="string">
            <text:p text:style-name="Standard">&lt;link rel="stylesheet" type="text/css" href="<text:a xlink:type="simple" xlink:href="https://static.cdn-website.com/mnlt/production/5222/_dm/s/rt/dist/css/d-css-runtime-desktop-one-package-structured-global.min.css" text:style-name="ListLabel_20_1" text:visited-style-name="ListLabel_20_1"><text:span text:style-name="T1">https://static.cdn-website.com/mnlt/production/5222/_dm/s/rt/dist/css/d-css-runtime-desktop-one-package-structured-global.min.css</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of RT CS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WIDGET_CSS/2564db92f7a26a0e4deeeeb050dd760e.css" text:style-name="ListLabel_20_1" text:visited-style-name="ListLabel_20_1"><text:span text:style-name="T1">https://irp.cdn-website.com/WIDGET_CSS/2564db92f7a26a0e4deeeeb050dd760e.css</text:span></text:a>" id="widget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img` size attributes --&gt;</text:p>
          </table:table-cell>
        </table:table-row>
        <table:table-row table:style-name="Table1.2">
          <table:table-cell table:style-name="Table1.A1" office:value-type="string">
            <text:p text:style-name="Standard"/>
          </table:table-cell>
          <table:table-cell table:style-name="Table1.A1" office:value-type="string">
            <text:p text:style-name="Standard">&lt;style&gt;img[width][height]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eight: auto;</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showing sticky element on page only --&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body[data-page-alias="Roof-Inspection-Contractor-Los-Angeles-CA"] #dm [data-show-on-page-only="Roof-Inspection-Contractor-Los-Angeles-CA"] {</text:p>
          </table:table-cell>
        </table:table-row>
        <table:table-row table:style-name="Table1.2">
          <table:table-cell table:style-name="Table1.A1" office:value-type="string">
            <text:p text:style-name="Standard"/>
          </table:table-cell>
          <table:table-cell table:style-name="Table1.A1" office:value-type="string">
            <text:p text:style-name="Standard">display: 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This is populated in Ajax navigation --&gt;</text:p>
          </table:table-cell>
        </table:table-row>
        <table:table-row table:style-name="Table1.2">
          <table:table-cell table:style-name="Table1.A1" office:value-type="string">
            <text:p text:style-name="Standard"/>
          </table:table-cell>
          <table:table-cell table:style-name="Table1.A1" office:value-type="string">
            <text:p text:style-name="Standard">&lt;style id="pageAdditionalWidgetsCss"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ite CSS --&gt;</text:p>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3d72e0e8/files/3d72e0e8_1.min.css?v=53" text:style-name="ListLabel_20_1" text:visited-style-name="ListLabel_20_1"><text:span text:style-name="T1">https://irp.cdn-website.com/3d72e0e8/files/3d72e0e8_1.min.css?v=53</text:span></text:a>" id="siteGlobal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customWidget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innerPages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text:p>
          </table:table-cell>
        </table:table-row>
        <table:table-row table:style-name="Table1.2">
          <table:table-cell table:style-name="Table1.A1" office:value-type="string">
            <text:p text:style-name="Standard"/>
          </table:table-cell>
          <table:table-cell table:style-name="Table1.A1" office:value-type="string">
            <text:p text:style-name="Standard">id="additionalGlobalCss" type="text/css"</text:p>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caption-container *.caption-text *.rt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45976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8089180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1956870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8922325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9830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8831697ion-conpa_8831697ainer *.cappa_8831697ion-pa_8831697expa_8831697 *.rpa_8831697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83169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83169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6391166ion-conpa_6391166ainer *.cappa_6391166ion-pa_6391166expa_6391166 *.rpa_6391166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639116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639116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4004195ion-conpa_4004195ainer *.cappa_4004195ion-pa_4004195expa_4004195 *.rpa_4004195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40041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40041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nav.u_116941088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bla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27665339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input:not([type="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textare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sel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08976237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47,207,33,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428263747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7665339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81675102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08976237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98576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91347580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iconB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inli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span.ic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10008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8618491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span.pa_1474596expa_14745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span.pa_8231048expa_823104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span.pa_9319416expa_93194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604721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655982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114404447 *.caption-in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moz-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90713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1400053781ion-con1400053781ainer *.cap1400053781ion-1400053781ex1400053781 *.r1400053781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1400053781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1400053781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12239979 *.dmformsubmi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347497 .tab-label.active&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347497 .tab-label.hover&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347497 .tab-label.active&gt;*&gt;spa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347497 .tab-label.hover&gt;*&gt;spa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347497 .tab-label.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right-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347497 .tab-label.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right-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7719023</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1835448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photo-a-man-in-a-hard-hat-holding-a-clipboard-standing-on-the-steps-of-an-old-rundown-house-2048290685-0c6e8df9-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Devic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4458090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lumbing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421462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8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8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1655982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width:56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45976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6810450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8089180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amageRestaur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0994687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1956870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99.5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99.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attachment: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position:0 5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831442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6507228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4683094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3103869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237360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475588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00210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148974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692456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4.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6225180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4.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655982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53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9830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54.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53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4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8922325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53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83169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83169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639116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639116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40041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40041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27665339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98576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2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8167510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1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6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08976237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6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273.96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976237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8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23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2826374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7665339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10008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3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604721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100896813</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089681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span.pa_1474596expa_14745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span.pa_8231048expa_823104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 span.pa_9319416expa_93194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90713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47343820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5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114404447 *.photoGalleryThumbs *.image-container 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322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114404447 *.photoGalleryThumb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114404447 *.layout-contai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u_1114404447 *.photoGalleryViewA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0 2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65037642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5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22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163.60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3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7343820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34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8625003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8975582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3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8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068502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54679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1400053781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1400053781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submi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0005378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00053781.placeholde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000537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347497 .image-contai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42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99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347497 image-container .imag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42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99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1.u_134966216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4966216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61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7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771902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1.u_10426269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426269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6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7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1835448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91347580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68.975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03.45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8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Flex Sections 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global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font-size-48, .size-48, .size-48 &gt; font { font-size: 48px !important;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page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hideAnimFix"&gt;</text:p>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ata-anim-desktop]:not([data-anim-desktop='none']), .dmDesktopBody:not(.editGrid)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mNewParagraph[data-anim-desktop]:not([data-anim-desktop='none']), .dmDesktopBody:not(.editGrid) .dmNewParagraph[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Root:not(.editGrid) .flex-element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fontFallbacks"&gt;</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Montserrat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4.9466%;</text:p>
          </table:table-cell>
        </table:table-row>
        <table:table-row table:style-name="Table1.2">
          <table:table-cell table:style-name="Table1.A1" office:value-type="string">
            <text:p text:style-name="Standard"/>
          </table:table-cell>
          <table:table-cell table:style-name="Table1.A1" office:value-type="string">
            <text:p text:style-name="Standard">descent-override: 22.0264%;</text:p>
          </table:table-cell>
        </table:table-row>
        <table:table-row table:style-name="Table1.2">
          <table:table-cell table:style-name="Table1.A1" office:value-type="string">
            <text:p text:style-name="Standard"/>
          </table:table-cell>
          <table:table-cell table:style-name="Table1.A1" office:value-type="string">
            <text:p text:style-name="Standard">size-adjust: 113.954%;</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Poppins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2.326%;</text:p>
          </table:table-cell>
        </table:table-row>
        <table:table-row table:style-name="Table1.2">
          <table:table-cell table:style-name="Table1.A1" office:value-type="string">
            <text:p text:style-name="Standard"/>
          </table:table-cell>
          <table:table-cell table:style-name="Table1.A1" office:value-type="string">
            <text:p text:style-name="Standard">descent-override: 30.7753%;</text:p>
          </table:table-cell>
        </table:table-row>
        <table:table-row table:style-name="Table1.2">
          <table:table-cell table:style-name="Table1.A1" office:value-type="string">
            <text:p text:style-name="Standard"/>
          </table:table-cell>
          <table:table-cell table:style-name="Table1.A1" office:value-type="string">
            <text:p text:style-name="Standard">line-gap-override: 8.793%;</text:p>
          </table:table-cell>
        </table:table-row>
        <table:table-row table:style-name="Table1.2">
          <table:table-cell table:style-name="Table1.A1" office:value-type="string">
            <text:p text:style-name="Standard"/>
          </table:table-cell>
          <table:table-cell table:style-name="Table1.A1" office:value-type="string">
            <text:p text:style-name="Standard">size-adjust: 113.7274%;</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miko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2.254%;</text:p>
          </table:table-cell>
        </table:table-row>
        <table:table-row table:style-name="Table1.2">
          <table:table-cell table:style-name="Table1.A1" office:value-type="string">
            <text:p text:style-name="Standard"/>
          </table:table-cell>
          <table:table-cell table:style-name="Table1.A1" office:value-type="string">
            <text:p text:style-name="Standard">descent-override: 35.9861%;</text:p>
          </table:table-cell>
        </table:table-row>
        <table:table-row table:style-name="Table1.2">
          <table:table-cell table:style-name="Table1.A1" office:value-type="string">
            <text:p text:style-name="Standard"/>
          </table:table-cell>
          <table:table-cell table:style-name="Table1.A1" office:value-type="string">
            <text:p text:style-name="Standard">size-adjust: 112.821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llur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08.6538%;</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escent-override: 61.1178%;</text:p>
          </table:table-cell>
        </table:table-row>
        <table:table-row table:style-name="Table1.2">
          <table:table-cell table:style-name="Table1.A1" office:value-type="string">
            <text:p text:style-name="Standard"/>
          </table:table-cell>
          <table:table-cell table:style-name="Table1.A1" office:value-type="string">
            <text:p text:style-name="Standard">size-adjust: 73.628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Oswald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45.0682%;</text:p>
          </table:table-cell>
        </table:table-row>
        <table:table-row table:style-name="Table1.2">
          <table:table-cell table:style-name="Table1.A1" office:value-type="string">
            <text:p text:style-name="Standard"/>
          </table:table-cell>
          <table:table-cell table:style-name="Table1.A1" office:value-type="string">
            <text:p text:style-name="Standard">descent-override: 35.1423%;</text:p>
          </table:table-cell>
        </table:table-row>
        <table:table-row table:style-name="Table1.2">
          <table:table-cell table:style-name="Table1.A1" office:value-type="string">
            <text:p text:style-name="Standard"/>
          </table:table-cell>
          <table:table-cell table:style-name="Table1.A1" office:value-type="string">
            <text:p text:style-name="Standard">size-adjust: 82.237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Noto Serif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8.7162%;</text:p>
          </table:table-cell>
        </table:table-row>
        <table:table-row table:style-name="Table1.2">
          <table:table-cell table:style-name="Table1.A1" office:value-type="string">
            <text:p text:style-name="Standard"/>
          </table:table-cell>
          <table:table-cell table:style-name="Table1.A1" office:value-type="string">
            <text:p text:style-name="Standard">descent-override: 27.0569%;</text:p>
          </table:table-cell>
        </table:table-row>
        <table:table-row table:style-name="Table1.2">
          <table:table-cell table:style-name="Table1.A1" office:value-type="string">
            <text:p text:style-name="Standard"/>
          </table:table-cell>
          <table:table-cell table:style-name="Table1.A1" office:value-type="string">
            <text:p text:style-name="Standard">size-adjust: 108.290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Comforta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74.2135%;</text:p>
          </table:table-cell>
        </table:table-row>
        <table:table-row table:style-name="Table1.2">
          <table:table-cell table:style-name="Table1.A1" office:value-type="string">
            <text:p text:style-name="Standard"/>
          </table:table-cell>
          <table:table-cell table:style-name="Table1.A1" office:value-type="string">
            <text:p text:style-name="Standard">descent-override: 19.7117%;</text:p>
          </table:table-cell>
        </table:table-row>
        <table:table-row table:style-name="Table1.2">
          <table:table-cell table:style-name="Table1.A1" office:value-type="string">
            <text:p text:style-name="Standard"/>
          </table:table-cell>
          <table:table-cell table:style-name="Table1.A1" office:value-type="string">
            <text:p text:style-name="Standard">size-adjust: 118.7115%;</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application/rss+xml" rel="alternate" href="<text:a xlink:type="simple" xlink:href="https://www.aprroofing.com//feed/rss2" text:style-name="ListLabel_20_1" text:visited-style-name="ListLabel_20_1"><text:span text:style-name="T1">https://www.aprroofing.com//feed/rss2</text:span></text:a>"/&gt;</text:p>
          </table:table-cell>
        </table:table-row>
        <table:table-row table:style-name="Table1.2">
          <table:table-cell table:style-name="Table1.A1" office:value-type="string">
            <text:p text:style-name="Standard"/>
          </table:table-cell>
          <table:table-cell table:style-name="Table1.A1" office:value-type="string">
            <text:p text:style-name="Standard">&lt;link type="application/atom+xml" rel="alternate" href="<text:a xlink:type="simple" xlink:href="https://www.aprroofing.com//feed/atom" text:style-name="ListLabel_20_1" text:visited-style-name="ListLabel_20_1"><text:span text:style-name="T1">https://www.aprroofing.com//feed/atom</text:span></text:a>"/&gt;</text:p>
          </table:table-cell>
        </table:table-row>
        <table:table-row table:style-name="Table1.2">
          <table:table-cell table:style-name="Table1.A1" office:value-type="string">
            <text:p text:style-name="Standard"/>
          </table:table-cell>
          <table:table-cell table:style-name="Table1.A1" office:value-type="string">
            <text:p text:style-name="Standard">&lt;meta name="robots" content="noindex"/&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ype" content="website"/&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url" content="https://www.aprroofing.com/Roof-Inspection-Contractor-Los-Angeles-CA"/&gt;</text:p>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oof Inspections | APR Roofing | Los Angeles | San Fernando | San Gabriel | Santa Clarita</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2">
          <table:table-cell table:style-name="Table1.A1" office:value-type="string">
            <text:p text:style-name="Standard"/>
          </table:table-cell>
          <table:table-cell table:style-name="Table1.A1" office:value-type="string">
            <text:p text:style-name="Standard">&lt;meta name="description" content="Get professional roof inspection &amp;amp; certification services in LA from APR Roofing. Ensure your roof is in top shape with our inspections. Contact u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name="twitter:card" content="summary"/&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title" content="Roof Inspections | APR Roofing | Los Angeles | San Fernando | San Gabriel | Santa Clarita"/&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description" content="Get professional roof inspection &amp;amp; certification services in LA from APR Roofing. Ensure your roof is in top shape with our inspections. Contact us!"/&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meta name="twitter: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description" content="Get professional roof inspection &amp;amp; certification services in LA from APR Roofing. Ensure your roof is in top shape with our inspections. Contact us!"/&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itle" content="Roof Inspections | APR Roofing | Los Angeles | San Fernando | San Gabriel | Santa Clarita"/&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YS- VVNfRElSRUNUX1BST0RVQ1RJT04= --&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ody id="dmRoot" data-page-alias="Roof-Inspection-Contractor-Los-Angeles-CA" class="dmRoot dmDesktopBody fix-mobile-scrolling addCanvasBorder dmResellerSite dmLargeBody responsiveTablet "</text:p>
          </table:table-cell>
        </table:table-row>
        <table:table-row table:style-name="Table1.2">
          <table:table-cell table:style-name="Table1.A1" office:value-type="string">
            <text:p text:style-name="Standard"/>
          </table:table-cell>
          <table:table-cell table:style-name="Table1.A1" office:value-type="string">
            <text:p text:style-name="Standard">style="padding:0;margin:0;"</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Site Content ========= --&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id="dm" class='dmwr'&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dm_wrapper standard-var5 widgetStyle-3 standard"&gt;</text:p>
          </table:table-cell>
        </table:table-row>
        <table:table-row table:style-name="Table1.2">
          <table:table-cell table:style-name="Table1.A1" office:value-type="string">
            <text:p text:style-name="Standard"/>
          </table:table-cell>
          <table:table-cell table:style-name="Table1.A1" office:value-type="string">
            <text:p text:style-name="Standard">&lt;div dmwrapped="true" id="1582363842" themewaschanged="true"&gt; &lt;div dmtemplateid="Hamburger" data-responsive-name="ResponsiveDesktopTopTabletHamburger" class="runtime-module-container dm-bfs dm-layout-sec hasAnimations hasStickyHeader rows-1200 layout-drawer_fixed-header dmPageBody d-page-1683814473 dmFreeHeader" id="dm-outer-wrapper" data-page-class="1683814473" data-soch="true" data-background-parallax-selector=".dmHomeSection1, .dmSectionParallex"&gt; &lt;div id="dmStyle_outerContainer" class="dmOuter"&gt; &lt;div id="dmStyle_innerContainer" class="dmInner"&gt; &lt;div class="dmLayoutWrapper standard-var dmStandardDesktop"&gt; &lt;div id="site_content"&gt; &lt;div class="p_hfcontainer showOnMedium"&gt; &lt;div id="hamburger-drawer" class="hamburger-drawer layout-drawer" layout="5ff40d2f36ae4e5ea1bc96b2e2fcf67e===header" data-origin="top"&gt; &lt;div class="u_1306904239 dmRespRow" style="text-align: center;" id="1306904239"&gt; &lt;div class="dmRespColsWrapper" id="1069100022"&gt; &lt;div class="u_1763389341 dmRespCol small-12 medium-12 large-12 empty-column" id="1763389341"&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86489610 dmRespRow middleDrawerRow" style="text-align: center;" id="1786489610"&gt; &lt;div class="dmRespColsWrapper" id="1841528365"&gt; &lt;div class="dmRespCol small-12 u_1080436581 medium-12 large-12" id="1080436581"&gt; &lt;nav class="u_1169410882 effect-bottom2 main-navigation unifiednav dmLinksMenu" role="navigation" layout-main="vertical_nav_layout_2" layout-sub="" data-show-vertical-sub-items="HIDE" id="1169410882" dmle_extension="onelinksmenu" data-element-type="onelinksmenu" data-logo-src=""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NavItemSelected dmUDNavigationItem_01010177106 "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081130099" style="text-align: center;" id="1081130099"&gt; &lt;div class="dmRespColsWrapper" id="1797873809"&gt; &lt;div class="u_1758979932 dmRespCol small-12 medium-12 large-12" id="1758979932"&gt; &lt;div class="u_1990492147 imageWidget align-center" data-element-type="image" data-widget-type="image" id="1990492147"&gt; &lt;a href="<text:a xlink:type="simple" xlink:href="https://www.aprroofing.com/" text:style-name="ListLabel_20_1" text:visited-style-name="ListLabel_20_1"><text:span text:style-name="T1">/</text:span></text:a>" id="198020384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480688661" class="" data-dm-image-path="https://irp.cdn-website.com/3d72e0e8/dms3rep/multi/apr-roofing-logo.jpeg" width="310" height="119"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drawer-overlay" id="layout-drawer-overlay"&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ite_content"&gt; &lt;div id="hamburger-header-container" class="showOnMedium hamburger-header-container p_hfcontainer"&gt; &lt;div id="hamburger-header" class="hamburger-header p_hfcontainer" layout="44dc38f951e9489490b055748e10ba9f===header"&gt; &lt;div class="u_1368101915 dmRespRow" style="text-align: center;" id="1368101915"&gt; &lt;div class="dmRespColsWrapper" id="1665411207"&gt; &lt;div class="dmRespCol small-12 u_1802694109 medium-4 large-4 empty-column content-removed" id="1802694109"&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empty-column" id="1662706043"&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id="1383423413"&gt; &lt;a data-display-type="block" class="u_1245457061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245457061"&gt; &lt;span class="iconBg" id="1975009463"&gt; &lt;span class="icon hasFontIcon icon-star" id="1510698549"&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768215722"&gt;Book a servic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button class="showOnMedium layout-drawer-hamburger hamburger-on-header" id="layout-drawer-hamburger" aria-label="menu"&gt; &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lt;div class="dmHeaderContainer fHeader d-header-wrapper showOnLarge"&gt; &lt;div id="hcontainer" class="dmHeader p_hfcontainer u_hcontainer" freeheader="true" layout="7f3c1de367df47d5b45ab63d33101c7b===header" has-shadow="true" data-scrollable-target="body" data-scrollable-target-threshold="1" data-scroll-responder-id="1" logo-size-target="51%"&gt; &lt;div dm:templateorder="85" class="dmHeaderResp dmHeaderStack noSwitch" id="1709005236"&gt; &lt;div class="dmRespRow dmDefaultListContentRow u_1626419338 fullBleedChanged fullBleedMode" style="text-align:center" id="1626419338"&gt; &lt;div class="dmRespColsWrapper" id="1612474922"&gt; &lt;div class="u_1224726927 small-12 dmRespCol large-2 medium-2" id="1224726927"&gt; &lt;div class="u_1708863831 imageWidget align-center" data-widget-type="image" id="1708863831" data-element-type="image"&gt; &lt;a href="<text:a xlink:type="simple" xlink:href="https://www.aprroofing.com/" text:style-name="ListLabel_20_1" text:visited-style-name="ListLabel_20_1"><text:span text:style-name="T1">/</text:span></text:a>" id="157255927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id="1268211496" class="" data-dm-image-path="https://lirp.cdn-website.com/3d72e0e8/dms3rep/multi/opt/apr-roofing-logo-1920w.jpeg" alt="Apr roofing solutions logo on a blue backgroun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360353967 dmRespCol small-12 large-8 medium-8" id="1360353967"&gt; &lt;nav class="u_1715024653 effect-float main-navigation unifiednav dmLinksMenu" role="navigation" layout-main="horizontal_nav_layout_2" layout-sub="submenu_horizontal_2" data-show-vertical-sub-items="HOVER" id="1715024653" dmle_extension="onelinksmenu" data-element-type="onelinksmenu"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NavItemSelected dmUDNavigationItem_01010177106 "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15747773 dmRespCol small-12 large-2 medium-2" id="1815747773"&gt; &lt;a class="u_1176180510 default dmDefaultGradient align-center dmCall voipReplacement dmWidget dmNoMark dmWwr" href="tel:661-406-7475" contenteditable="false" onclick=";return dm_gaq_push_event('ClickToCall', 'Call',null,'3d72e0e8', this);" id="1176180510" dmle_extension="clicktocall" data-element-type="clicktocall" data-buttonstyle="FLAT_ROUND_ICON" wr="true" data-display-type="block" icon="true" surround="true" description="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tickyHeaderSpacer" id="stickyHeaderSpacer" data-new="true"&gt;&lt;/div&gt;</text:p>
          </table:table-cell>
        </table:table-row>
        <table:table-row table:style-name="Table1.2">
          <table:table-cell table:style-name="Table1.A1" office:value-type="string">
            <text:p text:style-name="Standard"/>
          </table:table-cell>
          <table:table-cell table:style-name="Table1.A1" office:value-type="string">
            <text:p text:style-name="Standard">&lt;div dmwrapped="true" id="dmFirstContainer" themewaschanged="true" class="dmBody u_dmStyle_template_Roof-Inspection-Contractor-Los-Angeles-CA"&gt; &lt;div id="allWrapper" class="allWrapper"&gt;&lt;!-- navigation placeholders --&gt; &lt;div id="dm_content" class="dmContent"&gt; &lt;div dm:templateorder="100" class="dmAboutusRespTmpl mainBorder" id="1683814473"&gt; &lt;div class="innerPageTmplBox dmRespRowsWrapper" id="1396310947"&gt; &lt;div class="u_1018839555 dmRespRow hasBackgroundOverlay dmSectionNoParallax" style="text-align: center;" id="1018839555"&gt; &lt;div class="dmRespColsWrapper" id="1798004206"&gt; &lt;div class="dmRespCol small-12 medium-12 large-12" id="1882105274"&gt; &lt;div class="dmNewParagraph u_1647887293" data-element-type="paragraph" id="1647887293" style="transition:none 0s ease 0s;display:block;line-height:initial;" data-version="5"&gt; &lt;h1 class="m-text-align-left m-size-35"&gt;&lt;span class="m-font-size-35" style="color: rgb(255, 255, 255); display: initial;"&gt;Roof Inspection and Certification&lt;/span&gt;&lt;/h1&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id="1460464952"&gt; &lt;div class="dmRespColsWrapper" id="1901890342"&gt; &lt;div class="dmRespCol large-12 medium-12 small-12" id="1055672000"&gt; &lt;div class="u_1349662165 dmNewParagraph" id="1349662165" style="text-align: center; display: block;" data-element-type="paragraph" data-version="5" data-anim-extended="eyJkZXNrdG9wIjp7InRyaWdnZXIiOiJlbnRyYW5jZSIsImFuaW1hdGlvbiI6Inpvb21JbkNvbWJvIiwiZHVyYXRpb24iOjMsImRlbGF5IjowLCJpbnRlbnNpdHkiOjEsInJldmVyc2UiOmZhbHNlLCJkaXIiOiJpbi1wbGFjZSJ9fQ==" data-anim-desktop="zoomInCombo"&gt; &lt;h2 class="text-align-left size-48 m-size-24" style="line-height: 1.5;"&gt;&lt;span class="font-size-48 m-font-size-24" style="color:rgb(236, 25, 29);display:initial;font-family:'Noto Serif', 'Noto Serif Fallback';" m-font-size-set="true"&gt;APR Roofing offers thorough roof inspections for residential and commercial customers!&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267719023 dmNewParagraph" id="1267719023" data-version="5" data-styletopreserve="{" background-image":""}"=""&gt;&lt;p&gt;&lt;span class="" style="display: initial; font-weight: bold;"&gt;&lt;span style="display: initial; font-weight: bold;"&gt;For over 20 years, people have counted on us to make sure their roofs are in the best shape possible. We also offer emergency roof inspections after storms.&amp;nbsp;&lt;/span&gt;</text:p>
          </table:table-cell>
        </table:table-row>
        <table:table-row table:style-name="Table1.2">
          <table:table-cell table:style-name="Table1.A1" office:value-type="string">
            <text:p text:style-name="Standard"/>
          </table:table-cell>
          <table:table-cell table:style-name="Table1.A1" office:value-type="string">
            <text:p text:style-name="Standard">&lt;/span&gt;&lt;/p&gt;&lt;p&gt;&lt;span style="font-weight: bold; display: initial;"&gt;We recommend having your roof professionally inspected at least twice a year, and we also suggest keeping an eye open for signs your roof needs immediate attention:&lt;/span&gt;&lt;/p&gt; &lt;ul class="defaultList"&gt;&lt;li&gt;&lt;span style="font-weight: bold; display: initial;"&gt;Rot&lt;/span&gt;&lt;/li&gt;&lt;li&gt;&lt;span style="font-weight: bold; display: initial;"&gt;Mold&amp;nbsp;&lt;/span&gt;&lt;/li&gt;&lt;li&gt;&lt;span style="font-weight: bold; display: initial;"&gt;Leaks&lt;/span&gt;&lt;/li&gt;&lt;li&gt;&lt;span style="font-weight: bold; display: initial;"&gt;Excessive amounts of shingle granules in gutters&lt;/span&gt;&lt;/li&gt;&lt;li&gt;&lt;span style="font-weight: bold; display: initial;"&gt;Water spots on the ceiling&lt;/span&gt;&lt;/li&gt;&lt;li&gt;&lt;span style="font-weight: bold; display: initial;"&gt;Black streaks or spots on the roof&lt;/span&gt;&lt;/li&gt;&lt;li&gt;&lt;span style="font-weight: bold; display: initial;"&gt;Missing/broken roofing tiles&lt;/span&gt;&lt;/li&gt;&lt;li&gt;&lt;span style="font-weight: bold; display: initial;"&gt;Curling shingles&lt;/span&gt;&lt;/li&gt;&lt;/ul&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id="1045396991"&gt; &lt;div class="dmRespColsWrapper" id="1897028539"&gt; &lt;div class="dmRespCol large-12 medium-12 small-12" id="1710928279"&gt; &lt;div class="u_1042626911 dmNewParagraph" id="1042626911" style="text-align: center; display: block;" data-element-type="paragraph" data-version="5" data-anim-extended="eyJkZXNrdG9wIjp7InRyaWdnZXIiOiJlbnRyYW5jZSIsImFuaW1hdGlvbiI6Inpvb21JbkNvbWJvIiwiZHVyYXRpb24iOjMsImRlbGF5IjowLCJpbnRlbnNpdHkiOjEsInJldmVyc2UiOmZhbHNlLCJkaXIiOiJpbi1wbGFjZSJ9fQ==" data-anim-desktop="zoomInCombo"&gt;&lt;p class="text-align-left size-48 m-size-24" style="line-height: 1.5;"&gt;&lt;span style="color:rgb(236, 25, 29);font-weight:bold;display:initial;font-family:'Noto Serif', 'Noto Serif Fallback';" class="font-size-48 m-font-size-24" m-font-size-set="true"&gt;Certifications for Buying or Selling a Home or Business&lt;/span&gt;&lt;/p&gt;&lt;/div&gt; &lt;div class="u_1818354484 dmNewParagraph" id="1818354484" data-version="5" data-styletopreserve="{" background-image":""}"=""&gt;&lt;p&gt;&lt;span style="font-weight: bold; display: initial;"&gt;Are you in the market to purchase a new residential or commercial property? Are you planning to sell the one you currently own? In either case, a professional roof inspection and/or certification is crucial. Let our professionals thoroughly inspect the roof and help you make an educated, well-informed decision and give you peace of mind. Buying or selling property is a major undertaking that can have a significant impact on your life. You can&amp;rsquo;t afford to make an uninformed choice.&amp;nbsp;&lt;/span&gt;&lt;/p&gt;&lt;p&gt;&lt;br/&gt;&lt;/p&gt;&lt;p&gt;&lt;span style="display: initial; font-weight: bold;"&gt;We can also inspect a property that you want to buy to ensure that the roof is sound and proper installation practices and materials were used. If the roof passes our inspection, we will issue a formal certification. Many real estate lenders want to see a professional certification, as it reassures them their borrower is making a wise purchase. Contact our office to learn more about how our real estate roof inspections and certifications work.&amp;nbsp;&lt;/span&gt;&lt;span style="display: initial;"&gt;&lt;br/&gt;&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pa_8831697 dmRespRow" style="text-align: center;" id="pa_8831697"&gt; &lt;div class="dmRespColsWrapper" id="1777923669"&gt; &lt;div class="u_1034459765 dmRespCol small-12 large-7 medium-7" id="1034459765"&gt; &lt;div class="u_1165598229 dmNewParagraph" id="1165598229" style="transition: none 0s ease 0s; display: block;" data-element-type="paragraph" data-version="5"&gt; &lt;h2 class="text-align-left m-size-24" style="line-height: 1.5;"&gt;&lt;span style="display: initial; font-weight: 600;" class="m-font-size-24" m-font-size-set="true"&gt;Getting ready to buy or sell a home?&amp;nbsp;&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689223251 dmNewParagraph" id="1689223251" style="transition: none 0s ease 0s; display: block;" data-version="5"&gt;&lt;p class="text-align-left"&gt;&lt;span style="font-weight: bold; display: initial; background-color: rgba(0, 0, 0, 0);"&gt;Since 2010 APR Roofing has been working with homeowners and business owners to make sure their roof is in top shape.&amp;nbsp;&lt;/span&gt;&lt;/p&gt;&lt;p class="text-align-left"&gt;&lt;span style="display: initial;"&gt;&lt;br/&gt;&lt;/span&gt;&lt;/p&gt;&lt;p class="text-align-left"&gt;&lt;span class="" style="font-weight: bold; display: initial; background-color: rgba(0, 0, 0, 0);"&gt;&lt;span style="font-weight: bold; display: initial; background-color: rgba(0, 0, 0, 0);"&gt;Whether you need an inspection to make sure your roof is ready for the winter season, or aa certified inspection for the sale of a home or business. APR Roofing has you covered.&lt;/span&gt;</text:p>
          </table:table-cell>
        </table:table-row>
        <table:table-row table:style-name="Table1.2">
          <table:table-cell table:style-name="Table1.A1" office:value-type="string">
            <text:p text:style-name="Standard"/>
          </table:table-cell>
          <table:table-cell table:style-name="Table1.A1" office:value-type="string">
            <text:p text:style-name="Standard">&lt;/span&gt;&lt;/p&gt;&lt;/div&gt; &lt;div class="u_1828983029 dmNewParagraph hide-for-medium hide-for-large" id="1828983029" style="transition: none 0s ease 0s; display: block;" data-version="5"&gt; &lt;ul class="defaultList"&gt;&lt;li class="text-align-left"&gt;&lt;strong style="display: initial; font-weight: bold;"&gt;New Roof&lt;/strong&gt;&lt;/li&gt;&lt;li class="text-align-left"&gt;&lt;span style="display: initial; font-weight: bold;"&gt;Roof Repair&lt;/span&gt;&lt;/li&gt;&lt;li class="text-align-left"&gt;&lt;span style="display: initial; font-weight: bold;"&gt;Roof Inspections&lt;/span&gt;&lt;/li&gt;&lt;li class="text-align-left"&gt;&lt;span style="display: initial; font-weight: bold;"&gt;Re-Roofing&lt;/span&gt;&lt;/li&gt;&lt;/ul&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969245659 dmRespRow hide-for-small" id="1969245659"&gt; &lt;div class="dmRespColsWrapper" id="1407833594"&gt; &lt;div class="u_1687153159 dmRespCol small-12 large-2 medium-2" id="1687153159"&gt; &lt;div class="u_1223736098 graphicWidget" data-element-type="graphic" data-widget-type="graphic" id="1223736098"&gt; &lt;svg xmlns="http://www.w3.org/2000/svg" viewbox="0 0 1792 1792" id="1289595816" class="svg u_1289595816" data-icon-name="fa-check"&gt; &lt;title id="1644380664"&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88571771 dmRespCol small-12 large-4 medium-4" id="1988571771"&gt; &lt;div class="u_1424755884 dmNewParagraph" data-element-type="paragraph" data-version="5" id="1424755884" style="transition: opacity 1s ease-in-out 0s;"&gt;&lt;p&gt;&lt;span style="color: rgb(0, 0, 0); font-weight: bold; display: unset;"&gt;New Roof&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30984529 dmRespCol small-12 large-2 medium-2" id="1130984529"&gt; &lt;div class="u_1770021059 graphicWidget" data-element-type="graphic" data-widget-type="graphic" id="1770021059"&gt; &lt;svg xmlns="http://www.w3.org/2000/svg" viewbox="0 0 1792 1792" id="1028935487" class="svg u_1028935487" data-icon-name="fa-check"&gt; &lt;title id="1171615525"&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594487456 dmRespCol small-12 large-4 medium-4" id="1594487456"&gt; &lt;div class="u_1011489745 dmNewParagraph" data-element-type="paragraph" data-version="5" id="1011489745" style="transition: none 0s ease 0s; text-align: left; display: block;"&gt;&lt;p&gt;&lt;span style="display: unset; font-weight: bold; color: rgb(0, 0, 0);"&gt;Roof Repair&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62251806 dmRespRow hide-for-small" id="1462251806"&gt; &lt;div class="dmRespColsWrapper" id="1396104073"&gt; &lt;div class="u_1361862132 dmRespCol small-12 large-2 medium-2" id="1361862132"&gt; &lt;div class="u_1383144296 graphicWidget" data-element-type="graphic" data-widget-type="graphic" id="1383144296"&gt; &lt;svg xmlns="http://www.w3.org/2000/svg" viewbox="0 0 1792 1792" id="1381840589" class="svg u_1381840589" data-icon-name="fa-check"&gt; &lt;title id="1234336058"&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250821372 dmRespCol small-12 large-4 medium-4" id="1250821372"&gt; &lt;div class="u_1065072284 dmNewParagraph" data-element-type="paragraph" data-version="5" id="1065072284" style="transition: opacity 1s ease-in-out 0s;"&gt;&lt;p&gt;&lt;span style="font-weight: 700; display: unset; color: rgb(0, 0, 0);"&gt;Roof Inspections&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587066335 dmRespCol small-12 large-2 medium-2" id="1587066335"&gt; &lt;div class="u_1946830949 graphicWidget" data-element-type="graphic" data-widget-type="graphic" id="1946830949"&gt; &lt;svg xmlns="http://www.w3.org/2000/svg" viewbox="0 0 1792 1792" id="1471913162" class="svg u_1471913162" data-icon-name="fa-check"&gt; &lt;title id="1599835784"&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88513215 dmRespCol small-12 large-4 medium-4" id="1788513215"&gt; &lt;div class="u_1331038697 dmNewParagraph" data-element-type="paragraph" data-version="5" id="1331038697" style="transition: none 0s ease 0s; text-align: left; display: block;"&gt;&lt;p&gt;&lt;span style="color: rgb(0, 0, 0); font-weight: 700; display: unset;"&gt;Re-Roof&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68104506 dmRespCol small-12 large-5 medium-5" id="1868104506"&gt; &lt;div class="dmRespRow u_1276653390" id="1276653390" data-anchor="quote"&gt; &lt;div class="dmRespColsWrapper" id="1658083602"&gt; &lt;div class="dmRespCol small-12 medium-12 large-12 u_1779857688" id="1779857688" data-anim-extended="eyJkZXNrdG9wIjp7InRyaWdnZXIiOiJlbnRyYW5jZSIsImFuaW1hdGlvbiI6InJvbGxJbkNvbWJvIiwiZHVyYXRpb24iOjMsImRlbGF5IjowLCJpbnRlbnNpdHkiOjEsInJldmVyc2UiOmZhbHNlLCJkaXIiOiJyaWdodCJ9fQ==" data-anim-desktop="rollInCombo"&gt; &lt;div class="u_1381675102 graphicWidget" data-element-type="graphic" data-widget-type="graphic" id="1381675102"&gt; &lt;svg id="1038188625" data-name="Layer 4" xmlns="http://www.w3.org/2000/svg" viewbox="0 0 172 173.87" class="svg u_1038188625" data-icon-custom="true" data-icon-name="estimated_quoteArtboard 3.svg"&gt; &lt;title id="1731743024"&gt;A black and white icon of a computer with a dollar sign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d="M127.13,72.4q0,28.11,0,56.22a26.62,26.62,0,0,1-.22,4.38c-.38,2.32-1.61,3.66-4.24,3.66q-36.44-.07-72.87,0a4,4,0,0,1-4.34-3.59,19.38,19.38,0,0,1-.23-3.74q0-57,0-114a20.39,20.39,0,0,1,.11-3.13c.39-2.56,1.56-4.06,4.55-4q36.42.12,72.86,0c2.66,0,3.85,1.29,4.18,3.65a30.45,30.45,0,0,1,.2,4.38Q127.15,44.29,127.13,72.4ZM49,72.34c0,19,.05,37.9,0,56.85,0,2.74.54,3.74,3.57,3.73q33.77-.21,67.53,0c2.51,0,3.44-.53,3.43-3.24q-.12-57.33,0-114.65c0-2.7-.92-3.29-3.44-3.28q-33.76.13-67.53,0c-3.06,0-3.57,1.07-3.56,3.78C49,34.44,49,53.39,49,72.34Z" id="1741622609"&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136.43,120.12c0-7.54,0-15.08,0-22.62,0-3.78.7-4.25,4.3-3,7.59,2.69,15.14,5.47,22.76,8,2.44.83,3,2,2.37,4.45-5.29,19.91-11.81,39.44-18,59.08-.63,2-1.78,2.37-3.57,1.88L97.7,155.42c-2-.53-2.54-1.65-1.76-3.52a8.52,8.52,0,0,0,.26-.9c1.64-5.06,1.64-5.06,6.86-5.06,10.26,0,20.53-.06,30.79,0,2,0,2.66-.55,2.63-2.62C136.37,135.62,136.43,127.87,136.43,120.12Zm3.76,3.56q0,11,0,22c0,3.92-.13,4-4.12,4q-16.65,0-33.31,0c-1.18,0-2.38-.12-2.65,1.45s1.17,1.3,1.88,1.49c13.52,3.7,27.06,7.3,40.57,11,1.38.37,2.08.3,2.54-1.19,5.63-18.06,11.66-36,16.53-54.3.42-1.61.07-2.16-1.44-2.68q-8.9-3-17.71-6.36c-1.85-.69-2.34-.34-2.32,1.62C140.24,108.39,140.19,116,140.19,123.68Z" id="1010391130"&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35.88,87.19c0,10.67-.06,21.35,0,32,0,2.24-.68,3.39-2.85,4.11-9.27,3.07-7.64,3.35-10.25-5.09-5.4-17.46-10.59-35-16-52.46-.89-2.87-.55-4.31,2.5-5.41,7.37-2.66,14.6-5.68,21.89-8.55,4.06-1.59,4.67-1.15,4.68,3.35Zm-3.76.59c0-9.84,0-19.68,0-29.51,0-2.12-.31-2.79-2.56-1.84Q21.38,59.91,13,63c-2.13.78-2.55,1.66-1.87,3.89,5.24,17,10.3,34,15.51,51,.34,1.09-.14,3.36,2.36,2.84,2.15-.45,3.27-1.38,3.22-4C32,107,32.12,97.4,32.12,87.78Z" id="1064979484"&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13,80.73A1.92,1.92,0,0,1,88,83.1c-.5,2.87,1,3.79,3.49,4.33,1.64.36,4.57.31,3.75,3s-3.18.9-4.81.39c-2.58-.79-5.07-1.24-7.6.11a3.48,3.48,0,0,0-2.13,3.22A3.19,3.19,0,0,0,82.8,97c1.15.5,2.34.89,3.52,1.3,1.39.48,2.83.82,4.16,1.43,2.83,1.3,4.9,3.36,4.94,6.66a6.77,6.77,0,0,1-4.8,6.69c-2,.73-3,1.62-2.62,3.79.19,1.3,0,2.74-1.73,2.76-1.88,0-2.15-1.5-2-2.91.31-2.22-.92-2.92-2.73-3.33a19.36,19.36,0,0,1-3.59-1.1,1.81,1.81,0,0,1,1.14-3.43,28,28,0,0,1,3,.89,10.28,10.28,0,0,0,5,.48c2.22-.32,4.29-1.06,4.55-3.53s-1.92-3.24-3.79-3.94c-2.06-.76-4.23-1.22-6.24-2.09C78.83,99.48,77,97.36,77,94.19a6.67,6.67,0,0,1,4.54-6.56c2.24-.82,3.17-1.95,2.82-4.31A2.16,2.16,0,0,1,86.13,80.73Z" id="1534213286"&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11,67.7H62.29c-.83,0-1.67,0-2.5-.07A1.6,1.6,0,0,1,58.18,66a1.72,1.72,0,0,1,1.56-2,30.17,30.17,0,0,1,3.43-.12h47.65c1.47,0,3.28,0,3.19,2-.07,1.81-1.75,1.77-3.13,1.77Z" id="1509832587"&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5.75,28.52q-12.23,0-24.45,0c-1.34,0-3,.27-3.1-1.69s1.56-2.1,3.11-2.1h49.54c1.54,0,3.26.11,3.16,2.09-.09,1.78-1.78,1.71-3.18,1.71Z" id="1767659616"&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42,37.83h24.14c1.47,0,3.35-.21,3.42,1.77.08,2.26-1.91,2-3.47,2H61.6c-1.41,0-3.31.4-3.38-1.73-.07-2.3,1.86-2.05,3.44-2.05Z" id="1732351144"&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41,50.92h24.17c1.45,0,3.37-.26,3.41,1.76,0,2.21-1.95,2-3.52,2H61.81c-.42,0-.84,0-1.25,0-1.24-.13-2.35-.52-2.32-2s1.17-1.77,2.43-1.77H86.41Z" id="1900470539"&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89762372 dmNewParagraph" data-element-type="paragraph" id="1089762372" style="transition: opacity 1s ease-in-out 0s; text-align: center;" data-version="5"&gt; &lt;h2 class="text-align-center"&gt;&lt;span style="display: initial; font-weight: 500;"&gt;Get a quote&lt;/span&gt;&lt;span style="display: initial;"&gt;&lt;br/&gt;&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428263747 dmform default native-inputs" data-element-type="dContactUsRespId" id="1428263747" data-layout="layout-3" captcha="true" data-captcha-position="bottomleft"&gt; &lt;h3 class="dmform-title dmwidget-title" id="1656238392" hide="true"&gt;Contact Us&lt;/h3&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wrapper" id="1354498650" captcha-lang="en"&gt; &lt;form method="post" class="dmRespDesignRow" locale="ENGLISH" id="1987811891"&gt; &lt;div class="dmforminput required small-12 dmRespDesignCol medium-12 large-12" id="1938886014"&gt; &lt;label for="1639997445" id="1343058813" class="" data-dm-for="dmform-0"&gt;Name&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text" class="" name="dmform-0" id="1639997445"/&gt;&lt;input type="hidden" name="label-dmform-0" value="Name" id="1897165560"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required small-12 dmRespDesignCol medium-12 large-12" id="1418222180"&gt; &lt;label for="1039014262" id="1135434888" class="" data-dm-for="dmform-1"&gt;Email&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email" class="" name="dmform-1" id="1039014262"/&gt;&lt;input type="hidden" name="label-dmform-1" value="Email" id="1777164187"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required small-12 dmRespDesignCol medium-12 large-12" id="1560940635"&gt; &lt;label for="1068655674" id="1907520308" class="" data-dm-for="dmform-2"&gt;Phone&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tel" class="" name="dmform-2" id="1068655674"/&gt;&lt;input type="hidden" name="label-dmform-2" value="Phone" id="1361250087"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small-12 dmRespDesignCol medium-12 large-12" id="1978641490"&gt; &lt;label for="1722716890" id="1208469046" class="" data-dm-for="dmform-4"&gt;What services do you need?&lt;/label&gt;</text:p>
          </table:table-cell>
        </table:table-row>
        <table:table-row table:style-name="Table1.2">
          <table:table-cell table:style-name="Table1.A1" office:value-type="string">
            <text:p text:style-name="Standard"/>
          </table:table-cell>
          <table:table-cell table:style-name="Table1.A1" office:value-type="string">
            <text:p text:style-name="Standard">&lt;select name="dmform-4" id="1722716890"&gt; &lt;option selected="" disabled="" hidden="" value="" id="1358519398"&gt;&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908680550"&gt;Option 1&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291160629"&gt;Option 2&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707322833"&gt;Option 3&lt;/option&gt;</text:p>
          </table:table-cell>
        </table:table-row>
        <table:table-row table:style-name="Table1.2">
          <table:table-cell table:style-name="Table1.A1" office:value-type="string">
            <text:p text:style-name="Standard"/>
          </table:table-cell>
          <table:table-cell table:style-name="Table1.A1" office:value-type="string">
            <text:p text:style-name="Standard">&lt;/select&gt;</text:p>
          </table:table-cell>
        </table:table-row>
        <table:table-row table:style-name="Table1.2">
          <table:table-cell table:style-name="Table1.A1" office:value-type="string">
            <text:p text:style-name="Standard"/>
          </table:table-cell>
          <table:table-cell table:style-name="Table1.A1" office:value-type="string">
            <text:p text:style-name="Standard">&lt;input type="hidden" name="label-dmform-4" value="What services do you need?" id="1535459070" class=""/&gt;&lt;/div&gt;</text:p>
          </table:table-cell>
        </table:table-row>
        <table:table-row table:style-name="Table1.2">
          <table:table-cell table:style-name="Table1.A1" office:value-type="string">
            <text:p text:style-name="Standard"/>
          </table:table-cell>
          <table:table-cell table:style-name="Table1.A1" office:value-type="string">
            <text:p text:style-name="Standard">&lt;span id="1268747783" class="dmWidgetClear"&gt;&lt;/span&gt;</text:p>
          </table:table-cell>
        </table:table-row>
        <table:table-row table:style-name="Table1.2">
          <table:table-cell table:style-name="Table1.A1" office:value-type="string">
            <text:p text:style-name="Standard"/>
          </table:table-cell>
          <table:table-cell table:style-name="Table1.A1" office:value-type="string">
            <text:p text:style-name="Standard">&lt;span id="1075563965" class="dmWidgetClear"&gt;&lt;/span&gt;</text:p>
          </table:table-cell>
        </table:table-row>
        <table:table-row table:style-name="Table1.2968">
          <table:table-cell table:style-name="Table1.A1" office:value-type="string">
            <text:p text:style-name="Standard"/>
          </table:table-cell>
          <table:table-cell table:style-name="Table1.A1" office:value-type="string">
            <text:p text:style-name="Standard">&lt;div class="dmformsubmit dmWidget R" id="1516421677"&gt;&lt;input class="" name="submit" type="submit" value="Submit →" id="1621383005"/&gt;&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input name="dmformsendto" type="hidden" value="O0wrseIfFLvCnETgLcwFK8wBxC67WF1hCmgxIdbnQJ4DEJCSlrMvBK5tTSDeMCtqZKiiOt24XmE=" id="1804028617" class="" data-dec="true"/&gt;&lt;input class="dmActionInput" type="hidden" name="action" value="/_dm/s/rt/widgets/dmform.submit.jsp" id="1570899755"/&gt;&lt;input name="dmformsubject" type="hidden" value="Quote Request From Website" id="1933742201" class="" data-email-subject="Quote Request From Website"/&gt;&lt;input name="dmformfrom" type="hidden" value="" id="1141904487"/&gt;&lt;input name="dmformsubmitparams" type="hidden" value="8mpKnCSiNQXK/d9M7IDrS21iaGO90EYxa9J5jKUIxiBMCNWdFH9VJBNVAexsfANZrhpU2pYWFBc1R2UM4gKuX68/dPwIlm9+QDRtDq/+BN32LQ8iMz3RKVQFwIuKCWVJeD9uRzuYcCZHp+xqQKMVTPGbIdhUGxMfGRPh5G/JmgMYayzTbeYuWHNdsA+Qll9nY2wFe1G35JVh/dUn/kjiRxRAHg1n0KYvyrmbdQksjyJ/ug7VzLAbWGZxyWcyj2nP" data-dec="true"/&gt;&lt;input type="hidden" name="page_uuid" value="82bda16089b84a0cae0ec0a5ba270f7e"/&gt;&lt;/form&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success" style="display:none" id="1637463310"&gt;Thank you for contacting us.&lt;br id="1403030980"/&gt;We will get back to you as soon as possible.&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error" style="display:none" id="1452770852"&gt;Oops, there was an error sending your message.&lt;br id="1060666948"/&gt;Please try again later.&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589755828 dmRespRow" id="1589755828"&gt; &lt;div class="dmRespColsWrapper" id="1737172737"&gt; &lt;div class="u_1886250037 dmRespCol small-12 large-6 medium-6" id="1886250037"&gt; &lt;div class="u_1114404447 dmPhotoGallery newPhotoGallery dmPhotoGalleryResp photo-gallery-done text-layout-over captionAlignment-center_center photoGallery" galleryoptionsparams="{thumbnailsPerRow: 3, rowsToShow: 3, imageScaleMethod: true}" data-desktop-layout="square" data-desktop-columns="2" data-element-type="dPhotoGalleryId" data-desktop-text-layout="over" id="1114404447" data-rows-to-show="100" data-image-hover-effect="zoomout" data-desktop-caption-alignment="center_center" data-placeholder="false" data-mobile-columns="1"&gt; &lt;ul class="dmPhotoGalleryHolder clearfix gallery shadowEffectToChildren gallery4inArow" id="1362986591"&gt;&lt;/ul&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container square"&gt; &lt;div class="photogallery-row " data-index=""&gt; &lt;div class="photogallery-column column-2" data-index="0"&gt; &lt;div index="0" class="photoGalleryThumbs animated " id="1413551410" data-index="0"&gt; &lt;div class="thumbnailInnerWrapper" style="opacity: 1;"&gt; &lt;div class="image-container revealed"&gt; &lt;a data-dm-multisize-attr="temp" data-dm-force-device="mobile" class="u_1355557003" data-image-url="https://irp.cdn-website.com/3d72e0e8/dms3rep/multi/stock-photo-a-man-in-a-hard-hat-holding-a-clipboard-standing-on-the-steps-of-an-old-rundown-house-2048290685.jpg" style="background-image: url('https://lirp.cdn-website.com/3d72e0e8/dms3rep/multi/opt/stock-photo-a-man-in-a-hard-hat-holding-a-clipboard-standing-on-the-steps-of-an-old-rundown-house-2048290685-640w.jpg');"&gt;&lt;img data-src="https://lirp.cdn-website.com/3d72e0e8/dms3rep/multi/opt/stock-photo-a-man-in-a-hard-hat-holding-a-clipboard-standing-on-the-steps-of-an-old-rundown-house-2048290685-1920w.jpg" alt="A man in a hard hat and orange vest is standing on a roof holding a clipboar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603645397" class="caption-container u_1603645397" style="display:none"&gt; &lt;span class="caption-inner"&gt; &lt;a id="1200364310" class="caption-button dmWidget clearfix u_1200364310"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hotogallery-column column-2" data-index="1"&gt; &lt;div index="1" class="photoGalleryThumbs animated " id="1430168778" data-index="1"&gt; &lt;div class="thumbnailInnerWrapper" style="opacity: 1;"&gt; &lt;div class="image-container revealed"&gt; &lt;a data-dm-multisize-attr="temp" data-dm-force-device="mobile" class="u_1059838187" data-image-url="https://irp.cdn-website.com/3d72e0e8/dms3rep/multi/stock-photo-roof-repair-worker-with-yellow-gloves-replacing-red-tiles-or-shingles-on-house-with-blue-sky-as-126751889.jpg" style="background-image: url('https://lirp.cdn-website.com/3d72e0e8/dms3rep/multi/opt/stock-photo-roof-repair-worker-with-yellow-gloves-replacing-red-tiles-or-shingles-on-house-with-blue-sky-as-126751889-640w.jpg');"&gt;&lt;img data-src="https://lirp.cdn-website.com/3d72e0e8/dms3rep/multi/opt/stock-photo-roof-repair-worker-with-yellow-gloves-replacing-red-tiles-or-shingles-on-house-with-blue-sky-as-126751889-1920w.jpg" alt="A man wearing yellow gloves is laying a red tile on a roof."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882061187" class="caption-container u_1882061187" style="display:none"&gt; &lt;span class="caption-inner"&gt; &lt;a id="1027045885" class="caption-button dmWidget clearfix u_1027045885"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26301702 dmRespCol small-12 large-6 medium-6" id="1026301702"&gt; &lt;div class="u_1473438201 dmNewParagraph" id="1473438201" style="transition: opacity 1s ease-in-out; display: block;" data-element-type="paragraph" data-version="5"&gt; &lt;h2 class="text-align-left m-size-24" style="line-height: 1.5;"&gt;&lt;span style="display: initial; font-weight: 600;" class="m-font-size-24" m-font-size-set="true"&gt;New Roof, Leaky Roof? We Have You Covered!&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109071316 dmNewParagraph" id="1109071316" style="transition: none; display: block;" data-version="5"&gt;&lt;p class="text-align-left"&gt;&lt;span style="display: initial; font-weight: bold;"&gt;We are dedicated to giving your fast, friendly and reliable service. We offer services every day of the week, at the time that's best for you.&lt;/span&gt;&lt;/p&gt;&lt;/div&gt; &lt;a data-display-type="block" class="u_1650376422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650376422"&gt; &lt;span class="iconBg" id="1388206903"&gt; &lt;span class="icon hasFontIcon icon-star" id="1406722005"&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522059067"&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060472188" id="1060472188"&gt; &lt;div class="dmRespColsWrapper" id="1554695260"&gt; &lt;div class="u_1661100084 dmRespCol small-12 medium-6 large-6" id="1661100084"&gt; &lt;div class="u_1100896813 dmNewParagraph" data-element-type="paragraph" id="1100896813" background-image="" :="" style="line-height:initial;" data-version="5"&gt; &lt;h2&gt;&lt;span style="display: initial; color: rgb(255, 255, 255);"&gt;Need a Roofing Contractor?&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586184918 dmRespCol small-12 medium-6 large-6" id="1586184918"&gt; &lt;a class="u_1913475803 default dmDefaultGradient align-center dmCall voipReplacement dmWidget dmNoMark dmWwr" href="tel:661-406-7475" contenteditable="false" onclick=";return dm_gaq_push_event('ClickToCall', 'Call',null,'3d72e0e8', this);" id="1913475803"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00053781 dmRespRow mobile-columns-reversed" style="text-align: center;" id="1400053781"&gt; &lt;div class="dmRespColsWrapper" id="1759907746"&gt; &lt;div class="u_1506850262 dmRespCol small-12 medium-12 large-12" id="1506850262"&gt; &lt;span id="1155254804"&gt;&lt;/span&gt;</text:p>
          </table:table-cell>
        </table:table-row>
        <table:table-row table:style-name="Table1.2">
          <table:table-cell table:style-name="Table1.A1" office:value-type="string">
            <text:p text:style-name="Standard"/>
          </table:table-cell>
          <table:table-cell table:style-name="Table1.A1" office:value-type="string">
            <text:p text:style-name="Standard">&lt;div class="u_1854679361 dmNewParagraph" data-element-type="paragraph" id="1854679361" style="transition: none 0s ease 0s; display: block;" data-version="5"&gt; &lt;h2 class="m-text-align-center text-align-left"&gt;&lt;span style="font-weight: 600; display: initial;"&gt;Professional Inspections&lt;/span&gt;&lt;/h2&gt;</text:p>
          </table:table-cell>
        </table:table-row>
        <table:table-row table:style-name="Table1.3026">
          <table:table-cell table:style-name="Table1.A1" office:value-type="string">
            <text:p text:style-name="Standard"/>
          </table:table-cell>
          <table:table-cell table:style-name="Table1.A1" office:value-type="string">
            <text:p text:style-name="Standard">&lt;/div&gt; &lt;div class="widget-7b2ba5 u_1266347497 dmCustomWidget" data-lazy-load="" data-title="" id="1266347497" dmle_extension="custom_extension" data-element-type="custom_extension" icon="false" surround="false" data-widget-id="7b2ba547771b4d4db17e3e2b9f0abd0c" data-widget-version="222" data-widget-config="eyJ0YWJzIjpbeyJpbWFnZSI6Imh0dHBzOi8vaXJwLmNkbi13ZWJzaXRlLmNvbS8zZDcyZTBlOC9kbXMzcmVwL211bHRpL3N0b2NrLXBob3RvLWEtbWFuLWluLWEtaGFyZC1oYXQtaG9sZGluZy1hLWNsaXBib2FyZC1zdGFuZGluZy1vbi10aGUtc3RlcHMtb2YtYW4tb2xkLXJ1bmRvd24taG91c2UtMjA0ODI5MDY4NS5qcGciLCJpdGVtTGFiZWwiOiJBc3Nlc3MiLCJoZWFkaW5nVHlwZSI6Img0IiwiaXRlbVRpdGxlIjoiUHJvZmVzc2lvbmFsIGFzc2Vzc21lbnQiLCJpdGVtRGVzYyI6IjxwIGNsYXNzPVwicnRlQmxvY2tcIj5XZSB1bmRlcnN0YW5kIHRoYXQgZWFjaCBwcm9qZWN0IGlzIHVuaXF1ZSBhbmQgY2FycmllcyBpdHMgb3duIHVuaXF1ZSBvYnN0YWNsZXMuwqA8L3A+PGJyPjxwIGNsYXNzPVwicnRlQmxvY2tcIj5UaGF0JiN4Mjc7cyB3aHkgd2UgcGF5IGV4dHJhIGF0dGVudGlvbiB0byBlYWNoIHByb2plY3Qgc28gd2UgY2FuIHByb3ZpZGUgeW91IHdpdGggYSBmdWxsIHVuZGVyc3RhbmRpbmcgb2Ygd2hhdCB3aWxsIGJlIHJlcXVpcmVkIHRvIGNvbXBsZXRlIHRoZSBqb2IuPC9wPiIsInNob3dCdG4iOnRydWUsInRleHRPbkxpbmsiOiJCb29rIGEgc2VydmljZSDihpIifSx7ImltYWdlIjoiaHR0cHM6Ly9pcnAuY2RuLXdlYnNpdGUuY29tLzNkNzJlMGU4L2RtczNyZXAvbXVsdGkvc3RvY2stcGhvdG8tY29uc3RydWN0aW9uLXdvcmtlci13ZWFyaW5nLXNhZmV0eS1oYXJuZXNzLWFuZC1zYWZldHktbGluZS13b3JraW5nLW9uLWEtbWV0YWwtaW5kdXN0cnktcm9vZi1uZXctMTAyNDAwMTcyNS03ZTMyOGI3YS5qcGciLCJpdGVtTGFiZWwiOiJFc3RpbWF0ZSIsImhlYWRpbmdUeXBlIjoiaDQiLCJpdGVtVGl0bGUiOiJDb21wZXRpdGl2ZSByYXRlcyIsIml0ZW1EZXNjIjoiPHAgY2xhc3M9XCJydGVCbG9ja1wiPkFmdGVyIHdlIGNvbXBsZXRlIHRoZSBhc3Nlc3NtZW50IHdlIHdpbGwgZ28gb3ZlciB3aXRoIHlvdSBhbGwgdGhlIGRldGFpbHMgYW5kIHByb3ZpZGUgeW91IHdpdGggYW4gZXN0aW1hdGUgb2Ygd2hhdCB3ZSBleHBlY3QgaXQgd2lsbCB0YWtlIHRvIGNvbXBsZXRlIHRoZSBwcm9qZWN0LsKgPC9wPiIsInNob3dCdG4iOnRydWUsInRleHRPbkxpbmsiOiJCb29rIGEgc2VydmljZSDihpIifSx7ImltYWdlIjoiaHR0cHM6Ly9pcnAuY2RuLXdlYnNpdGUuY29tLzNkNzJlMGU4L2RtczNyZXAvbXVsdGkvc3RvY2stcGhvdG8tcm9vZi1yZXBhaXItd29ya2VyLXdpdGgteWVsbG93LWdsb3Zlcy1yZXBsYWNpbmctcmVkLXRpbGVzLW9yLXNoaW5nbGVzLW9uLWhvdXNlLXdpdGgtYmx1ZS1za3ktYXMtMTI2NzUxODg5LmpwZyIsIml0ZW1MYWJlbCI6IlJlcGFpciIsImhlYWRpbmdUeXBlIjoiaDQiLCJpdGVtVGl0bGUiOiJHdWFyYW50ZWVkIHNhdGlzZmFjdGlvbiIsIml0ZW1EZXNjIjoiPHAgY2xhc3M9XCJydGVCbG9ja1wiPlNvbWV0aW1lcyBiZWZvcmUgd2UgY2FuIHN0YXJ0IG9uIHdoYXQgd291bGQgYmUgdGhlIGZpbmFsIGNvbXBsZXRpb24gb2YgeW91ciBwcm9qZWN0IHdlIG1heSBoYXZlIHRvIGZvY3VzIG9uIHJlcGFpcmluZyB0aGUgZm91bmRhdGlvbiBvZiB3aGF0IHdlIGFyZSB3b3JraW5nIHdpdGguwqA8L3A+PGJyPjxwIGNsYXNzPVwicnRlQmxvY2tcIj5XZSB3aWxsIGdvIG92ZXIgd2l0aCB5b3UgZXZlcnkgc3RlcCBhbmQgd2hhdCB3aWxsIG5lZWQgdG8gYmUgYWRkcmVzc2VkLsKgPC9wPiIsInNob3dCdG4iOnRydWUsInRleHRPbkxpbmsiOiJCb29rIGEgc2VydmljZSDihpIifV0sInNob3dJbWFnZXMiOnRydWUsImxheW91dHMiOiJsYXlvdXQtZSIsIm1vYmlsZUxheW91dFRvZ2dsZSI6ZmFsc2UsImZ1bGxXaWR0aEltZyI6dHJ1ZSwicmV2ZXJzZVRhYnNEaXJlY3Rpb24iOmZhbHNlLCJpbWFnZVBvc2l0aW9uIjp0cnVlfQ=="&gt; &lt;div class="wrapper layout-e"&gt; &lt;nav class="nav desktop swipe-menu "&gt; &lt;div class="tab-label active layout-e "&gt; &lt;h4 class="horizontal-label"&gt;Assess&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label layout-e not-active"&gt; &lt;h4 class="horizontal-label"&gt;Estimate&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label layout-e not-active"&gt; &lt;h4 class="horizontal-label"&gt;Repair&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activ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a-man-in-a-hard-hat-holding-a-clipboard-standing-on-the-steps-of-an-old-rundown-house-2048290685-1920w.jpg');"&gt;&lt;img src="<text:a xlink:type="simple" xlink:href="https://lirp.cdn-website.com/3d72e0e8/dms3rep/multi/opt/stock-photo-a-man-in-a-hard-hat-holding-a-clipboard-standing-on-the-steps-of-an-old-rundown-house-2048290685-1920w.jpg" text:style-name="ListLabel_20_1" text:visited-style-name="ListLabel_20_1"><text:span text:style-name="T1">https://lirp.cdn-website.com/3d72e0e8/dms3rep/multi/opt/stock-photo-a-man-in-a-hard-hat-holding-a-clipboard-standing-on-the-steps-of-an-old-rundown-house-2048290685-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Professional assessmen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We understand that each project is unique and carries its own unique obstacles.&amp;nbsp;&lt;/p&gt;&lt;br/&gt;&lt;p class="rteBlock"&gt;That's why we pay extra attention to each project so we can provide you with a full understanding of what will be required to complete the job.&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construction-worker-wearing-safety-harness-and-safety-line-working-on-a-metal-industry-roof-new-1024001725-7e328b7a-1920w.jpg');"&gt;&lt;img src="<text:a xlink:type="simple" xlink:href="https://lirp.cdn-website.com/3d72e0e8/dms3rep/multi/opt/stock-photo-construction-worker-wearing-safety-harness-and-safety-line-working-on-a-metal-industry-roof-new-1024001725-7e328b7a-1920w.jpg" text:style-name="ListLabel_20_1" text:visited-style-name="ListLabel_20_1"><text:span text:style-name="T1">https://lirp.cdn-website.com/3d72e0e8/dms3rep/multi/opt/stock-photo-construction-worker-wearing-safety-harness-and-safety-line-working-on-a-metal-industry-roof-new-1024001725-7e328b7a-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Competitive rates&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After we complete the assessment we will go over with you all the details and provide you with an estimate of what we expect it will take to complete the project.&amp;nbsp;&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roof-repair-worker-with-yellow-gloves-replacing-red-tiles-or-shingles-on-house-with-blue-sky-as-126751889-1920w.jpg');"&gt;&lt;img src="<text:a xlink:type="simple" xlink:href="https://lirp.cdn-website.com/3d72e0e8/dms3rep/multi/opt/stock-photo-roof-repair-worker-with-yellow-gloves-replacing-red-tiles-or-shingles-on-house-with-blue-sky-as-126751889-1920w.jpg" text:style-name="ListLabel_20_1" text:visited-style-name="ListLabel_20_1"><text:span text:style-name="T1">https://lirp.cdn-website.com/3d72e0e8/dms3rep/multi/opt/stock-photo-roof-repair-worker-with-yellow-gloves-replacing-red-tiles-or-shingles-on-house-with-blue-sky-as-126751889-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Guaranteed satisfaction&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Sometimes before we can start on what would be the final completion of your project we may have to focus on repairing the foundation of what we are working with.&amp;nbsp;&lt;/p&gt;&lt;br/&gt;&lt;p class="rteBlock"&gt;We will go over with you every step and what will need to be addressed.&amp;nbsp;&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oterContainer"&gt; &lt;div id="fcontainer" class="u_fcontainer f_hcontainer dmFooter p_hfcontainer"&gt; &lt;div dm:templateorder="250" class="dmFooterResp generalFooter" id="1943048428"&gt; &lt;div class="dmRespRow u_1061962457" id="1061962457"&gt; &lt;div class="dmRespColsWrapper" id="1577710112"&gt; &lt;div class="u_1572528794 dmRespCol small-12 medium-6 large-6" id="1572528794"&gt; &lt;div class="u_1423332001 dmNewParagraph" data-element-type="paragraph" id="1423332001" background-image="" :="" data-version="5"&gt; &lt;h2 class="text-align-left"&gt;&lt;span style="display: initial; color: rgb(255, 255, 255);"&gt;Quick &amp;amp; Reliable&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679585636 dmNewParagraph" id="1679585636" data-element-type="paragraph" style="transition: none 0s ease 0s; display: block;" data-version="5"&gt; &lt;h5 class="text-align-left"&gt;&lt;span style="color: rgb(255, 255, 255); font-weight: 500; display: initial;"&gt;We are available via email or telephone&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13553546 dmRespCol small-12 medium-6 large-6" id="1913553546"&gt; &lt;a class="u_1537819126 default dmDefaultGradient align-center dmCall voipReplacement dmWidget dmNoMark dmWwr" href="tel:661-406-7475" contenteditable="false" onclick=";return dm_gaq_push_event('ClickToCall', 'Call',null,'3d72e0e8', this);" id="1537819126"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411690331" id="1411690331" mode="1"&gt; &lt;div class="dmRespColsWrapper" id="1305490726"&gt; &lt;div class="dmRespCol u_1280135548 small-12 medium-6 large-6" id="1280135548"&gt; &lt;div class="u_1596234178 dmRespRow" id="1596234178"&gt; &lt;div class="dmRespColsWrapper" id="1296381093"&gt; &lt;div class="u_1767147036 dmRespCol small-12 large-3 medium-3" id="1767147036"&gt; &lt;div class="u_1550972299 imageWidget align-center hide-for-large hide-for-medium" data-element-type="image" data-widget-type="image" id="1550972299"&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677659779"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70548560 graphicWidget" data-element-type="graphic" data-widget-type="graphic" id="1470548560"&gt; &lt;svg xmlns="http://www.w3.org/2000/svg" viewbox="0 0 100 100" id="1436024072" class="svg u_1436024072" data-icon-name="li-envelope"&gt; &lt;title id="1552643244"&gt;A black and white drawing of an envelope on a white background.&lt;/title&gt;</text:p>
          </table:table-cell>
        </table:table-row>
        <table:table-row table:style-name="Table1.2">
          <table:table-cell table:style-name="Table1.A1" office:value-type="string">
            <text:p text:style-name="Standard"/>
          </table:table-cell>
          <table:table-cell table:style-name="Table1.A1" office:value-type="string">
            <text:p text:style-name="Standard">&lt;path d="M17.8,28.2v43.6h64.4V28.2H17.8z M77.7,30.3L50,48.8L22.3,30.3H77.7z M19.9,69.7V31.2L50,51.2l30.1-20.1v38.5H19.9z" id="1814031491"&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88763557 dmRespCol small-12 large-9 medium-9" id="1088763557"&gt; &lt;div class="u_1473864057 dmNewParagraph" id="1473864057" style="transition: none 0s ease 0s;" data-element-type="paragraph" data-version="5"&gt; &lt;h6 class="m-text-align-center text-align-left"&gt;&lt;span style="color: rgb(255, 255, 255); font-weight: 700; display: initial;"&gt;Email&lt;/span&gt;&lt;/h6&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490533227 dmNewParagraph" id="1490533227" data-element-type="paragraph" style="display: block; transition: none 0s ease 0s;" data-version="5"&gt; &lt;h6 class="m-size-18 m-text-align-center text-align-left"&gt;&lt;a href="mailto:andre@aprroofing.com" type="email" style="display: initial; font-weight: bold; color: rgb(236, 25, 29);" class="m-font-size-18" m-font-size-set="true" runtime_url="mailto:andre@aprroofing.com"&gt;andre@aprroofing.com&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u_1261440413 medium-6 large-6" id="1261440413"&gt; &lt;div class="dmRespRow u_1273235872" id="1273235872"&gt; &lt;div class="dmRespColsWrapper" id="1136493347"&gt; &lt;div class="u_1687293034 dmRespCol small-12 large-4 medium-4" id="1687293034"&gt; &lt;div class="u_1393895805 graphicWidget" data-element-type="graphic" data-widget-type="graphic" id="1393895805"&gt; &lt;svg xmlns="http://www.w3.org/2000/svg" viewbox="0 0 70 70" id="1238654374" class="svg u_1238654374" data-icon-name="wp-phone_chat_thin"&gt; &lt;title id="1345662692"&gt;A black and white drawing of a phone with a speech bubble.&lt;/title&gt;</text:p>
          </table:table-cell>
        </table:table-row>
        <table:table-row table:style-name="Table1.2">
          <table:table-cell table:style-name="Table1.A1" office:value-type="string">
            <text:p text:style-name="Standard"/>
          </table:table-cell>
          <table:table-cell table:style-name="Table1.A1" office:value-type="string">
            <text:p text:style-name="Standard">&lt;g id="1597459884"&gt; &lt;path d="M32,39c-0.2,0-0.5-0.1-0.7-0.2c-0.3-0.3-0.4-0.7-0.3-1.1l2.5-6.2C31.3,29,30,26.1,30,23c0-7.2,6.7-13,15-13</text:p>
          </table:table-cell>
        </table:table-row>
        <table:table-row table:style-name="Table1.2">
          <table:table-cell table:style-name="Table1.A1" office:value-type="string">
            <text:p text:style-name="Standard"/>
          </table:table-cell>
          <table:table-cell table:style-name="Table1.A1" office:value-type="string">
            <text:p text:style-name="Standard"><text:tab/><text:tab/>c8.3,0,15,5.8,15,13s-6.7,13-15,13c-2,0-3.9-0.3-5.7-1l-6.8,3.9C32.3,39,32.2,39,32,39z M45,12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c0,2.7,1.2,5.4,3.4,7.4c0.3,0.3,0.4,0.7,0.3,1.1L34,35.7l4.7-2.7c0.3-0.2,0.6-0.2,0.9-0.1c1.7,0.7,3.6,1,5.5,1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S52.2,12,45,12z" id="1339673405"&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17,18l2.4,0c0,0,0,0,0,0c1,0,1.9,0.6,2.2,1.6l3,9.5c0.3,0.8,0,1.7-0.6,2.3l-3.5,3.5c-0.1,0.1-0.1,0.2-0.1,0.4</text:p>
          </table:table-cell>
        </table:table-row>
        <table:table-row table:style-name="Table1.2">
          <table:table-cell table:style-name="Table1.A1" office:value-type="string">
            <text:p text:style-name="Standard"/>
          </table:table-cell>
          <table:table-cell table:style-name="Table1.A1" office:value-type="string">
            <text:p text:style-name="Standard"><text:tab/><text:tab/>c0.8,1.5,2.8,4.4,6.3,8c3.5,3.5,6.5,5.5,8,6.3c0.1,0.1,0.3,0,0.4-0.1l3.5-3.5c0.6-0.6,1.5-0.8,2.3-0.6l9.5,3c1,0.3,1.6,1.2,1.6,2.2</text:p>
          </table:table-cell>
        </table:table-row>
        <table:table-row table:style-name="Table1.2">
          <table:table-cell table:style-name="Table1.A1" office:value-type="string">
            <text:p text:style-name="Standard"/>
          </table:table-cell>
          <table:table-cell table:style-name="Table1.A1" office:value-type="string">
            <text:p text:style-name="Standard"><text:tab/><text:tab/>l0,2.4c0,2-6,7-10,7c-2.3,0-10.8-0.8-21-11l0,0C10.8,38.8,10,30.3,10,28C10,24.1,14.9,18,17,18z M22.4,47.5L22.4,47.5</text:p>
          </table:table-cell>
        </table:table-row>
        <table:table-row table:style-name="Table1.2">
          <table:table-cell table:style-name="Table1.A1" office:value-type="string">
            <text:p text:style-name="Standard"/>
          </table:table-cell>
          <table:table-cell table:style-name="Table1.A1" office:value-type="string">
            <text:p text:style-name="Standard"><text:tab/><text:tab/>C32.1,57.2,39.9,58,42,58c3,0,7.6-3.9,8-5l0-2.3c0-0.1-0.1-0.3-0.2-0.3l-9.5-3c-0.1,0-0.2,0-0.3,0.1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7,0.7-1.9,0.9-2.8,0.4c-1.5-0.9-4.7-2.9-8.4-6.6c-3.7-3.7-5.7-6.9-6.6-8.4c-0.5-0.9-0.4-2,0.4-2.8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1-0.1,0.1-0.2,0.1-0.3l-3-9.5c0-0.1-0.2-0.2-0.3-0.2h0L17,20c-1.1,0.4-5,4.9-5,8C12,30.1,12.8,37.9,22.4,47.5z" id="1154174997"&gt;&lt;/path&gt;</text:p>
          </table:table-cell>
        </table:table-row>
        <table:table-row table:style-name="Table1.2">
          <table:table-cell table:style-name="Table1.A1" office:value-type="string">
            <text:p text:style-name="Standard"/>
          </table:table-cell>
          <table:table-cell table:style-name="Table1.A1" office:value-type="string">
            <text:p text:style-name="Standard">&lt;circle cx="38.5" cy="22.5" r="1.5" id="1198220114"&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45.5" cy="22.5" r="1.5" id="1479810801"&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52.5" cy="22.5" r="1.5" id="1364660067"&gt;&lt;/circle&gt;</text:p>
          </table:table-cell>
        </table:table-row>
        <table:table-row table:style-name="Table1.2">
          <table:table-cell table:style-name="Table1.A1" office:value-type="string">
            <text:p text:style-name="Standard"/>
          </table:table-cell>
          <table:table-cell table:style-name="Table1.A1" office:value-type="string">
            <text:p text:style-name="Standard">&lt;/g&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25275834 dmRespCol small-12 large-4 medium-4" id="1925275834"&gt; &lt;div class="u_1406920549 dmNewParagraph" id="1406920549" style="transition: none 0s ease 0s; display: block;" data-element-type="paragraph" data-version="5"&gt; &lt;h6 class="text-align-left m-text-align-center"&gt;&lt;span style="display: initial; font-weight: 700; color: rgb(255, 255, 255);"&gt;Call&lt;/span&gt;&lt;/h6&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30122046 dmNewParagraph" id="1530122046" data-element-type="paragraph" style="display: block; transition: none 0s ease 0s;" data-version="5"&gt; &lt;h6 class="m-text-align-center text-align-left"&gt;&lt;a href="tel:661-406-7475" type="call" style="font-weight: bold; display: initial;" runtime_url="tel:661-406-7475"&gt;661-406-7475&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class="dmRespCol empty-column large-4 medium-4 small-12" id="1700037422"&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57733815 dmRespRow" id="1157733815"&gt; &lt;div class="dmRespColsWrapper" id="1973514967"&gt; &lt;div class="dmRespCol small-12 large-6 medium-6" id="1338738147"&gt; &lt;div class="u_1703879011 imageWidget align-center hide-for-small" data-element-type="image" data-widget-type="image" id="1703879011"&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835671013"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large-6 medium-6 small-12" id="1362543303"&gt; &lt;div class="u_1079040307 dmNewParagraph" id="1079040307" data-element-type="paragraph" style="transition: none 0s ease 0s; display: block; text-align: left;" data-version="5"&gt;&lt;p style="line-height: normal;"&gt;&lt;strong style="display: initial; font-weight: bold; color: rgb(255, 255, 255);"&gt;APR ROOFING SOLUTIONS&amp;nbsp;&lt;/strong&gt;&lt;/p&gt;&lt;p style="line-height: normal;"&gt;&lt;strong style="display: initial; color: rgb(255, 255, 255);"&gt;1111 W. Ave L-12 unit B&lt;/strong&gt;&lt;/p&gt;&lt;p style="line-height: normal;"&gt;&lt;strong style="display: initial; color: rgb(255, 255, 255);"&gt;Lancaster, Ca. 93534&lt;/strong&gt;&lt;span style="display: initial;"&gt;&lt;br/&gt;&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686005289 dmRespRow" style="text-align: center;" id="1686005289"&gt; &lt;div class="dmRespColsWrapper" id="1837856251"&gt; &lt;div class="u_1449882040 dmRespCol small-12 large-3 medium-3" id="1449882040"&gt; &lt;div class="u_1224901092 dmNewParagraph" data-element-type="paragraph" data-version="5" id="1224901092" style="transition: none 0s ease 0s; text-align: left; display: block;"&gt;&lt;p&gt;&lt;span style="font-weight: bold; display: unset; color: rgb(255, 255, 255);"&gt;APR Roofing&lt;/span&gt;&lt;/p&gt;&lt;p&gt;&lt;span style="font-weight: 700; display: initial; color: rgb(255, 255, 255);"&gt;Lic # 947534&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28826426 dmNewParagraph" id="1128826426" data-element-type="paragraph" style="transition: none 0s ease 0s; display: block;" data-version="5"&gt; &lt;h5 class="text-align-left"&gt;&lt;span style="color:rgb(255, 255, 255);font-weight:bold;display:initial;font-family:Poppins, 'Poppins Fallback';"&gt;The region's leading professional Roofing service since 2010.&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38521024 dmRespCol small-12 large-3 medium-3" id="1738521024"&gt; &lt;div class="u_1968492912 dmNewParagraph" id="1968492912" style="transition: opacity 1s ease-in-out;" data-element-type="paragraph" data-version="5"&gt; &lt;h5 class="text-align-left"&gt;&lt;span style="display: initial; color: rgb(255, 255, 255);"&gt;Navigation&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 &lt;nav class="u_1505448530 unifiednav_vertical effect-text-fill main-navigation unifiednav dmLinksMenu" role="navigation" layout-main="vertical_nav_layout_4" layout-sub="" data-show-vertical-sub-items="HOVER" id="1505448530"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hom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about" text:style-name="ListLabel_20_1" text:visited-style-name="ListLabel_20_1"><text:span text:style-name="T1">/about</text:span></text:a>" class="unifiednav__item " target="" data-target-page-alias="abou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Blog"&gt; &lt;span class="nav-item-text " data-link-text="Home"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 target="" data-target-page-alias="contac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88157081 dmRespCol small-12 large-3 medium-3" id="1188157081"&gt; &lt;div class="u_1242098640 dmNewParagraph" id="1242098640" style="transition: opacity 1s ease-in-out 0s;" data-element-type="paragraph" data-version="5"&gt; &lt;h5 class="text-align-left"&gt;&lt;a href="<text:a xlink:type="simple" xlink:href="https://www.aprroofing.com/Roofing-Services" text:style-name="ListLabel_20_1" text:visited-style-name="ListLabel_20_1"><text:span text:style-name="T1">/Roofing-Services</text:span></text:a>" runtime_url="/services" type="page" style="text-decoration: none; color: rgb(255, 255, 255); display: initial;"&gt;Services&lt;/a&gt;&lt;/h5&gt;</text:p>
          </table:table-cell>
        </table:table-row>
        <table:table-row table:style-name="Table1.2">
          <table:table-cell table:style-name="Table1.A1" office:value-type="string">
            <text:p text:style-name="Standard"/>
          </table:table-cell>
          <table:table-cell table:style-name="Table1.A1" office:value-type="string">
            <text:p text:style-name="Standard">&lt;/div&gt; &lt;nav class="u_1270822536 unifiednav_vertical effect-text-fill main-navigation unifiednav dmLinksMenu" role="navigation" layout-main="vertical_nav_layout_4" layout-sub="" data-show-vertical-sub-items="HOVER" id="1270822536"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Residential-Roofing-Contractor-Los-Angeles-CA" text:style-name="ListLabel_20_1" text:visited-style-name="ListLabel_20_1"><text:span text:style-name="T1">/Residential-Roofing-Contractor-Los-Angeles-CA</text:span></text:a>" class="unifiednav__item " target="" data-target-page-alias="pav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mmercial-Roofing-Contractor-Los-Angeles-CA" text:style-name="ListLabel_20_1" text:visited-style-name="ListLabel_20_1"><text:span text:style-name="T1">/Commercial-Roofing-Contractor-Los-Angeles-CA</text:span></text:a>" class="unifiednav__item " target="" data-target-page-alias="plumb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Inspection-Contractor-Los-Angeles-CA" text:style-name="ListLabel_20_1" text:visited-style-name="ListLabel_20_1"><text:span text:style-name="T1">/Roof-Inspection-Contractor-Los-Angeles-CA</text:span></text:a>" class="unifiednav__item dmNavItemSelected " target="" data-target-page-alias="drain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Repair-Contractor-Los-Angeles-CA" text:style-name="ListLabel_20_1" text:visited-style-name="ListLabel_20_1"><text:span text:style-name="T1">/Roof-Repair-Contractor-Los-Angeles-CA</text:span></text:a>" class="unifiednav__item " target="" data-target-page-alias="new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large-3 medium-3 small-12 u_1698552461" id="1698552461"&gt; &lt;div class="u_1643262199 default dmHoursOfOperation" id="1643262199" dmle_extension="open_hours" data-element-type="open_hours" time_format="12" wr="true" displaytitle="true" forcedisplay="false" icon="true" surround="true" adwords=""&gt; &lt;h3 class="dmwidget-title "&gt;Working hours&lt;/h3&gt;</text:p>
          </table:table-cell>
        </table:table-row>
        <table:table-row table:style-name="Table1.2">
          <table:table-cell table:style-name="Table1.A1" office:value-type="string">
            <text:p text:style-name="Standard"/>
          </table:table-cell>
          <table:table-cell table:style-name="Table1.A1" office:value-type="string">
            <text:p text:style-name="Standard">&lt;dl class="open-hours-data"&gt; &lt;div class="open-hours-item"&gt; &lt;dt day="0"&gt;Mon - Fri&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7: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6: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5"&gt;Saturday&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9: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12: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6"&gt;Sunday&lt;/dt&gt;</text:p>
          </table:table-cell>
        </table:table-row>
        <table:table-row table:style-name="Table1.2">
          <table:table-cell table:style-name="Table1.A1" office:value-type="string">
            <text:p text:style-name="Standard"/>
          </table:table-cell>
          <table:table-cell table:style-name="Table1.A1" office:value-type="string">
            <text:p text:style-name="Standard">&lt;dd&gt;Close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l&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846687400" id="1846687400"&gt; &lt;div class="dmRespColsWrapper" id="1510273294"&gt; &lt;div class="dmRespCol large-12 medium-12 small-12" id="1213951280"&gt; &lt;div class="widget-1f5975 u_1046478755 dmCustomWidget" data-lazy-load="" data-title="" id="1046478755" dmle_extension="custom_extension" data-element-type="custom_extension" wr="false" icon="false" surround="false" data-widget-id="1f5975986930429f819d4cd2154b5c4a" data-widget-version="22" data-widget-config="eyJjb3B5cmlnaHRUZXh0IjoiPHAgY2xhc3M9XCJydGVCbG9ja1wiPkFsbCBSaWdodHMgUmVzZXJ2ZWQgfCBBUFIgUm9vZmluZzwvcD4ifQ=="&gt; &lt;div class="copyright"&gt; &lt;div&gt;&amp;copy; 2025&amp;nbsp;&lt;/div&gt;</text:p>
          </table:table-cell>
        </table:table-row>
        <table:table-row table:style-name="Table1.2">
          <table:table-cell table:style-name="Table1.A1" office:value-type="string">
            <text:p text:style-name="Standard"/>
          </table:table-cell>
          <table:table-cell table:style-name="Table1.A1" office:value-type="string">
            <text:p text:style-name="Standard">&lt;div&gt;&lt;p class="rteBlock"&gt;All Rights Reserved | APR Roofing&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236746004" dmle_extension="powered_by" data-element-type="powered_by" icon="true" surround="false"&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 Add full CSS and Javascript before the close tag of the body if needed --&gt;</text:p>
          </table:table-cell>
        </table:table-row>
        <table:table-row table:style-name="Table1.2">
          <table:table-cell table:style-name="Table1.A1" office:value-type="string">
            <text:p text:style-name="Standard"/>
          </table:table-cell>
          <table:table-cell table:style-name="Table1.A1" office:value-type="string">
            <text:p text:style-name="Standard">&lt;!-- ========= JS Section =========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isWLR =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 = {};</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Strings = {};</text:p>
          </table:table-cell>
        </table:table-row>
        <table:table-row table:style-name="Table1.2">
          <table:table-cell table:style-name="Table1.A1" office:value-type="string">
            <text:p text:style-name="Standard"/>
          </table:table-cell>
          <table:table-cell table:style-name="Table1.A1" office:value-type="string">
            <text:p text:style-name="Standard">window.collections = {};</text:p>
          </table:table-cell>
        </table:table-row>
        <table:table-row table:style-name="Table1.2">
          <table:table-cell table:style-name="Table1.A1" office:value-type="string">
            <text:p text:style-name="Standard"/>
          </table:table-cell>
          <table:table-cell table:style-name="Table1.A1" office:value-type="string">
            <text:p text:style-name="Standard">window.currentLanguage = "ENGLISH"</text:p>
          </table:table-cell>
        </table:table-row>
        <table:table-row table:style-name="Table1.2">
          <table:table-cell table:style-name="Table1.A1" office:value-type="string">
            <text:p text:style-name="Standard"/>
          </table:table-cell>
          <table:table-cell table:style-name="Table1.A1" office:value-type="string">
            <text:p text:style-name="Standard">window.isSitePreview = fals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1f5975986930429f819d4cd2154b5c4a~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7b2ba547771b4d4db17e3e2b9f0abd0c~2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var $element = $(element);</text:p>
          </table:table-cell>
        </table:table-row>
        <table:table-row table:style-name="Table1.2">
          <table:table-cell table:style-name="Table1.A1" office:value-type="string">
            <text:p text:style-name="Standard"/>
          </table:table-cell>
          <table:table-cell table:style-name="Table1.A1" office:value-type="string">
            <text:p text:style-name="Standard">var $tabs = $element.find('.tab');// not relevant for mobile</text:p>
          </table:table-cell>
        </table:table-row>
        <table:table-row table:style-name="Table1.2">
          <table:table-cell table:style-name="Table1.A1" office:value-type="string">
            <text:p text:style-name="Standard"/>
          </table:table-cell>
          <table:table-cell table:style-name="Table1.A1" office:value-type="string">
            <text:p text:style-name="Standard">var $tabLables = $element.find('.tab-label');</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tabs.length &gt; 0) {</text:p>
          </table:table-cell>
        </table:table-row>
        <table:table-row table:style-name="Table1.2">
          <table:table-cell table:style-name="Table1.A1" office:value-type="string">
            <text:p text:style-name="Standard"/>
          </table:table-cell>
          <table:table-cell table:style-name="Table1.A1" office:value-type="string">
            <text:p text:style-name="Standard">if (data.device==="mobile" &amp;&amp; data.config.mobileLayoutToggle) {// on mobile and dropdown mode</text:p>
          </table:table-cell>
        </table:table-row>
        <table:table-row table:style-name="Table1.2">
          <table:table-cell table:style-name="Table1.A1" office:value-type="string">
            <text:p text:style-name="Standard"/>
          </table:table-cell>
          <table:table-cell table:style-name="Table1.A1" office:value-type="string">
            <text:p text:style-name="Standard"><text:tab/>addMobileClickListener($eleme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else { // on desktop or accordion mobile layout</text:p>
          </table:table-cell>
        </table:table-row>
        <table:table-row table:style-name="Table1.2">
          <table:table-cell table:style-name="Table1.A1" office:value-type="string">
            <text:p text:style-name="Standard"/>
          </table:table-cell>
          <table:table-cell table:style-name="Table1.A1" office:value-type="string">
            <text:p text:style-name="Standard">addDesktopClickListener($eleme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addHoverHandler($tabLable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MobileClickListener($element) {</text:p>
          </table:table-cell>
        </table:table-row>
        <table:table-row table:style-name="Table1.2">
          <table:table-cell table:style-name="Table1.A1" office:value-type="string">
            <text:p text:style-name="Standard"/>
          </table:table-cell>
          <table:table-cell table:style-name="Table1.A1" office:value-type="string">
            <text:p text:style-name="Standard">// tab label mobile click handler;</text:p>
          </table:table-cell>
        </table:table-row>
        <table:table-row table:style-name="Table1.2">
          <table:table-cell table:style-name="Table1.A1" office:value-type="string">
            <text:p text:style-name="Standard"/>
          </table:table-cell>
          <table:table-cell table:style-name="Table1.A1" office:value-type="string">
            <text:p text:style-name="Standard">$element.off('click.tabs.mobile').on('click.tabs.mobile', '.tab-label', function() {</text:p>
          </table:table-cell>
        </table:table-row>
        <table:table-row table:style-name="Table1.2">
          <table:table-cell table:style-name="Table1.A1" office:value-type="string">
            <text:p text:style-name="Standard"/>
          </table:table-cell>
          <table:table-cell table:style-name="Table1.A1" office:value-type="string">
            <text:p text:style-name="Standard"><text:tab/> var $clicked_tab_item = $(this).closest('.tab-item');</text:p>
          </table:table-cell>
        </table:table-row>
        <table:table-row table:style-name="Table1.2">
          <table:table-cell table:style-name="Table1.A1" office:value-type="string">
            <text:p text:style-name="Standard"/>
          </table:table-cell>
          <table:table-cell table:style-name="Table1.A1" office:value-type="string">
            <text:p text:style-name="Standard">var $siblings = $clicked_tab_item.siblings();</text:p>
          </table:table-cell>
        </table:table-row>
        <table:table-row table:style-name="Table1.2">
          <table:table-cell table:style-name="Table1.A1" office:value-type="string">
            <text:p text:style-name="Standard"/>
          </table:table-cell>
          <table:table-cell table:style-name="Table1.A1" office:value-type="string">
            <text:p text:style-name="Standard">domChangeOnMobileClick($clicked_tab_item, $sibling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DesktopClickListener($element) {</text:p>
          </table:table-cell>
        </table:table-row>
        <table:table-row table:style-name="Table1.2">
          <table:table-cell table:style-name="Table1.A1" office:value-type="string">
            <text:p text:style-name="Standard"/>
          </table:table-cell>
          <table:table-cell table:style-name="Table1.A1" office:value-type="string">
            <text:p text:style-name="Standard">$tabLables.off('click.tabs.desktop').on('click.tabs.desktop', function(event) {</text:p>
          </table:table-cell>
        </table:table-row>
        <table:table-row table:style-name="Table1.2">
          <table:table-cell table:style-name="Table1.A1" office:value-type="string">
            <text:p text:style-name="Standard"/>
          </table:table-cell>
          <table:table-cell table:style-name="Table1.A1" office:value-type="string">
            <text:p text:style-name="Standard">var $curr = $(this);</text:p>
          </table:table-cell>
        </table:table-row>
        <table:table-row table:style-name="Table1.2">
          <table:table-cell table:style-name="Table1.A1" office:value-type="string">
            <text:p text:style-name="Standard"/>
          </table:table-cell>
          <table:table-cell table:style-name="Table1.A1" office:value-type="string">
            <text:p text:style-name="Standard">// layout-e-aux-tab-label is an auxilary class represents the</text:p>
          </table:table-cell>
        </table:table-row>
        <table:table-row table:style-name="Table1.2">
          <table:table-cell table:style-name="Table1.A1" office:value-type="string">
            <text:p text:style-name="Standard"/>
          </table:table-cell>
          <table:table-cell table:style-name="Table1.A1" office:value-type="string">
            <text:p text:style-name="Standard">// remaining space on layout 3's labels, it shouldn't be selectable</text:p>
          </table:table-cell>
        </table:table-row>
        <table:table-row table:style-name="Table1.2">
          <table:table-cell table:style-name="Table1.A1" office:value-type="string">
            <text:p text:style-name="Standard"/>
          </table:table-cell>
          <table:table-cell table:style-name="Table1.A1" office:value-type="string">
            <text:p text:style-name="Standard">if ( $curr.hasClass('active') || $curr.hasClass('layout-e-aux-tab-label')){</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mChangeOnDesktopClick($cur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HoverHandler($tabLables) {</text:p>
          </table:table-cell>
        </table:table-row>
        <table:table-row table:style-name="Table1.2">
          <table:table-cell table:style-name="Table1.A1" office:value-type="string">
            <text:p text:style-name="Standard"/>
          </table:table-cell>
          <table:table-cell table:style-name="Table1.A1" office:value-type="string">
            <text:p text:style-name="Standard">//background hover issue hack - pseusu class support in widget builder is limited</text:p>
          </table:table-cell>
        </table:table-row>
        <table:table-row table:style-name="Table1.2">
          <table:table-cell table:style-name="Table1.A1" office:value-type="string">
            <text:p text:style-name="Standard"/>
          </table:table-cell>
          <table:table-cell table:style-name="Table1.A1" office:value-type="string">
            <text:p text:style-name="Standard">$tabLables.off('mouseover.tabs').on('mouseenter.tabs', function(event) {</text:p>
          </table:table-cell>
        </table:table-row>
        <table:table-row table:style-name="Table1.2">
          <table:table-cell table:style-name="Table1.A1" office:value-type="string">
            <text:p text:style-name="Standard"/>
          </table:table-cell>
          <table:table-cell table:style-name="Table1.A1" office:value-type="string">
            <text:p text:style-name="Standard">var $this = $(this);</text:p>
          </table:table-cell>
        </table:table-row>
        <table:table-row table:style-name="Table1.2">
          <table:table-cell table:style-name="Table1.A1" office:value-type="string">
            <text:p text:style-name="Standard"/>
          </table:table-cell>
          <table:table-cell table:style-name="Table1.A1" office:value-type="string">
            <text:p text:style-name="Standard">// aux label on layout e should'nt be selected</text:p>
          </table:table-cell>
        </table:table-row>
        <table:table-row table:style-name="Table1.2">
          <table:table-cell table:style-name="Table1.A1" office:value-type="string">
            <text:p text:style-name="Standard"/>
          </table:table-cell>
          <table:table-cell table:style-name="Table1.A1" office:value-type="string">
            <text:p text:style-name="Standard">if ($this.hasClass('layout-e-aux-tab-label')) return;</text:p>
          </table:table-cell>
        </table:table-row>
        <table:table-row table:style-name="Table1.2">
          <table:table-cell table:style-name="Table1.A1" office:value-type="string">
            <text:p text:style-name="Standard"/>
          </table:table-cell>
          <table:table-cell table:style-name="Table1.A1" office:value-type="string">
            <text:p text:style-name="Standard">$this.addClass('hover');</text:p>
          </table:table-cell>
        </table:table-row>
        <table:table-row table:style-name="Table1.2">
          <table:table-cell table:style-name="Table1.A1" office:value-type="string">
            <text:p text:style-name="Standard"/>
          </table:table-cell>
          <table:table-cell table:style-name="Table1.A1" office:value-type="string">
            <text:p text:style-name="Standard">$this.removeClass('not-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abLables.off('mouseout.tabs').on('mouseleave.tabs', function(event){</text:p>
          </table:table-cell>
        </table:table-row>
        <table:table-row table:style-name="Table1.2">
          <table:table-cell table:style-name="Table1.A1" office:value-type="string">
            <text:p text:style-name="Standard"/>
          </table:table-cell>
          <table:table-cell table:style-name="Table1.A1" office:value-type="string">
            <text:p text:style-name="Standard">var $this = $(this);</text:p>
          </table:table-cell>
        </table:table-row>
        <table:table-row table:style-name="Table1.2">
          <table:table-cell table:style-name="Table1.A1" office:value-type="string">
            <text:p text:style-name="Standard"/>
          </table:table-cell>
          <table:table-cell table:style-name="Table1.A1" office:value-type="string">
            <text:p text:style-name="Standard">// aux label on layout e should'nt be selected</text:p>
          </table:table-cell>
        </table:table-row>
        <table:table-row table:style-name="Table1.2">
          <table:table-cell table:style-name="Table1.A1" office:value-type="string">
            <text:p text:style-name="Standard"/>
          </table:table-cell>
          <table:table-cell table:style-name="Table1.A1" office:value-type="string">
            <text:p text:style-name="Standard">if ($this.hasClass('layout-e-aux-tab-label')) return;</text:p>
          </table:table-cell>
        </table:table-row>
        <table:table-row table:style-name="Table1.2">
          <table:table-cell table:style-name="Table1.A1" office:value-type="string">
            <text:p text:style-name="Standard"/>
          </table:table-cell>
          <table:table-cell table:style-name="Table1.A1" office:value-type="string">
            <text:p text:style-name="Standard">if (! $this.hasClass('active') ) {</text:p>
          </table:table-cell>
        </table:table-row>
        <table:table-row table:style-name="Table1.2">
          <table:table-cell table:style-name="Table1.A1" office:value-type="string">
            <text:p text:style-name="Standard"/>
          </table:table-cell>
          <table:table-cell table:style-name="Table1.A1" office:value-type="string">
            <text:p text:style-name="Standard">$this.removeClass('hover');</text:p>
          </table:table-cell>
        </table:table-row>
        <table:table-row table:style-name="Table1.2">
          <table:table-cell table:style-name="Table1.A1" office:value-type="string">
            <text:p text:style-name="Standard"/>
          </table:table-cell>
          <table:table-cell table:style-name="Table1.A1" office:value-type="string">
            <text:p text:style-name="Standard">$this.addClass('not-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domChangeOnMobileClick($clicked_tab_item, $siblings) {</text:p>
          </table:table-cell>
        </table:table-row>
        <table:table-row table:style-name="Table1.2">
          <table:table-cell table:style-name="Table1.A1" office:value-type="string">
            <text:p text:style-name="Standard"/>
          </table:table-cell>
          <table:table-cell table:style-name="Table1.A1" office:value-type="string">
            <text:p text:style-name="Standard">$siblings.removeClass('expanded');</text:p>
          </table:table-cell>
        </table:table-row>
        <table:table-row table:style-name="Table1.2">
          <table:table-cell table:style-name="Table1.A1" office:value-type="string">
            <text:p text:style-name="Standard"/>
          </table:table-cell>
          <table:table-cell table:style-name="Table1.A1" office:value-type="string">
            <text:p text:style-name="Standard">$siblings.find('.tab-label').removeClass('active').addClass('not-active');</text:p>
          </table:table-cell>
        </table:table-row>
        <table:table-row table:style-name="Table1.2">
          <table:table-cell table:style-name="Table1.A1" office:value-type="string">
            <text:p text:style-name="Standard"/>
          </table:table-cell>
          <table:table-cell table:style-name="Table1.A1" office:value-type="string">
            <text:p text:style-name="Standard">$clicked_tab_item.toggleClass('expanded');</text:p>
          </table:table-cell>
        </table:table-row>
        <table:table-row table:style-name="Table1.2">
          <table:table-cell table:style-name="Table1.A1" office:value-type="string">
            <text:p text:style-name="Standard"/>
          </table:table-cell>
          <table:table-cell table:style-name="Table1.A1" office:value-type="string">
            <text:p text:style-name="Standard">$clicked_tab_item.find('.tab-label').toggleClass('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domChangeOnDesktopClick($curr) {</text:p>
          </table:table-cell>
        </table:table-row>
        <table:table-row table:style-name="Table1.2">
          <table:table-cell table:style-name="Table1.A1" office:value-type="string">
            <text:p text:style-name="Standard"/>
          </table:table-cell>
          <table:table-cell table:style-name="Table1.A1" office:value-type="string">
            <text:p text:style-name="Standard">$curr.addClass('active').removeClass('not-active').removeClass('hover');</text:p>
          </table:table-cell>
        </table:table-row>
        <table:table-row table:style-name="Table1.2">
          <table:table-cell table:style-name="Table1.A1" office:value-type="string">
            <text:p text:style-name="Standard"/>
          </table:table-cell>
          <table:table-cell table:style-name="Table1.A1" office:value-type="string">
            <text:p text:style-name="Standard">$siblings = $curr.siblings();</text:p>
          </table:table-cell>
        </table:table-row>
        <table:table-row table:style-name="Table1.2">
          <table:table-cell table:style-name="Table1.A1" office:value-type="string">
            <text:p text:style-name="Standard"/>
          </table:table-cell>
          <table:table-cell table:style-name="Table1.A1" office:value-type="string">
            <text:p text:style-name="Standard">$siblings.removeClass('active').addClass('not-active').removeClass('hover');</text:p>
          </table:table-cell>
        </table:table-row>
        <table:table-row table:style-name="Table1.2">
          <table:table-cell table:style-name="Table1.A1" office:value-type="string">
            <text:p text:style-name="Standard"/>
          </table:table-cell>
          <table:table-cell table:style-name="Table1.A1" office:value-type="string">
            <text:p text:style-name="Standard">//If no argument is passed to the .index() method, the return value is an integer indicating the position of the</text:p>
          </table:table-cell>
        </table:table-row>
        <table:table-row table:style-name="Table1.2">
          <table:table-cell table:style-name="Table1.A1" office:value-type="string">
            <text:p text:style-name="Standard"/>
          </table:table-cell>
          <table:table-cell table:style-name="Table1.A1" office:value-type="string">
            <text:p text:style-name="Standard">//first element within the jQuery object relative to its sibling elements.</text:p>
          </table:table-cell>
        </table:table-row>
        <table:table-row table:style-name="Table1.2">
          <table:table-cell table:style-name="Table1.A1" office:value-type="string">
            <text:p text:style-name="Standard"/>
          </table:table-cell>
          <table:table-cell table:style-name="Table1.A1" office:value-type="string">
            <text:p text:style-name="Standard">var index = $curr.index();</text:p>
          </table:table-cell>
        </table:table-row>
        <table:table-row table:style-name="Table1.2">
          <table:table-cell table:style-name="Table1.A1" office:value-type="string">
            <text:p text:style-name="Standard"/>
          </table:table-cell>
          <table:table-cell table:style-name="Table1.A1" office:value-type="string">
            <text:p text:style-name="Standard">$tabs.removeClass('active');</text:p>
          </table:table-cell>
        </table:table-row>
        <table:table-row table:style-name="Table1.2">
          <table:table-cell table:style-name="Table1.A1" office:value-type="string">
            <text:p text:style-name="Standard"/>
          </table:table-cell>
          <table:table-cell table:style-name="Table1.A1" office:value-type="string">
            <text:p text:style-name="Standard">$tabs.eq(index).addClass('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d_version = "production_5222";</text:p>
          </table:table-cell>
        </table:table-row>
        <table:table-row table:style-name="Table1.2">
          <table:table-cell table:style-name="Table1.A1" office:value-type="string">
            <text:p text:style-name="Standard"/>
          </table:table-cell>
          <table:table-cell table:style-name="Table1.A1" office:value-type="string">
            <text:p text:style-name="Standard">var build = "2025-02-24T11_49_11";</text:p>
          </table:table-cell>
        </table:table-row>
        <table:table-row table:style-name="Table1.2">
          <table:table-cell table:style-name="Table1.A1" office:value-type="string">
            <text:p text:style-name="Standard"/>
          </table:table-cell>
          <table:table-cell table:style-name="Table1.A1" office:value-type="string">
            <text:p text:style-name="Standard">window['v' + 'ersion'] = d_vers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buildEditorParent() {</text:p>
          </table:table-cell>
        </table:table-row>
        <table:table-row table:style-name="Table1.2">
          <table:table-cell table:style-name="Table1.A1" office:value-type="string">
            <text:p text:style-name="Standard"/>
          </table:table-cell>
          <table:table-cell table:style-name="Table1.A1" office:value-type="string">
            <text:p text:style-name="Standard">window.isMultiScreen = tru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window.editorParent =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text:p>
          </table:table-cell>
        </table:table-row>
        <table:table-row table:style-name="Table1.2">
          <table:table-cell table:style-name="Table1.A1" office:value-type="string">
            <text:p text:style-name="Standard"/>
          </table:table-cell>
          <table:table-cell table:style-name="Table1.A1" office:value-type="string">
            <text:p text:style-name="Standard">window.assetsCacheQueryParam = "?version=2025-02-24T11_49_11";</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_p = window.parent;</text:p>
          </table:table-cell>
        </table:table-row>
        <table:table-row table:style-name="Table1.2">
          <table:table-cell table:style-name="Table1.A1" office:value-type="string">
            <text:p text:style-name="Standard"/>
          </table:table-cell>
          <table:table-cell table:style-name="Table1.A1" office:value-type="string">
            <text:p text:style-name="Standard">if (_p &amp;&amp; _p.document &amp;&amp; _p.$ &amp;&amp; _p.$.dmfw) {</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_p;</text:p>
          </table:table-cell>
        </table:table-row>
        <table:table-row table:style-name="Table1.2">
          <table:table-cell table:style-name="Table1.A1" office:value-type="string">
            <text:p text:style-name="Standard"/>
          </table:table-cell>
          <table:table-cell table:style-name="Table1.A1" office:value-type="string">
            <text:p text:style-name="Standard">} else if (_p.isSitePreview)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_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buildEditorParen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 jQuery --&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js-jquery'</text:p>
          </table:table-cell>
        </table:table-row>
        <table:table-row table:style-name="Table1.2">
          <table:table-cell table:style-name="Table1.A1" office:value-type="string">
            <text:p text:style-name="Standard"/>
          </table:table-cell>
          <table:table-cell table:style-name="Table1.A1" office:value-type="string">
            <text:p text:style-name="Standard">src="<text:a xlink:type="simple" xlink:href="https://static.cdn-website.com/libs/jquery/jquery-3.7.0.min.js" text:style-name="ListLabel_20_1" text:visited-style-name="ListLabel_20_1"><text:span text:style-name="T1">https://static.cdn-website.com/libs/jquery/jquery-3.7.0.min.js</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Load jQuery --&gt;</text:p>
          </table:table-cell>
        </table:table-row>
        <table:table-row table:style-name="Table1.2">
          <table:table-cell table:style-name="Table1.A1" office:value-type="string">
            <text:p text:style-name="Standard"/>
          </table:table-cell>
          <table:table-cell table:style-name="Table1.A1" office:value-type="string">
            <text:p text:style-name="Standard">&lt;!-- Injecting site-wide before scripts --&gt;</text:p>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_jquery = wind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jqueryAliases = ['$', 'jquery', 'jQuery'];</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jqueryAliases.forEach((alias) =&gt; {</text:p>
          </table:table-cell>
        </table:table-row>
        <table:table-row table:style-name="Table1.2">
          <table:table-cell table:style-name="Table1.A1" office:value-type="string">
            <text:p text:style-name="Standard"/>
          </table:table-cell>
          <table:table-cell table:style-name="Table1.A1" office:value-type="string">
            <text:p text:style-name="Standard">Object.defineProperty(window, alias, {</text:p>
          </table:table-cell>
        </table:table-row>
        <table:table-row table:style-name="Table1.2">
          <table:table-cell table:style-name="Table1.A1" office:value-type="string">
            <text:p text:style-name="Standard"/>
          </table:table-cell>
          <table:table-cell table:style-name="Table1.A1" office:value-type="string">
            <text:p text:style-name="Standard">get() {</text:p>
          </table:table-cell>
        </table:table-row>
        <table:table-row table:style-name="Table1.2">
          <table:table-cell table:style-name="Table1.A1" office:value-type="string">
            <text:p text:style-name="Standard"/>
          </table:table-cell>
          <table:table-cell table:style-name="Table1.A1" office:value-type="string">
            <text:p text:style-name="Standard">return _jquer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et() {</text:p>
          </table:table-cell>
        </table:table-row>
        <table:table-row table:style-name="Table1.2">
          <table:table-cell table:style-name="Table1.A1" office:value-type="string">
            <text:p text:style-name="Standard"/>
          </table:table-cell>
          <table:table-cell table:style-name="Table1.A1" office:value-type="string">
            <text:p text:style-name="Standard">console.warn("Trying to over-write the global jquery obj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jQuery.migrateMute =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ookiesNotificationMarkupPreview = 'null';</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id='d-js-params'&gt;</text:p>
          </table:table-cell>
        </table:table-row>
        <table:table-row table:style-name="Table1.2">
          <table:table-cell table:style-name="Table1.A1" office:value-type="string">
            <text:p text:style-name="Standard"/>
          </table:table-cell>
          <table:table-cell table:style-name="Table1.A1" office:value-type="string">
            <text:p text:style-name="Standard">window.INSITE = window.INSITE || {};</text:p>
          </table:table-cell>
        </table:table-row>
        <table:table-row table:style-name="Table1.2">
          <table:table-cell table:style-name="Table1.A1" office:value-type="string">
            <text:p text:style-name="Standard"/>
          </table:table-cell>
          <table:table-cell table:style-name="Table1.A1" office:value-type="string">
            <text:p text:style-name="Standard">window.INSITE.device = "deskto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CommonProps =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rtCommonProps["rt.ajax.ajaxScriptsFix"] =true;</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sslframe.encoded"] = 'aHR0cHM6Ly97c3ViZG9tYWlufS5wdXNoLW5vdGlmcy5jb20=';</text:p>
          </table:table-cell>
        </table:table-row>
        <table:table-row table:style-name="Table1.2">
          <table:table-cell table:style-name="Table1.A1" office:value-type="string">
            <text:p text:style-name="Standard"/>
          </table:table-cell>
          <table:table-cell table:style-name="Table1.A1" office:value-type="string">
            <text:p text:style-name="Standard">rtCommonProps["runtimecollector.url"] = 'https://rtc.multiscreen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performance.tabletPreview.removeScroll"]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inlineEditGrid.snap"] =true;</text:p>
          </table:table-cell>
        </table:table-row>
        <table:table-row table:style-name="Table1.2">
          <table:table-cell table:style-name="Table1.A1" office:value-type="string">
            <text:p text:style-name="Standard"/>
          </table:table-cell>
          <table:table-cell table:style-name="Table1.A1" office:value-type="string">
            <text:p text:style-name="Standard">rtCommonProps["popup.insite.cookie.ttl"] = '0.5';</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force.butto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token"] = 'pk.eyJ1IjoiZGFubnliMTIzIiwiYSI6ImNqMGljZ256dzAwMDAycXBkdWxwbDgzeXYifQ.Ck5P-0NKPVKAZ6SH98gxxw';</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js.override"]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Id"] = 'iYvDjIQ2quyEu0rg0hLo';</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Code"] = '1hcIxLJcbybmtBYTD9Z1UA';</text:p>
          </table:table-cell>
        </table:table-row>
        <table:table-row table:style-name="Table1.2">
          <table:table-cell table:style-name="Table1.A1" office:value-type="string">
            <text:p text:style-name="Standard"/>
          </table:table-cell>
          <table:table-cell table:style-name="Table1.A1" office:value-type="string">
            <text:p text:style-name="Standard">rtCommonProps["isCoverage.test"]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ecommerce.ecwid.script"] = 'https://app.multiscreenstore.com/script.js';</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ppy.kml"]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dist.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build.dist.folder"] = '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cdn.host"] = 'https://static.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folder"] = 'https://static.cdn-website.com/mnlt/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backgroundSlider.preload.slowly"]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respectCssAnimationProps.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jit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tes.google.analytics.gtag"]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OnReadyNewTask"]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sAutomation.test"] =fals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 = 'mapbox';</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version'] = '0.52.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geocodeProvider'] = 'mapbox';</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Size'] = '150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Bg'] = 'rgba(255, 255, 255, 0.4)';</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Color'] = 'rgba(255, 255, 255, 1)';</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Size'] = '2';</text:p>
          </table:table-cell>
        </table:table-row>
        <table:table-row table:style-name="Table1.2">
          <table:table-cell table:style-name="Table1.A1" office:value-type="string">
            <text:p text:style-name="Standard"/>
          </table:table-cell>
          <table:table-cell table:style-name="Table1.A1" office:value-type="string">
            <text:p text:style-name="Standard">rtCommonProps['server.for.resources'] = '';</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lazy.widget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ngle.wow']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disallowPopupsInEditor']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rk.anchor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public.key'] = '6LffcBsUAAAAAMU-MYacU-6QHY4iDtUEYv_Ppwlz';</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invisible.public.key'] = '6LeiWB8UAAAAAHYnVJM7_-7ap6bXCUNGiv7bBPME';</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small"] =16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mobile"] =64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tablet"] =128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desktop"] =1920;</text:p>
          </table:table-cell>
        </table:table-row>
        <table:table-row table:style-name="Table1.2">
          <table:table-cell table:style-name="Table1.A1" office:value-type="string">
            <text:p text:style-name="Standard"/>
          </table:table-cell>
          <table:table-cell table:style-name="Table1.A1" office:value-type="string">
            <text:p text:style-name="Standard">rtCommonProps["modules.resources.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mport.images.storage.imageCDN"] = 'https://lirp.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inp.threshold"] =150;</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performance.logs"] =true;</text:p>
          </table:table-cell>
        </table:table-row>
        <table:table-row table:style-name="Table1.2">
          <table:table-cell table:style-name="Table1.A1" office:value-type="string">
            <text:p text:style-name="Standard"/>
          </table:table-cell>
          <table:table-cell table:style-name="Table1.A1" office:value-type="string">
            <text:p text:style-name="Standard">rtCommonProps["site.widget.form.captcha.type"] = 'g_recaptcha';</text:p>
          </table:table-cell>
        </table:table-row>
        <table:table-row table:style-name="Table1.2">
          <table:table-cell table:style-name="Table1.A1" office:value-type="string">
            <text:p text:style-name="Standard"/>
          </table:table-cell>
          <table:table-cell table:style-name="Table1.A1" office:value-type="string">
            <text:p text:style-name="Standard">rtCommonProps["friendly.captcha.site.key"] = 'FCMGSQG9GVNMFS8K';</text:p>
          </table:table-cell>
        </table:table-row>
        <table:table-row table:style-name="Table1.2">
          <table:table-cell table:style-name="Table1.A1" office:value-type="string">
            <text:p text:style-name="Standard"/>
          </table:table-cell>
          <table:table-cell table:style-name="Table1.A1" office:value-type="string">
            <text:p text:style-name="Standard">rtCommonProps["cookiebot.mapbox.consent.category"] = 'marketing';</text:p>
          </table:table-cell>
        </table:table-row>
        <text:soft-page-break/>
        <table:table-row table:style-name="Table1.2">
          <table:table-cell table:style-name="Table1.A1" office:value-type="string">
            <text:p text:style-name="Standard"/>
          </table:table-cell>
          <table:table-cell table:style-name="Table1.A1" office:value-type="string">
            <text:p text:style-name="Standard">rtCommonProps["platform.monolith.personalization.dateTimeCondition.popupMsgAction.moveToclient.enabled"]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feature flags that's used out of runtime module (in legacy files)</text:p>
          </table:table-cell>
        </table:table-row>
        <table:table-row table:style-name="Table1.2">
          <table:table-cell table:style-name="Table1.A1" office:value-type="string">
            <text:p text:style-name="Standard"/>
          </table:table-cell>
          <table:table-cell table:style-name="Table1.A1" office:value-type="string">
            <text:p text:style-name="Standard">rtCommonProps["site.runtime.video.background.ssr"]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Flags = {};</text:p>
          </table:table-cell>
        </table:table-row>
        <table:table-row table:style-name="Table1.2">
          <table:table-cell table:style-name="Table1.A1" office:value-type="string">
            <text:p text:style-name="Standard"/>
          </table:table-cell>
          <table:table-cell table:style-name="Table1.A1" office:value-type="string">
            <text:p text:style-name="Standard">rtFlags["unsuspendEcwidStoreOnRuntime.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scripts.widgetCount.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ecom.ecwidNewUrlStructure.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storefrontV3.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old.store.fix.facebook.share"] =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photo.gallery.exact.size"] =true;</text:p>
          </table:table-cell>
        </table:table-row>
        <table:table-row table:style-name="Table1.2">
          <table:table-cell table:style-name="Table1.A1" office:value-type="string">
            <text:p text:style-name="Standard"/>
          </table:table-cell>
          <table:table-cell table:style-name="Table1.A1" office:value-type="string">
            <text:p text:style-name="Standard">rtFlags["facebook.runtime.widgets.upgrade"] =true;</text:p>
          </table:table-cell>
        </table:table-row>
        <table:table-row table:style-name="Table1.2">
          <table:table-cell table:style-name="Table1.A1" office:value-type="string">
            <text:p text:style-name="Standard"/>
          </table:table-cell>
          <table:table-cell table:style-name="Table1.A1" office:value-type="string">
            <text:p text:style-name="Standard">rtFlags["geocode.search.localize"] =fals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runtime.newAnimation.asyncInit.setTimeout.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site.contact.form.fix.for.attribute"]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date.forma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twitter.heightLimi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ad.script.native"] =true;</text:p>
          </table:table-cell>
        </table:table-row>
        <table:table-row table:style-name="Table1.2">
          <table:table-cell table:style-name="Table1.A1" office:value-type="string">
            <text:p text:style-name="Standard"/>
          </table:table-cell>
          <table:table-cell table:style-name="Table1.A1" office:value-type="string">
            <text:p text:style-name="Standard">rtFlags["editor.classicHybrid.photogallery.fix"]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ttieOverflow"]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monitoring.sentry.ignoreErrors"] = "";</text:p>
          </table:table-cell>
        </table:table-row>
        <table:table-row table:style-name="Table1.2">
          <table:table-cell table:style-name="Table1.A1" office:value-type="string">
            <text:p text:style-name="Standard"/>
          </table:table-cell>
          <table:table-cell table:style-name="Table1.A1" office:value-type="string">
            <text:p text:style-name="Standard">rtFlags["contact.form.browserValid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notifications.push.from.top"] =true;</text:p>
          </table:table-cell>
        </table:table-row>
        <table:table-row table:style-name="Table1.2">
          <table:table-cell table:style-name="Table1.A1" office:value-type="string">
            <text:p text:style-name="Standard"/>
          </table:table-cell>
          <table:table-cell table:style-name="Table1.A1" office:value-type="string">
            <text:p text:style-name="Standard">rtFlags["streamline.monolith.personalization.supportMultipleConditions.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cwv.report.cls.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lex.runtime.popup.with.show"]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useActiveForm"]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one-runtime-unified-desktop.min.js" text:style-name="ListLabel_20_1" text:visited-style-name="ListLabel_20_1"><text:span text:style-name="T1">https://static.cdn-website.com/mnlt/production/5222/_dm/s/rt/dist/scripts/d-js-one-runtime-unified-desktop.min.js</text:span></text:a>" id="d-js-core"&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of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jquery-migrate.min.js" text:style-name="ListLabel_20_1" text:visited-style-name="ListLabel_20_1"><text:span text:style-name="T1">https://static.cdn-website.com/mnlt/production/5222/_dm/s/rt/dist/scripts/d-js-jquery-migrate.min.js</text:span></text:a>" &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bind("orientationchange", function (e) {</text:p>
          </table:table-cell>
        </table:table-row>
        <table:table-row table:style-name="Table1.2">
          <table:table-cell table:style-name="Table1.A1" office:value-type="string">
            <text:p text:style-name="Standard"/>
          </table:table-cell>
          <table:table-cell table:style-name="Table1.A1" office:value-type="string">
            <text:p text:style-name="Standard">$.layoutManager.initLayou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cument).resize(function () {</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campaign"&gt;</text:p>
          </table:table-cell>
        </table:table-row>
        <table:table-row table:style-name="Table1.2">
          <table:table-cell table:style-name="Table1.A1" office:value-type="string">
            <text:p text:style-name="Standard"/>
          </table:table-cell>
          <table:table-cell table:style-name="Table1.A1" office:value-type="string">
            <text:p text:style-name="Standard">(function() {</text:p>
          </table:table-cell>
        </table:table-row>
        <table:table-row table:style-name="Table1.2">
          <table:table-cell table:style-name="Table1.A1" office:value-type="string">
            <text:p text:style-name="Standard"/>
          </table:table-cell>
          <table:table-cell table:style-name="Table1.A1" office:value-type="string">
            <text:p text:style-name="Standard">if (!window.location.search)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nst cleanParams = window.location.search.substring(1); // Strip ?</text:p>
          </table:table-cell>
        </table:table-row>
        <table:table-row table:style-name="Table1.2">
          <table:table-cell table:style-name="Table1.A1" office:value-type="string">
            <text:p text:style-name="Standard"/>
          </table:table-cell>
          <table:table-cell table:style-name="Table1.A1" office:value-type="string">
            <text:p text:style-name="Standard"><text:tab/>const queryParams = cleanParams.split('&am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const expires = 'expires=' + new Date().getTime() + 24 * 60 * 60 * 1000;</text:p>
          </table:table-cell>
        </table:table-row>
        <table:table-row table:style-name="Table1.2">
          <table:table-cell table:style-name="Table1.A1" office:value-type="string">
            <text:p text:style-name="Standard"/>
          </table:table-cell>
          <table:table-cell table:style-name="Table1.A1" office:value-type="string">
            <text:p text:style-name="Standard"><text:tab/>const domain = 'domain=' + window.location.hostname;</text:p>
          </table:table-cell>
        </table:table-row>
        <table:table-row table:style-name="Table1.2">
          <table:table-cell table:style-name="Table1.A1" office:value-type="string">
            <text:p text:style-name="Standard"/>
          </table:table-cell>
          <table:table-cell table:style-name="Table1.A1" office:value-type="string">
            <text:p text:style-name="Standard"><text:tab/>const path = "path=/";</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queryParams.forEach((param) =&gt; {</text:p>
          </table:table-cell>
        </table:table-row>
        <table:table-row table:style-name="Table1.2">
          <table:table-cell table:style-name="Table1.A1" office:value-type="string">
            <text:p text:style-name="Standard"/>
          </table:table-cell>
          <table:table-cell table:style-name="Table1.A1" office:value-type="string">
            <text:p text:style-name="Standard"><text:tab/><text:tab/>const [key, value = ''] = param.split('=');</text:p>
          </table:table-cell>
        </table:table-row>
        <table:table-row table:style-name="Table1.2">
          <table:table-cell table:style-name="Table1.A1" office:value-type="string">
            <text:p text:style-name="Standard"/>
          </table:table-cell>
          <table:table-cell table:style-name="Table1.A1" office:value-type="string">
            <text:p text:style-name="Standard"><text:tab/><text:tab/>if (key.startsWith('utm_'))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Name = "_dm_rt_" + key.substring(4);</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 = cookieName + "=" +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joined = [cookie, expires, domain, path].join(";");</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cument.cookie = joine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gt;</text:p>
          </table:table-cell>
        </table:table-row>
        <table:table-row table:style-name="Table1.2">
          <table:table-cell table:style-name="Table1.A1" office:value-type="string">
            <text:p text:style-name="Standard"/>
          </table:table-cell>
          <table:table-cell table:style-name="Table1.A1" office:value-type="string">
            <text:p text:style-name="Standard">var _dm_gaq = {};</text:p>
          </table:table-cell>
        </table:table-row>
        <table:table-row table:style-name="Table1.2">
          <table:table-cell table:style-name="Table1.A1" office:value-type="string">
            <text:p text:style-name="Standard"/>
          </table:table-cell>
          <table:table-cell table:style-name="Table1.A1" office:value-type="string">
            <text:p text:style-name="Standard">var _gaq = _gaq || [];</text:p>
          </table:table-cell>
        </table:table-row>
        <table:table-row table:style-name="Table1.2">
          <table:table-cell table:style-name="Table1.A1" office:value-type="string">
            <text:p text:style-name="Standard"/>
          </table:table-cell>
          <table:table-cell table:style-name="Table1.A1" office:value-type="string">
            <text:p text:style-name="Standard">var _dm_insite = [];</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async src="<text:a xlink:type="simple" xlink:href="https://www.googletagmanager.com/gtag/js?id=G-Z3VB9S85WM" text:style-name="ListLabel_20_1" text:visited-style-name="ListLabel_20_1"><text:span text:style-name="T1">https://www.googletagmanager.com/gtag/js?id=G-Z3VB9S85WM</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ga"&gt;</text:p>
          </table:table-cell>
        </table:table-row>
        <table:table-row table:style-name="Table1.2">
          <table:table-cell table:style-name="Table1.A1" office:value-type="string">
            <text:p text:style-name="Standard"/>
          </table:table-cell>
          <table:table-cell table:style-name="Table1.A1" office:value-type="string">
            <text:p text:style-name="Standard">_dm_gaq.siteAlias = '3d72e0e8';</text:p>
          </table:table-cell>
        </table:table-row>
        <table:table-row table:style-name="Table1.2">
          <table:table-cell table:style-name="Table1.A1" office:value-type="string">
            <text:p text:style-name="Standard"/>
          </table:table-cell>
          <table:table-cell table:style-name="Table1.A1" office:value-type="string">
            <text:p text:style-name="Standard">_dm_gaq.systemAggregatedGaqID = '';</text:p>
          </table:table-cell>
        </table:table-row>
        <table:table-row table:style-name="Table1.2">
          <table:table-cell table:style-name="Table1.A1" office:value-type="string">
            <text:p text:style-name="Standard"/>
          </table:table-cell>
          <table:table-cell table:style-name="Table1.A1" office:value-type="string">
            <text:p text:style-name="Standard">_dm_gaq.externalGaqID = 'G-Z3VB9S85WM';</text:p>
          </table:table-cell>
        </table:table-row>
        <table:table-row table:style-name="Table1.2">
          <table:table-cell table:style-name="Table1.A1" office:value-type="string">
            <text:p text:style-name="Standard"/>
          </table:table-cell>
          <table:table-cell table:style-name="Table1.A1" office:value-type="string">
            <text:p text:style-name="Standard">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site_alias': _dm_gaq.siteAlias,</text:p>
          </table:table-cell>
        </table:table-row>
        <table:table-row table:style-name="Table1.2">
          <table:table-cell table:style-name="Table1.A1" office:value-type="string">
            <text:p text:style-name="Standard"/>
          </table:table-cell>
          <table:table-cell table:style-name="Table1.A1" office:value-type="string">
            <text:p text:style-name="Standard"><text:tab/> 'product': 'DM_DIRECT',</text:p>
          </table:table-cell>
        </table:table-row>
        <table:table-row table:style-name="Table1.2">
          <table:table-cell table:style-name="Table1.A1" office:value-type="string">
            <text:p text:style-name="Standard"/>
          </table:table-cell>
          <table:table-cell table:style-name="Table1.A1" office:value-type="string">
            <text:p text:style-name="Standard"><text:tab/> 'plan': 'BUSINESS_PLUS',</text:p>
          </table:table-cell>
        </table:table-row>
        <table:table-row table:style-name="Table1.2">
          <table:table-cell table:style-name="Table1.A1" office:value-type="string">
            <text:p text:style-name="Standard"/>
          </table:table-cell>
          <table:table-cell table:style-name="Table1.A1" office:value-type="string">
            <text:p text:style-name="Standard"><text:tab/> 'dfooter': 'false',</text:p>
          </table:table-cell>
        </table:table-row>
        <table:table-row table:style-name="Table1.2">
          <table:table-cell table:style-name="Table1.A1" office:value-type="string">
            <text:p text:style-name="Standard"/>
          </table:table-cell>
          <table:table-cell table:style-name="Table1.A1" office:value-type="string">
            <text:p text:style-name="Standard"><text:tab/> 'sitetype': '1',</text:p>
          </table:table-cell>
        </table:table-row>
        <table:table-row table:style-name="Table1.2">
          <table:table-cell table:style-name="Table1.A1" office:value-type="string">
            <text:p text:style-name="Standard"/>
          </table:table-cell>
          <table:table-cell table:style-name="Table1.A1" office:value-type="string">
            <text:p text:style-name="Standard"><text:tab/> 'pwaEnabled': 'tru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_dm_gaq.pushEvent = function(trackingId, event, category, label, value, additionalParams = {}) {</text:p>
          </table:table-cell>
        </table:table-row>
        <table:table-row table:style-name="Table1.2">
          <table:table-cell table:style-name="Table1.A1" office:value-type="string">
            <text:p text:style-name="Standard"/>
          </table:table-cell>
          <table:table-cell table:style-name="Table1.A1" office:value-type="string">
            <text:p text:style-name="Standard"><text:tab/> const eventProps = {</text:p>
          </table:table-cell>
        </table:table-row>
        <table:table-row table:style-name="Table1.2">
          <table:table-cell table:style-name="Table1.A1" office:value-type="string">
            <text:p text:style-name="Standard"/>
          </table:table-cell>
          <table:table-cell table:style-name="Table1.A1" office:value-type="string">
            <text:p text:style-name="Standard"><text:tab/><text:tab/> send_to: trackingId,</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category: category,</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label: label,</text:p>
          </table:table-cell>
        </table:table-row>
        <table:table-row table:style-name="Table1.2">
          <table:table-cell table:style-name="Table1.A1" office:value-type="string">
            <text:p text:style-name="Standard"/>
          </table:table-cell>
          <table:table-cell table:style-name="Table1.A1" office:value-type="string">
            <text:p text:style-name="Standard"><text:tab/><text:tab/>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 ...additionalParams,</text:p>
          </table:table-cell>
        </table:table-row>
        <table:table-row table:style-name="Table1.2">
          <table:table-cell table:style-name="Table1.A1" office:value-type="string">
            <text:p text:style-name="Standard"/>
          </table:table-cell>
          <table:table-cell table:style-name="Table1.A1" office:value-type="string">
            <text:p text:style-name="Standard"><text:tab/><text:tab/> ...(trackingId === 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text:tab/> ? 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tab/> gtag('event', event, eventProp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window.dataLayer = window.dataLayer || [];</text:p>
          </table:table-cell>
        </table:table-row>
        <table:table-row table:style-name="Table1.2">
          <table:table-cell table:style-name="Table1.A1" office:value-type="string">
            <text:p text:style-name="Standard"/>
          </table:table-cell>
          <table:table-cell table:style-name="Table1.A1" office:value-type="string">
            <text:p text:style-name="Standard"><text:tab/>function gtag(){dataLayer.push(arguments);}</text:p>
          </table:table-cell>
        </table:table-row>
        <table:table-row table:style-name="Table1.2">
          <table:table-cell table:style-name="Table1.A1" office:value-type="string">
            <text:p text:style-name="Standard"/>
          </table:table-cell>
          <table:table-cell table:style-name="Table1.A1" office:value-type="string">
            <text:p text:style-name="Standard"><text:tab/>gtag('js', new Dat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pushInsiteImpressions(id) {</text:p>
          </table:table-cell>
        </table:table-row>
        <table:table-row table:style-name="Table1.2">
          <table:table-cell table:style-name="Table1.A1" office:value-type="string">
            <text:p text:style-name="Standard"/>
          </table:table-cell>
          <table:table-cell table:style-name="Table1.A1" office:value-type="string">
            <text:p text:style-name="Standard"><text:tab/> 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_dm_gaq.pushEvent(id, 'insite_impression', 'insite', rule.ruleType + '__' + rule.ruleId);</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 track aggregated account</text:p>
          </table:table-cell>
        </table:table-row>
        <table:table-row table:style-name="Table1.2">
          <table:table-cell table:style-name="Table1.A1" office:value-type="string">
            <text:p text:style-name="Standard"/>
          </table:table-cell>
          <table:table-cell table:style-name="Table1.A1" office:value-type="string">
            <text:p text:style-name="Standard"><text:tab/>gtag('config', '',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custom_map': {'dimension1': 'site_alias', 'dimension2': 'product', 'dimension3': 'dFooter', 'dimension4': 'sitetype'}</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gtag('set', 'developer_id.dMDU5Nj',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_dm_gaq.pushEvent('',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externalGaqID &amp;&amp; _dm_gaq.externalGaqID!= '') {</text:p>
          </table:table-cell>
        </table:table-row>
        <table:table-row table:style-name="Table1.2">
          <table:table-cell table:style-name="Table1.A1" office:value-type="string">
            <text:p text:style-name="Standard"/>
          </table:table-cell>
          <table:table-cell table:style-name="Table1.A1" office:value-type="string">
            <text:p text:style-name="Standard"><text:tab/>gtag('config', 'G-Z3VB9S85WM',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linker':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mains': ['aprroofing.com']</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_dm_gaq.pushEvent('G-Z3VB9S85WM',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external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sp"&gt;</text:p>
          </table:table-cell>
        </table:table-row>
        <table:table-row table:style-name="Table1.2">
          <table:table-cell table:style-name="Table1.A1" office:value-type="string">
            <text:p text:style-name="Standard"/>
          </table:table-cell>
          <table:table-cell table:style-name="Table1.A1" office:value-type="string">
            <text:p text:style-name="Standard">;(function(p,l,o,w,i,n,g){if(!p[i]){p.GlobalSnowplowNamespace=p.GlobalSnowplowNamespace||[];</text:p>
          </table:table-cell>
        </table:table-row>
        <table:table-row table:style-name="Table1.2">
          <table:table-cell table:style-name="Table1.A1" office:value-type="string">
            <text:p text:style-name="Standard"/>
          </table:table-cell>
          <table:table-cell table:style-name="Table1.A1" office:value-type="string">
            <text:p text:style-name="Standard">p.GlobalSnowplowNamespace.push(i);p[i]=function(){(p[i].q=p[i].q||[]).push(arguments)</text:p>
          </table:table-cell>
        </table:table-row>
        <table:table-row table:style-name="Table1.2">
          <table:table-cell table:style-name="Table1.A1" office:value-type="string">
            <text:p text:style-name="Standard"/>
          </table:table-cell>
          <table:table-cell table:style-name="Table1.A1" office:value-type="string">
            <text:p text:style-name="Standard">};p[i].q=p[i].q||[];n=l.createElement(o);g=l.getElementsByTagName(o)[0];n.async=1;</text:p>
          </table:table-cell>
        </table:table-row>
        <table:table-row table:style-name="Table1.2">
          <table:table-cell table:style-name="Table1.A1" office:value-type="string">
            <text:p text:style-name="Standard"/>
          </table:table-cell>
          <table:table-cell table:style-name="Table1.A1" office:value-type="string">
            <text:p text:style-name="Standard">n.src=w;g.parentNode.insertBefore(n,g)}}(window,document,"script","//d32hwlnfiv2gyn.cloudfront.net/sp-2.0.0-dm-0.1.min.js","snowplow"));</text:p>
          </table:table-cell>
        </table:table-row>
        <table:table-row table:style-name="Table1.2">
          <table:table-cell table:style-name="Table1.A1" office:value-type="string">
            <text:p text:style-name="Standard"/>
          </table:table-cell>
          <table:table-cell table:style-name="Table1.A1" office:value-type="string">
            <text:p text:style-name="Standard">window.dmsnowplow = window.snowpl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snowplow('newTracker', 'cf', 'd32hwlnfiv2gyn.cloudfront.net', { // Initialise a tracker</text:p>
          </table:table-cell>
        </table:table-row>
        <table:table-row table:style-name="Table1.2">
          <table:table-cell table:style-name="Table1.A1" office:value-type="string">
            <text:p text:style-name="Standard"/>
          </table:table-cell>
          <table:table-cell table:style-name="Table1.A1" office:value-type="string">
            <text:p text:style-name="Standard">appId: '3d72e0e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snowplow queries element styles so we wait until CSS calculations are done.</text:p>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text:tab/>dmsnowplow('trackPageView');</text:p>
          </table:table-cell>
        </table:table-row>
        <table:table-row table:style-name="Table1.2">
          <table:table-cell table:style-name="Table1.A1" office:value-type="string">
            <text:p text:style-name="Standard"/>
          </table:table-cell>
          <table:table-cell table:style-name="Table1.A1" office:value-type="string">
            <text:p text:style-name="Standard"><text:tab/>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Specifically in popup only the client knows if it is shown or not so we don't always want to track its impression here</text:p>
          </table:table-cell>
        </table:table-row>
        <table:table-row table:style-name="Table1.2">
          <table:table-cell table:style-name="Table1.A1" office:value-type="string">
            <text:p text:style-name="Standard"/>
          </table:table-cell>
          <table:table-cell table:style-name="Table1.A1" office:value-type="string">
            <text:p text:style-name="Standard"><text:tab/><text:tab/>// the tracking is in popup.js</text:p>
          </table:table-cell>
        </table:table-row>
        <table:table-row table:style-name="Table1.2">
          <table:table-cell table:style-name="Table1.A1" office:value-type="string">
            <text:p text:style-name="Standard"/>
          </table:table-cell>
          <table:table-cell table:style-name="Table1.A1" office:value-type="string">
            <text:p text:style-name="Standard"><text:tab/><text:tab/>if (rule.actionName !== "popup")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snowplow('trackStructEvent', 'insite', 'impression', rule.ruleType, rule.rule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events.trigger('event-ruleTriggered', {value: rul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div style="display:none;" id="P6iryBW0Wu"&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hotoswipe markup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oot element of PhotoSwipe. Must have class pswp. --&gt;</text:p>
          </table:table-cell>
        </table:table-row>
        <table:table-row table:style-name="Table1.2">
          <table:table-cell table:style-name="Table1.A1" office:value-type="string">
            <text:p text:style-name="Standard"/>
          </table:table-cell>
          <table:table-cell table:style-name="Table1.A1" office:value-type="string">
            <text:p text:style-name="Standard">&lt;div class="pswp" tabindex="-1" role="dialog" aria-hidden="tru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Background of PhotoSwipe.</text:p>
          </table:table-cell>
        </table:table-row>
        <table:table-row table:style-name="Table1.2">
          <table:table-cell table:style-name="Table1.A1" office:value-type="string">
            <text:p text:style-name="Standard"/>
          </table:table-cell>
          <table:table-cell table:style-name="Table1.A1" office:value-type="string">
            <text:p text:style-name="Standard">It's a separate element as animating opacity is faster than rgba().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bg"&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lides wrapper with overflow:hidde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croll-wra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ainer that holds slides.</text:p>
          </table:table-cell>
        </table:table-row>
        <table:table-row table:style-name="Table1.2">
          <table:table-cell table:style-name="Table1.A1" office:value-type="string">
            <text:p text:style-name="Standard"/>
          </table:table-cell>
          <table:table-cell table:style-name="Table1.A1" office:value-type="string">
            <text:p text:style-name="Standard">PhotoSwipe keeps only 3 of them in the DOM to save memory.</text:p>
          </table:table-cell>
        </table:table-row>
        <table:table-row table:style-name="Table1.2">
          <table:table-cell table:style-name="Table1.A1" office:value-type="string">
            <text:p text:style-name="Standard"/>
          </table:table-cell>
          <table:table-cell table:style-name="Table1.A1" office:value-type="string">
            <text:p text:style-name="Standard">Don't modify these 3 pswp__item elements, data is added later o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ontain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Default (PhotoSwipeUI_Default) interface on top of sliding area. Can be changed.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ui pswp__ui--hidde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top-bar"&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rols are self-explanatory. Order can be change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ounter"&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close" title="Close (Esc)"&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share" title="Share"&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fs" title="Toggle fullscreen"&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zoom" title="Zoom in/out"&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reloader demo http://codepen.io/dimsemenov/pen/yyBWoR --&gt;</text:p>
          </table:table-cell>
        </table:table-row>
        <table:table-row table:style-name="Table1.2">
          <table:table-cell table:style-name="Table1.A1" office:value-type="string">
            <text:p text:style-name="Standard"/>
          </table:table-cell>
          <table:table-cell table:style-name="Table1.A1" office:value-type="string">
            <text:p text:style-name="Standard">&lt;!-- element will get class pswp__preloader--active when preloader is running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class="pswp__preloader__ic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cut"&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donut"&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share-modal pswp__share-modal--hidden pswp__single-tap"&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hare-toolti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left" title="Previous (arrow lef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right" title="Next (arrow righ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__center"&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fb-root"</text:p>
          </table:table-cell>
        </table:table-row>
        <table:table-row table:style-name="Table1.2">
          <table:table-cell table:style-name="Table1.A1" office:value-type="string">
            <text:p text:style-name="Standard"/>
          </table:table-cell>
          <table:table-cell table:style-name="Table1.A1" office:value-type="string">
            <text:p text:style-name="Standard">data-locale="en"&gt;&lt;/div&gt;</text:p>
          </table:table-cell>
        </table:table-row>
        <table:table-row table:style-name="Table1.2">
          <table:table-cell table:style-name="Table1.A1" office:value-type="string">
            <text:p text:style-name="Standard"/>
          </table:table-cell>
          <table:table-cell table:style-name="Table1.A1" office:value-type="string">
            <text:p text:style-name="Standard">&lt;!-- Alias: 3d72e0e8 --&gt;</text:p>
          </table:table-cell>
        </table:table-row>
        <table:table-row table:style-name="Table1.2">
          <table:table-cell table:style-name="Table1.A1" office:value-type="string">
            <text:p text:style-name="Standard"/>
          </table:table-cell>
          <table:table-cell table:style-name="Table1.A1" office:value-type="string">
            <text:p text:style-name="Standard">&lt;div class="dmPopupMask" id="dmPopupMask"&gt;&lt;/div&gt;</text:p>
          </table:table-cell>
        </table:table-row>
        <table:table-row table:style-name="Table1.2">
          <table:table-cell table:style-name="Table1.A1" office:value-type="string">
            <text:p text:style-name="Standard"/>
          </table:table-cell>
          <table:table-cell table:style-name="Table1.A1" office:value-type="string">
            <text:p text:style-name="Standard">&lt;div id="dmPopup" class="dmPopup"&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CloseWrapper"&gt; &lt;div class="dmPopupClose dm-common-icons-close oneIcon" onclick="dmHidePopup(event);"&gt;&lt;/div&gt; &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Title"&gt; &lt;span&gt;&lt;/span&gt; Share by:&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ata"&gt;&lt;/div&gt;</text:p>
          </table:table-cell>
        </table:table-row>
        <table:table-row table:style-name="Table1.2">
          <table:table-cell table:style-name="Table1.A1" office:value-type="string">
            <text:p text:style-name="Standard"/>
          </table:table-cell>
          <table:table-cell table:style-name="Table1.A1" office:value-type="string">
            <text:p text:style-name="Standard">&lt;/div&gt;&lt;script id="d_track_personalization"&gt;</text:p>
          </table:table-cell>
        </table:table-row>
        <table:table-row table:style-name="Table1.2">
          <table:table-cell table:style-name="Table1.A1" office:value-type="string">
            <text:p text:style-name="Standard"/>
          </table:table-cell>
          <table:table-cell table:style-name="Table1.A1" office:value-type="string">
            <text:p text:style-name="Standard"><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Collects client data and updates cookies used by smart sites</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expireDays = 365;</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visitLength = 30 * 60000;</text:p>
          </table:table-cell>
        </table:table-row>
        <table:table-row table:style-name="Table1.2">
          <table:table-cell table:style-name="Table1.A1" office:value-type="string">
            <text:p text:style-name="Standard"/>
          </table:table-cell>
          <table:table-cell table:style-name="Table1.A1" office:value-type="string">
            <text:p text:style-name="Standard"><text:tab/><text:tab/>$.setCookie("dm_timezone_offset", (new Date()).getTimezoneOffset(), window.expireDays);</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setSmartSiteCookiesInternal("dm_this_page_view","dm_last_page_view","dm_total_visits","dm_last_visit");</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MoreButtonText = 'MOR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LessButtonText = 'LESS';</text:p>
          </table:table-cell>
        </table:table-row>
        <table:table-row table:style-name="Table1.2">
          <table:table-cell table:style-name="Table1.A1" office:value-type="string">
            <text:p text:style-name="Standard"/>
          </table:table-cell>
          <table:table-cell table:style-name="Table1.A1" office:value-type="string">
            <text:p text:style-name="Standard">Parameters.HomeLinkText = 'Hom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End Script tags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body&gt;</text:p>
          </table:table-cell>
        </table:table-row>
        <table:table-row table:style-name="Table1.2">
          <table:table-cell table:style-name="Table1.A1" office:value-type="string">
            <text:p text:style-name="Standard"/>
          </table:table-cell>
          <table:table-cell table:style-name="Table1.A1" office:value-type="string">
            <text:p text:style-name="Standard">&lt;/html&g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2" meta:paragraph-count="3388" meta:word-count="11123" meta:character-count="143045" meta:non-whitespace-character-count="133920"/>
    <meta:generator>LibreOfficeDev/6.0.5.2$Linux_X86_64 LibreOffice_project/</meta:generator>
  </office:meta>
</office:document-meta>
</file>